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39183333333333cm"/>
    </style:style>
    <style:style style:name="co5" style:family="table-column">
      <style:table-column-properties fo:break-before="auto" style:column-width="2.159cm" style:use-optimal-column-width="true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8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7" table:default-cell-style-name="ce1"/>
        <table:table-column table:style-name="co2" table:number-columns-repeated="16323" table:default-cell-style-name="ce1"/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run1</text:p>
          </table:table-cell>
          <table:table-cell office:value-type="string" table:style-name="ce1">
            <text:p>run2</text:p>
          </table:table-cell>
          <table:table-cell office:value-type="string" table:style-name="ce1">
            <text:p>run3</text:p>
          </table:table-cell>
          <table:table-cell office:value-type="string" table:style-name="ce1">
            <text:p>run4</text:p>
          </table:table-cell>
          <table:table-cell office:value-type="string" table:style-name="ce1">
            <text:p>run5</text:p>
          </table:table-cell>
          <table:table-cell office:value-type="string" table:style-name="ce1">
            <text:p>average</text:p>
          </table:table-cell>
          <table:table-cell table:number-columns-repeated="2" table:style-name="ce1"/>
          <table:table-cell office:value-type="string" table:style-name="ce1">
            <text:p>size</text:p>
          </table:table-cell>
          <table:table-cell table:style-name="ce1"/>
          <table:table-cell office:value-type="string" table:style-name="ce1">
            <text:p>run1</text:p>
          </table:table-cell>
          <table:table-cell office:value-type="string" table:style-name="ce1">
            <text:p>run2</text:p>
          </table:table-cell>
          <table:table-cell office:value-type="string" table:style-name="ce1">
            <text:p>run3</text:p>
          </table:table-cell>
          <table:table-cell office:value-type="string" table:style-name="ce1">
            <text:p>run4</text:p>
          </table:table-cell>
          <table:table-cell office:value-type="string" table:style-name="ce1">
            <text:p>run5</text:p>
          </table:table-cell>
          <table:table-cell office:value-type="string" table:style-name="ce1">
            <text:p>average</text:p>
          </table:table-cell>
          <table:table-cell table:number-columns-repeated="9" table:style-name="ce1"/>
          <table:table-cell office:value-type="string" table:style-name="ce1">
            <text:p>size</text:p>
          </table:table-cell>
          <table:table-cell office:value-type="string" table:style-name="ce1">
            <text:p>run1</text:p>
          </table:table-cell>
          <table:table-cell office:value-type="string" table:style-name="ce1">
            <text:p>run2</text:p>
          </table:table-cell>
          <table:table-cell office:value-type="string" table:style-name="ce1">
            <text:p>run3</text:p>
          </table:table-cell>
          <table:table-cell office:value-type="string" table:style-name="ce1">
            <text:p>run4</text:p>
          </table:table-cell>
          <table:table-cell office:value-type="string" table:style-name="ce1">
            <text:p>run5</text:p>
          </table:table-cell>
          <table:table-cell office:value-type="string" table:style-name="ce1">
            <text:p>Simple(C/C++)</text:p>
          </table:table-cell>
          <table:table-cell table:number-columns-repeated="2" table:style-name="ce1"/>
          <table:table-cell office:value-type="string" table:style-name="ce1">
            <text:p>size</text:p>
          </table:table-cell>
          <table:table-cell table:style-name="ce1"/>
          <table:table-cell office:value-type="string" table:style-name="ce1">
            <text:p>run1</text:p>
          </table:table-cell>
          <table:table-cell office:value-type="string" table:style-name="ce1">
            <text:p>run2</text:p>
          </table:table-cell>
          <table:table-cell office:value-type="string" table:style-name="ce1">
            <text:p>run3</text:p>
          </table:table-cell>
          <table:table-cell office:value-type="string" table:style-name="ce1">
            <text:p>run4</text:p>
          </table:table-cell>
          <table:table-cell office:value-type="string" table:style-name="ce1">
            <text:p>run5</text:p>
          </table:table-cell>
          <table:table-cell office:value-type="string" table:style-name="ce1">
            <text:p>Simple(C/C++)</text:p>
          </table:table-cell>
          <table:table-cell table:number-columns-repeated="14" table:style-name="ce1"/>
          <table:table-cell table:style-name="ce1">
            <draw:frame draw:z-index="1" draw:id="id0" draw:style-name="a0" draw:name="Gráfico 1" svg:x="0.11752in" svg:y="0.0812in" svg:width="4.99795in" svg:height="3.0163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26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0.51600000000000001" table:style-name="ce1">
            <text:p>0,516</text:p>
          </table:table-cell>
          <table:table-cell office:value-type="float" office:value="0.51700000000000002" table:style-name="ce1">
            <text:p>0,517</text:p>
          </table:table-cell>
          <table:table-cell office:value-type="float" office:value="0.52300000000000002" table:style-name="ce1">
            <text:p>0,523</text:p>
          </table:table-cell>
          <table:table-cell office:value-type="float" office:value="0.51600000000000001" table:style-name="ce1">
            <text:p>0,516</text:p>
          </table:table-cell>
          <table:table-cell office:value-type="float" office:value="0.51200000000000001" table:style-name="ce1">
            <text:p>0,512</text:p>
          </table:table-cell>
          <table:table-cell office:value-type="float" office:value="0.51680000000000004" table:formula="of:=([.B2]+[.C2]+[.D2]+[.E2]+[.F2])/5" table:style-name="ce1">
            <text:p>0,5168</text:p>
          </table:table-cell>
          <table:table-cell table:number-columns-repeated="2" table:style-name="ce1"/>
          <table:table-cell office:value-type="float" office:value="600" table:style-name="ce1">
            <text:p>600</text:p>
          </table:table-cell>
          <table:table-cell office:value-type="string" table:style-name="ce1">
            <text:p>L1</text:p>
          </table:table-cell>
          <table:table-cell office:value-type="float" office:value="244733937" table:style-name="ce1">
            <text:p>244733937</text:p>
          </table:table-cell>
          <table:table-cell office:value-type="float" office:value="244747229" table:style-name="ce1">
            <text:p>244747229</text:p>
          </table:table-cell>
          <table:table-cell office:value-type="float" office:value="244543408" table:style-name="ce1">
            <text:p>244543408</text:p>
          </table:table-cell>
          <table:table-cell office:value-type="float" office:value="244752792" table:style-name="ce1">
            <text:p>244752792</text:p>
          </table:table-cell>
          <table:table-cell office:value-type="float" office:value="244750316" table:style-name="ce1">
            <text:p>244750316</text:p>
          </table:table-cell>
          <table:table-cell office:value-type="float" office:value="244705536.40000001" table:formula="of:=([.L2]+[.M2]+[.N2]+[.O2]+[.P2])/5" table:style-name="ce1">
            <text:p>244705536,4</text:p>
          </table:table-cell>
          <table:table-cell table:style-name="ce1"/>
          <table:table-cell office:value-type="string" table:style-name="ce1">
            <text:p>Cpp 1</text:p>
          </table:table-cell>
          <table:table-cell table:number-columns-repeated="7" table:style-name="ce1"/>
          <table:table-cell office:value-type="float" office:value="600" table:style-name="ce1">
            <text:p>600</text:p>
          </table:table-cell>
          <table:table-cell office:value-type="float" office:value="0.186" table:style-name="ce1">
            <text:p>0,186</text:p>
          </table:table-cell>
          <table:table-cell office:value-type="float" office:value="0.186" table:style-name="ce1">
            <text:p>0,186</text:p>
          </table:table-cell>
          <table:table-cell office:value-type="float" office:value="0.186" table:style-name="ce1">
            <text:p>0,186</text:p>
          </table:table-cell>
          <table:table-cell office:value-type="float" office:value="0.187" table:style-name="ce1">
            <text:p>0,187</text:p>
          </table:table-cell>
          <table:table-cell office:value-type="float" office:value="0.186" table:style-name="ce1">
            <text:p>0,186</text:p>
          </table:table-cell>
          <table:table-cell office:value-type="float" office:value="0.1862" table:formula="of:=([.AB2]+[.AC2]+[.AD2]+[.AE2]+[.AF2])/5" table:style-name="ce1">
            <text:p>0,1862</text:p>
          </table:table-cell>
          <table:table-cell table:number-columns-repeated="2" table:style-name="ce1"/>
          <table:table-cell office:value-type="float" office:value="600" table:style-name="ce1">
            <text:p>600</text:p>
          </table:table-cell>
          <table:table-cell office:value-type="string" table:style-name="ce1">
            <text:p>L1</text:p>
          </table:table-cell>
          <table:table-cell office:value-type="float" office:value="244783851" table:style-name="ce1">
            <text:p>244783851</text:p>
          </table:table-cell>
          <table:table-cell office:value-type="float" office:value="244785644" table:style-name="ce1">
            <text:p>244785644</text:p>
          </table:table-cell>
          <table:table-cell office:value-type="float" office:value="244785893" table:style-name="ce1">
            <text:p>244785893</text:p>
          </table:table-cell>
          <table:table-cell office:value-type="float" office:value="244786310" table:style-name="ce1">
            <text:p>244786310</text:p>
          </table:table-cell>
          <table:table-cell office:value-type="float" office:value="244781354" table:style-name="ce1">
            <text:p>244781354</text:p>
          </table:table-cell>
          <table:table-cell office:value-type="float" office:value="244784610.40000001" table:formula="of:=([.AL2]+[.AM2]+[.AN2]+[.AO2]+[.AP2])/5" table:style-name="ce1">
            <text:p>244784610,4</text:p>
          </table:table-cell>
          <table:table-cell table:style-name="ce1"/>
          <table:table-cell office:value-type="string" table:style-name="ce1">
            <text:p>Cpp 1</text:p>
          </table:table-cell>
          <table:table-cell table:number-columns-repeated="16339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.3029999999999999" table:style-name="ce1">
            <text:p>2,303</text:p>
          </table:table-cell>
          <table:table-cell office:value-type="float" office:value="2.2469999999999999" table:style-name="ce1">
            <text:p>2,247</text:p>
          </table:table-cell>
          <table:table-cell office:value-type="float" office:value="1.4119999999999999" table:style-name="ce1">
            <text:p>1,412</text:p>
          </table:table-cell>
          <table:table-cell office:value-type="float" office:value="1.4359999999999999" table:style-name="ce1">
            <text:p>1,436</text:p>
          </table:table-cell>
          <table:table-cell office:value-type="float" office:value="1.4330000000000001" table:style-name="ce1">
            <text:p>1,433</text:p>
          </table:table-cell>
          <table:table-cell office:value-type="float" office:value="1.7662" table:formula="of:=([.B3]+[.C3]+[.D3]+[.E3]+[.F3])/5" table:style-name="ce1">
            <text:p>1,7662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38893815" table:style-name="ce1">
            <text:p>38893815</text:p>
          </table:table-cell>
          <table:table-cell office:value-type="float" office:value="40887232" table:style-name="ce1">
            <text:p>40887232</text:p>
          </table:table-cell>
          <table:table-cell office:value-type="float" office:value="39778380" table:style-name="ce1">
            <text:p>39778380</text:p>
          </table:table-cell>
          <table:table-cell office:value-type="float" office:value="39584207" table:style-name="ce1">
            <text:p>39584207</text:p>
          </table:table-cell>
          <table:table-cell office:value-type="float" office:value="40105191" table:style-name="ce1">
            <text:p>40105191</text:p>
          </table:table-cell>
          <table:table-cell office:value-type="float" office:value="39849765" table:formula="of:=([.L3]+[.M3]+[.N3]+[.O3]+[.P3])/5" table:style-name="ce1">
            <text:p>39849765</text:p>
          </table:table-cell>
          <table:table-cell table:number-columns-repeated="9" table:style-name="ce1"/>
          <table:table-cell office:value-type="float" office:value="1000" table:style-name="ce1">
            <text:p>1000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1.105" table:style-name="ce1">
            <text:p>1,105</text:p>
          </table:table-cell>
          <table:table-cell office:value-type="float" office:value="1.1379999999999999" table:style-name="ce1">
            <text:p>1,138</text:p>
          </table:table-cell>
          <table:table-cell office:value-type="float" office:value="1.1080000000000001" table:style-name="ce1">
            <text:p>1,108</text:p>
          </table:table-cell>
          <table:table-cell office:value-type="float" office:value="1.109" table:style-name="ce1">
            <text:p>1,109</text:p>
          </table:table-cell>
          <table:table-cell office:value-type="float" office:value="1.1321999999999999" table:formula="of:=([.AB3]+[.AC3]+[.AD3]+[.AE3]+[.AF3])/5" table:style-name="ce1">
            <text:p>1,1322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40147895" table:style-name="ce1">
            <text:p>40147895</text:p>
          </table:table-cell>
          <table:table-cell office:value-type="float" office:value="39635524" table:style-name="ce1">
            <text:p>39635524</text:p>
          </table:table-cell>
          <table:table-cell office:value-type="float" office:value="40189575" table:style-name="ce1">
            <text:p>40189575</text:p>
          </table:table-cell>
          <table:table-cell office:value-type="float" office:value="39611060" table:style-name="ce1">
            <text:p>39611060</text:p>
          </table:table-cell>
          <table:table-cell office:value-type="float" office:value="39595995" table:style-name="ce1">
            <text:p>39595995</text:p>
          </table:table-cell>
          <table:table-cell office:value-type="float" office:value="39836009.799999997" table:formula="of:=([.AL3]+[.AM3]+[.AN3]+[.AO3]+[.AP3])/5" table:style-name="ce1">
            <text:p>39836009,8</text:p>
          </table:table-cell>
          <table:table-cell table:number-columns-repeated="5" table:style-name="ce1"/>
          <table:table-cell office:value-type="string" table:style-name="ce1">
            <text:p>size</text:p>
          </table:table-cell>
          <table:table-cell office:value-type="string" table:style-name="ce1">
            <text:p>Simple(C/C++)</text:p>
          </table:table-cell>
          <table:table-cell office:value-type="string" table:style-name="ce1">
            <text:p>Simple(Java)</text:p>
          </table:table-cell>
          <table:table-cell office:value-type="string" table:style-name="ce1">
            <text:p>Line(C/C++)</text:p>
          </table:table-cell>
          <table:table-cell office:value-type="string" table:style-name="ce1">
            <text:p>Line(Java)</text:p>
          </table:table-cell>
          <table:table-cell table:number-columns-repeated="16331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3.9660000000000002" table:style-name="ce1">
            <text:p>3,966</text:p>
          </table:table-cell>
          <table:table-cell office:value-type="float" office:value="3.6230000000000002" table:style-name="ce1">
            <text:p>3,623</text:p>
          </table:table-cell>
          <table:table-cell office:value-type="float" office:value="3.831" table:style-name="ce1">
            <text:p>3,831</text:p>
          </table:table-cell>
          <table:table-cell office:value-type="float" office:value="3.67" table:style-name="ce1">
            <text:p>3,67</text:p>
          </table:table-cell>
          <table:table-cell office:value-type="float" office:value="3.6120000000000001" table:style-name="ce1">
            <text:p>3,612</text:p>
          </table:table-cell>
          <table:table-cell office:value-type="float" office:value="3.7403999999999997" table:formula="of:=([.B4]+[.C4]+[.D4]+[.E4]+[.F4])/5" table:style-name="ce1">
            <text:p>3,7404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string" table:style-name="ce1">
            <text:p>L1</text:p>
          </table:table-cell>
          <table:table-cell office:value-type="float" office:value="1230351824" table:style-name="ce1">
            <text:p>1230351824</text:p>
          </table:table-cell>
          <table:table-cell office:value-type="float" office:value="1220144507" table:style-name="ce1">
            <text:p>1220144507</text:p>
          </table:table-cell>
          <table:table-cell office:value-type="float" office:value="1219840286" table:style-name="ce1">
            <text:p>1219840286</text:p>
          </table:table-cell>
          <table:table-cell office:value-type="float" office:value="1219821914" table:style-name="ce1">
            <text:p>1219821914</text:p>
          </table:table-cell>
          <table:table-cell office:value-type="float" office:value="1219834885" table:style-name="ce1">
            <text:p>1219834885</text:p>
          </table:table-cell>
          <table:table-cell office:value-type="float" office:value="1221998683.2" table:formula="of:=([.L4]+[.M4]+[.N4]+[.O4]+[.P4])/5" table:style-name="ce1">
            <text:p>1221998683</text:p>
          </table:table-cell>
          <table:table-cell table:number-columns-repeated="9" table:style-name="ce1"/>
          <table:table-cell office:value-type="float" office:value="1400" table:style-name="ce1">
            <text:p>1400</text:p>
          </table:table-cell>
          <table:table-cell office:value-type="float" office:value="3.4460000000000002" table:style-name="ce1">
            <text:p>3,446</text:p>
          </table:table-cell>
          <table:table-cell office:value-type="float" office:value="3.4009999999999998" table:style-name="ce1">
            <text:p>3,401</text:p>
          </table:table-cell>
          <table:table-cell office:value-type="float" office:value="3.448" table:style-name="ce1">
            <text:p>3,448</text:p>
          </table:table-cell>
          <table:table-cell office:value-type="float" office:value="3.411" table:style-name="ce1">
            <text:p>3,411</text:p>
          </table:table-cell>
          <table:table-cell office:value-type="float" office:value="3.3519999999999999" table:style-name="ce1">
            <text:p>3,352</text:p>
          </table:table-cell>
          <table:table-cell office:value-type="float" office:value="3.4116" table:formula="of:=([.AB4]+[.AC4]+[.AD4]+[.AE4]+[.AF4])/5" table:style-name="ce1">
            <text:p>3,4116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string" table:style-name="ce1">
            <text:p>L1</text:p>
          </table:table-cell>
          <table:table-cell office:value-type="float" office:value="1228528737" table:style-name="ce1">
            <text:p>1228528737</text:p>
          </table:table-cell>
          <table:table-cell office:value-type="float" office:value="1206557008" table:style-name="ce1">
            <text:p>1206557008</text:p>
          </table:table-cell>
          <table:table-cell office:value-type="float" office:value="1206599892" table:style-name="ce1">
            <text:p>1206599892</text:p>
          </table:table-cell>
          <table:table-cell office:value-type="float" office:value="1206564978" table:style-name="ce1">
            <text:p>1206564978</text:p>
          </table:table-cell>
          <table:table-cell office:value-type="float" office:value="1206593162" table:style-name="ce1">
            <text:p>1206593162</text:p>
          </table:table-cell>
          <table:table-cell office:value-type="float" office:value="1210968755.4000001" table:formula="of:=([.AL4]+[.AM4]+[.AN4]+[.AO4]+[.AP4])/5" table:style-name="ce1">
            <text:p>1210968755</text:p>
          </table:table-cell>
          <table:table-cell table:number-columns-repeated="5" table:style-name="ce1"/>
          <table:table-cell office:value-type="float" office:value="600" table:style-name="ce1">
            <text:p>600</text:p>
          </table:table-cell>
          <table:table-cell office:value-type="float" office:value="0.1862" table:style-name="ce1">
            <text:p>0,1862</text:p>
          </table:table-cell>
          <table:table-cell office:value-type="float" office:value="0.21579999999999999" table:style-name="ce1">
            <text:p>0,2158</text:p>
          </table:table-cell>
          <table:table-cell office:value-type="float" office:value="9.9199999999999997E-2" table:style-name="ce1">
            <text:p>0,0992</text:p>
          </table:table-cell>
          <table:table-cell office:value-type="float" office:value="0.16200000000000001" table:style-name="ce1">
            <text:p>0,162</text:p>
          </table:table-cell>
          <table:table-cell table:number-columns-repeated="16331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18.945" table:style-name="ce1">
            <text:p>18,945</text:p>
          </table:table-cell>
          <table:table-cell office:value-type="float" office:value="18.658999999999999" table:style-name="ce1">
            <text:p>18,659</text:p>
          </table:table-cell>
          <table:table-cell office:value-type="float" office:value="18.966999999999999" table:style-name="ce1">
            <text:p>18,967</text:p>
          </table:table-cell>
          <table:table-cell office:value-type="float" office:value="18.867999999999999" table:style-name="ce1">
            <text:p>18,868</text:p>
          </table:table-cell>
          <table:table-cell office:value-type="float" office:value="25.074000000000002" table:style-name="ce1">
            <text:p>25,074</text:p>
          </table:table-cell>
          <table:table-cell office:value-type="float" office:value="20.102599999999999" table:formula="of:=([.B5]+[.C5]+[.D5]+[.E5]+[.F5])/5" table:style-name="ce1">
            <text:p>20,1026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262507701" table:style-name="ce1">
            <text:p>262507701</text:p>
          </table:table-cell>
          <table:table-cell office:value-type="float" office:value="272093039" table:style-name="ce1">
            <text:p>272093039</text:p>
          </table:table-cell>
          <table:table-cell office:value-type="float" office:value="227027759" table:style-name="ce1">
            <text:p>227027759</text:p>
          </table:table-cell>
          <table:table-cell office:value-type="float" office:value="255694659" table:style-name="ce1">
            <text:p>255694659</text:p>
          </table:table-cell>
          <table:table-cell office:value-type="float" office:value="322660356" table:style-name="ce1">
            <text:p>322660356</text:p>
          </table:table-cell>
          <table:table-cell office:value-type="float" office:value="267996702.80000001" table:formula="of:=([.L5]+[.M5]+[.N5]+[.O5]+[.P5])/5" table:style-name="ce1">
            <text:p>267996702,8</text:p>
          </table:table-cell>
          <table:table-cell table:number-columns-repeated="9" table:style-name="ce1"/>
          <table:table-cell office:value-type="float" office:value="1800" table:style-name="ce1">
            <text:p>1800</text:p>
          </table:table-cell>
          <table:table-cell office:value-type="float" office:value="18.117000000000001" table:style-name="ce1">
            <text:p>18,117</text:p>
          </table:table-cell>
          <table:table-cell office:value-type="float" office:value="17.82" table:style-name="ce1">
            <text:p>17,82</text:p>
          </table:table-cell>
          <table:table-cell office:value-type="float" office:value="17.847000000000001" table:style-name="ce1">
            <text:p>17,847</text:p>
          </table:table-cell>
          <table:table-cell office:value-type="float" office:value="17.972999999999999" table:style-name="ce1">
            <text:p>17,973</text:p>
          </table:table-cell>
          <table:table-cell office:value-type="float" office:value="17.963999999999999" table:style-name="ce1">
            <text:p>17,964</text:p>
          </table:table-cell>
          <table:table-cell office:value-type="float" office:value="17.944200000000002" table:formula="of:=([.AB5]+[.AC5]+[.AD5]+[.AE5]+[.AF5])/5" table:style-name="ce1">
            <text:p>17,9442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250531995" table:style-name="ce1">
            <text:p>250531995</text:p>
          </table:table-cell>
          <table:table-cell office:value-type="float" office:value="269763885" table:style-name="ce1">
            <text:p>269763885</text:p>
          </table:table-cell>
          <table:table-cell office:value-type="float" office:value="285263582" table:style-name="ce1">
            <text:p>285263582</text:p>
          </table:table-cell>
          <table:table-cell office:value-type="float" office:value="286325194" table:style-name="ce1">
            <text:p>286325194</text:p>
          </table:table-cell>
          <table:table-cell office:value-type="float" office:value="286557518" table:style-name="ce1">
            <text:p>286557518</text:p>
          </table:table-cell>
          <table:table-cell office:value-type="float" office:value="275688434.80000001" table:formula="of:=([.AL5]+[.AM5]+[.AN5]+[.AO5]+[.AP5])/5" table:style-name="ce1">
            <text:p>275688434,8</text:p>
          </table:table-cell>
          <table:table-cell table:number-columns-repeated="5" table:style-name="ce1"/>
          <table:table-cell office:value-type="float" office:value="1000" table:style-name="ce1">
            <text:p>1000</text:p>
          </table:table-cell>
          <table:table-cell office:value-type="float" office:value="1.1321999999999999" table:style-name="ce1">
            <text:p>1,1322</text:p>
          </table:table-cell>
          <table:table-cell office:value-type="float" office:value="1.7061999999999997" table:style-name="ce1">
            <text:p>1,7062</text:p>
          </table:table-cell>
          <table:table-cell office:value-type="float" office:value="0.47140000000000004" table:style-name="ce1">
            <text:p>0,4714</text:p>
          </table:table-cell>
          <table:table-cell office:value-type="float" office:value="0.9094000000000001" table:style-name="ce1">
            <text:p>0,9094</text:p>
          </table:table-cell>
          <table:table-cell table:number-columns-repeated="16331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40.941000000000003" table:style-name="ce1">
            <text:p>40,941</text:p>
          </table:table-cell>
          <table:table-cell office:value-type="float" office:value="41.064999999999998" table:style-name="ce1">
            <text:p>41,065</text:p>
          </table:table-cell>
          <table:table-cell office:value-type="float" office:value="40.929000000000002" table:style-name="ce1">
            <text:p>40,929</text:p>
          </table:table-cell>
          <table:table-cell office:value-type="float" office:value="41.037999999999997" table:style-name="ce1">
            <text:p>41,038</text:p>
          </table:table-cell>
          <table:table-cell office:value-type="float" office:value="41.323999999999998" table:style-name="ce1">
            <text:p>41,324</text:p>
          </table:table-cell>
          <table:table-cell office:value-type="float" office:value="41.059400000000004" table:formula="of:=([.B6]+[.C6]+[.D6]+[.E6]+[.F6])/5" table:style-name="ce1">
            <text:p>41,0594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string" table:style-name="ce1">
            <text:p>L1</text:p>
          </table:table-cell>
          <table:table-cell office:value-type="float" office:value="3488342692" table:style-name="ce1">
            <text:p>3488342692</text:p>
          </table:table-cell>
          <table:table-cell office:value-type="float" office:value="3490220167" table:style-name="ce1">
            <text:p>3490220167</text:p>
          </table:table-cell>
          <table:table-cell office:value-type="float" office:value="3491181179" table:style-name="ce1">
            <text:p>3491181179</text:p>
          </table:table-cell>
          <table:table-cell office:value-type="float" office:value="3490183675" table:style-name="ce1">
            <text:p>3490183675</text:p>
          </table:table-cell>
          <table:table-cell office:value-type="float" office:value="3489887302" table:style-name="ce1">
            <text:p>3489887302</text:p>
          </table:table-cell>
          <table:table-cell office:value-type="float" office:value="3489963003" table:formula="of:=([.L6]+[.M6]+[.N6]+[.O6]+[.P6])/5" table:style-name="ce1">
            <text:p>3489963003</text:p>
          </table:table-cell>
          <table:table-cell table:number-columns-repeated="9" table:style-name="ce1"/>
          <table:table-cell office:value-type="float" office:value="2200" table:style-name="ce1">
            <text:p>2200</text:p>
          </table:table-cell>
          <table:table-cell office:value-type="float" office:value="38.173999999999999" table:style-name="ce1">
            <text:p>38,174</text:p>
          </table:table-cell>
          <table:table-cell office:value-type="float" office:value="38.177" table:style-name="ce1">
            <text:p>38,177</text:p>
          </table:table-cell>
          <table:table-cell office:value-type="float" office:value="38.64" table:style-name="ce1">
            <text:p>38,64</text:p>
          </table:table-cell>
          <table:table-cell office:value-type="float" office:value="38.96" table:style-name="ce1">
            <text:p>38,96</text:p>
          </table:table-cell>
          <table:table-cell office:value-type="float" office:value="38.988" table:style-name="ce1">
            <text:p>38,988</text:p>
          </table:table-cell>
          <table:table-cell office:value-type="float" office:value="38.587800000000001" table:formula="of:=([.AB6]+[.AC6]+[.AD6]+[.AE6]+[.AF6])/5" table:style-name="ce1">
            <text:p>38,5878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string" table:style-name="ce1">
            <text:p>L1</text:p>
          </table:table-cell>
          <table:table-cell office:value-type="float" office:value="3508271727" table:style-name="ce1">
            <text:p>3508271727</text:p>
          </table:table-cell>
          <table:table-cell office:value-type="float" office:value="3495180492" table:style-name="ce1">
            <text:p>3495180492</text:p>
          </table:table-cell>
          <table:table-cell office:value-type="float" office:value="3495255259" table:style-name="ce1">
            <text:p>3495255259</text:p>
          </table:table-cell>
          <table:table-cell office:value-type="float" office:value="3495062398" table:style-name="ce1">
            <text:p>3495062398</text:p>
          </table:table-cell>
          <table:table-cell office:value-type="float" office:value="3494966342" table:style-name="ce1">
            <text:p>3494966342</text:p>
          </table:table-cell>
          <table:table-cell office:value-type="float" office:value="3497747243.5999999" table:formula="of:=([.AL6]+[.AM6]+[.AN6]+[.AO6]+[.AP6])/5" table:style-name="ce1">
            <text:p>3497747244</text:p>
          </table:table-cell>
          <table:table-cell table:number-columns-repeated="5" table:style-name="ce1"/>
          <table:table-cell office:value-type="float" office:value="1400" table:style-name="ce1">
            <text:p>1400</text:p>
          </table:table-cell>
          <table:table-cell office:value-type="float" office:value="3.4116" table:style-name="ce1">
            <text:p>3,4116</text:p>
          </table:table-cell>
          <table:table-cell office:value-type="float" office:value="5.7194000000000003" table:style-name="ce1">
            <text:p>5,7194</text:p>
          </table:table-cell>
          <table:table-cell office:value-type="float" office:value="1.5408000000000002" table:style-name="ce1">
            <text:p>1,5408</text:p>
          </table:table-cell>
          <table:table-cell office:value-type="float" office:value="2.9042000000000003" table:style-name="ce1">
            <text:p>2,9042</text:p>
          </table:table-cell>
          <table:table-cell table:number-columns-repeated="16331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float" office:value="72.069000000000003" table:style-name="ce1">
            <text:p>72,069</text:p>
          </table:table-cell>
          <table:table-cell office:value-type="float" office:value="72.388000000000005" table:style-name="ce1">
            <text:p>72,388</text:p>
          </table:table-cell>
          <table:table-cell office:value-type="float" office:value="74.832999999999998" table:style-name="ce1">
            <text:p>74,833</text:p>
          </table:table-cell>
          <table:table-cell office:value-type="float" office:value="79.150999999999996" table:style-name="ce1">
            <text:p>79,151</text:p>
          </table:table-cell>
          <table:table-cell office:value-type="float" office:value="77.263999999999996" table:style-name="ce1">
            <text:p>77,264</text:p>
          </table:table-cell>
          <table:table-cell office:value-type="float" office:value="75.140999999999991" table:formula="of:=([.B7]+[.C7]+[.D7]+[.E7]+[.F7])/5" table:style-name="ce1">
            <text:p>75,141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1505579607" table:style-name="ce1">
            <text:p>1505579607</text:p>
          </table:table-cell>
          <table:table-cell office:value-type="float" office:value="1473289521" table:style-name="ce1">
            <text:p>1473289521</text:p>
          </table:table-cell>
          <table:table-cell office:value-type="float" office:value="1232219416" table:style-name="ce1">
            <text:p>1232219416</text:p>
          </table:table-cell>
          <table:table-cell office:value-type="float" office:value="1375909185" table:style-name="ce1">
            <text:p>1375909185</text:p>
          </table:table-cell>
          <table:table-cell office:value-type="float" office:value="1414031985" table:style-name="ce1">
            <text:p>1414031985</text:p>
          </table:table-cell>
          <table:table-cell office:value-type="float" office:value="1400205942.8" table:formula="of:=([.L7]+[.M7]+[.N7]+[.O7]+[.P7])/5" table:style-name="ce1">
            <text:p>1400205943</text:p>
          </table:table-cell>
          <table:table-cell table:number-columns-repeated="9" table:style-name="ce1"/>
          <table:table-cell office:value-type="float" office:value="2600" table:style-name="ce1">
            <text:p>2600</text:p>
          </table:table-cell>
          <table:table-cell office:value-type="float" office:value="68.585999999999999" table:style-name="ce1">
            <text:p>68,586</text:p>
          </table:table-cell>
          <table:table-cell office:value-type="float" office:value="69.108000000000004" table:style-name="ce1">
            <text:p>69,108</text:p>
          </table:table-cell>
          <table:table-cell office:value-type="float" office:value="68.918000000000006" table:style-name="ce1">
            <text:p>68,918</text:p>
          </table:table-cell>
          <table:table-cell office:value-type="float" office:value="68.980999999999995" table:style-name="ce1">
            <text:p>68,981</text:p>
          </table:table-cell>
          <table:table-cell office:value-type="float" office:value="68.971000000000004" table:style-name="ce1">
            <text:p>68,971</text:p>
          </table:table-cell>
          <table:table-cell office:value-type="float" office:value="68.912800000000004" table:formula="of:=([.AB7]+[.AC7]+[.AD7]+[.AE7]+[.AF7])/5" table:style-name="ce1">
            <text:p>68,9128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1423230683" table:style-name="ce1">
            <text:p>1423230683</text:p>
          </table:table-cell>
          <table:table-cell office:value-type="float" office:value="1437688001" table:style-name="ce1">
            <text:p>1437688001</text:p>
          </table:table-cell>
          <table:table-cell office:value-type="float" office:value="1426719243" table:style-name="ce1">
            <text:p>1426719243</text:p>
          </table:table-cell>
          <table:table-cell office:value-type="float" office:value="1458594420" table:style-name="ce1">
            <text:p>1458594420</text:p>
          </table:table-cell>
          <table:table-cell office:value-type="float" office:value="1375537198" table:style-name="ce1">
            <text:p>1375537198</text:p>
          </table:table-cell>
          <table:table-cell office:value-type="float" office:value="1424353909" table:formula="of:=([.AL7]+[.AM7]+[.AN7]+[.AO7]+[.AP7])/5" table:style-name="ce1">
            <text:p>1424353909</text:p>
          </table:table-cell>
          <table:table-cell table:number-columns-repeated="5" table:style-name="ce1"/>
          <table:table-cell office:value-type="float" office:value="1800" table:style-name="ce1">
            <text:p>1800</text:p>
          </table:table-cell>
          <table:table-cell office:value-type="float" office:value="17.944200000000002" table:style-name="ce1">
            <text:p>17,9442</text:p>
          </table:table-cell>
          <table:table-cell office:value-type="float" office:value="19.654599999999999" table:style-name="ce1">
            <text:p>19,6546</text:p>
          </table:table-cell>
          <table:table-cell office:value-type="float" office:value="3.3704000000000001" table:style-name="ce1">
            <text:p>3,3704</text:p>
          </table:table-cell>
          <table:table-cell office:value-type="float" office:value="6.0851999999999995" table:style-name="ce1">
            <text:p>6,0852</text:p>
          </table:table-cell>
          <table:table-cell table:number-columns-repeated="16331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131.53200000000001" table:style-name="ce1">
            <text:p>131,532</text:p>
          </table:table-cell>
          <table:table-cell office:value-type="float" office:value="131.73500000000001" table:style-name="ce1">
            <text:p>131,735</text:p>
          </table:table-cell>
          <table:table-cell office:value-type="float" office:value="123.586" table:style-name="ce1">
            <text:p>123,586</text:p>
          </table:table-cell>
          <table:table-cell office:value-type="float" office:value="124.83" table:style-name="ce1">
            <text:p>124,83</text:p>
          </table:table-cell>
          <table:table-cell office:value-type="float" office:value="123.438" table:style-name="ce1">
            <text:p>123,438</text:p>
          </table:table-cell>
          <table:table-cell office:value-type="float" office:value="127.02420000000002" table:formula="of:=([.B8]+[.C8]+[.D8]+[.E8]+[.F8])/5" table:style-name="ce1">
            <text:p>127,0242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string" table:style-name="ce1">
            <text:p>L1</text:p>
          </table:table-cell>
          <table:table-cell office:value-type="float" office:value="9094063687" table:style-name="ce1">
            <text:p>9094063687</text:p>
          </table:table-cell>
          <table:table-cell office:value-type="float" office:value="9067361410" table:style-name="ce1">
            <text:p>9067361410</text:p>
          </table:table-cell>
          <table:table-cell office:value-type="float" office:value="9067668667" table:style-name="ce1">
            <text:p>9067668667</text:p>
          </table:table-cell>
          <table:table-cell office:value-type="float" office:value="9067460751" table:style-name="ce1">
            <text:p>9067460751</text:p>
          </table:table-cell>
          <table:table-cell office:value-type="float" office:value="9076447437" table:style-name="ce1">
            <text:p>9076447437</text:p>
          </table:table-cell>
          <table:table-cell office:value-type="float" office:value="9074600390.3999996" table:formula="of:=([.L8]+[.M8]+[.N8]+[.O8]+[.P8])/5" table:style-name="ce1">
            <text:p>9074600390</text:p>
          </table:table-cell>
          <table:table-cell table:number-columns-repeated="9" table:style-name="ce1"/>
          <table:table-cell office:value-type="float" office:value="3000" table:style-name="ce1">
            <text:p>3000</text:p>
          </table:table-cell>
          <table:table-cell office:value-type="float" office:value="114.541" table:style-name="ce1">
            <text:p>114,541</text:p>
          </table:table-cell>
          <table:table-cell office:value-type="float" office:value="115.128" table:style-name="ce1">
            <text:p>115,128</text:p>
          </table:table-cell>
          <table:table-cell office:value-type="float" office:value="115.15300000000001" table:style-name="ce1">
            <text:p>115,153</text:p>
          </table:table-cell>
          <table:table-cell office:value-type="float" office:value="114.47499999999999" table:style-name="ce1">
            <text:p>114,475</text:p>
          </table:table-cell>
          <table:table-cell office:value-type="float" office:value="113.619" table:style-name="ce1">
            <text:p>113,619</text:p>
          </table:table-cell>
          <table:table-cell office:value-type="float" office:value="114.58320000000001" table:formula="of:=([.AB8]+[.AC8]+[.AD8]+[.AE8]+[.AF8])/5" table:style-name="ce1">
            <text:p>114,5832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string" table:style-name="ce1">
            <text:p>L1</text:p>
          </table:table-cell>
          <table:table-cell office:value-type="float" office:value="9090037560" table:style-name="ce1">
            <text:p>9090037560</text:p>
          </table:table-cell>
          <table:table-cell office:value-type="float" office:value="9054361336" table:style-name="ce1">
            <text:p>9054361336</text:p>
          </table:table-cell>
          <table:table-cell office:value-type="float" office:value="9054225041" table:style-name="ce1">
            <text:p>9054225041</text:p>
          </table:table-cell>
          <table:table-cell office:value-type="float" office:value="9054416618" table:style-name="ce1">
            <text:p>9054416618</text:p>
          </table:table-cell>
          <table:table-cell office:value-type="float" office:value="9054211058" table:style-name="ce1">
            <text:p>9054211058</text:p>
          </table:table-cell>
          <table:table-cell office:value-type="float" office:value="9061450322.6000004" table:formula="of:=([.AL8]+[.AM8]+[.AN8]+[.AO8]+[.AP8])/5" table:style-name="ce1">
            <text:p>9061450323</text:p>
          </table:table-cell>
          <table:table-cell table:number-columns-repeated="5" table:style-name="ce1"/>
          <table:table-cell office:value-type="float" office:value="2200" table:style-name="ce1">
            <text:p>2200</text:p>
          </table:table-cell>
          <table:table-cell office:value-type="float" office:value="38.587800000000001" table:style-name="ce1">
            <text:p>38,5878</text:p>
          </table:table-cell>
          <table:table-cell office:value-type="float" office:value="40.586800000000004" table:style-name="ce1">
            <text:p>40,5868</text:p>
          </table:table-cell>
          <table:table-cell office:value-type="float" office:value="6.2326000000000006" table:style-name="ce1">
            <text:p>6,2326</text:p>
          </table:table-cell>
          <table:table-cell office:value-type="float" office:value="10.925599999999999" table:style-name="ce1">
            <text:p>10,9256</text:p>
          </table:table-cell>
          <table:table-cell table:number-columns-repeated="16331"/>
        </table:table-row>
        <table:table-row table:style-name="ro1">
          <table:table-cell table:number-columns-repeated="10" table:style-name="ce1"/>
          <table:table-cell office:value-type="string" table:style-name="ce1">
            <text:p>L2</text:p>
          </table:table-cell>
          <table:table-cell office:value-type="float" office:value="7360282730" table:style-name="ce1">
            <text:p>7360282730</text:p>
          </table:table-cell>
          <table:table-cell office:value-type="float" office:value="6638217012" table:style-name="ce1">
            <text:p>6638217012</text:p>
          </table:table-cell>
          <table:table-cell office:value-type="float" office:value="7758865355" table:style-name="ce1">
            <text:p>7758865355</text:p>
          </table:table-cell>
          <table:table-cell office:value-type="float" office:value="7522922805" table:style-name="ce1">
            <text:p>7522922805</text:p>
          </table:table-cell>
          <table:table-cell office:value-type="float" office:value="8021936226" table:style-name="ce1">
            <text:p>8021936226</text:p>
          </table:table-cell>
          <table:table-cell office:value-type="float" office:value="7460444825.6000004" table:formula="of:=([.L9]+[.M9]+[.N9]+[.O9]+[.P9])/5" table:style-name="ce1">
            <text:p>7460444826</text:p>
          </table:table-cell>
          <table:table-cell table:number-columns-repeated="19" table:style-name="ce1"/>
          <table:table-cell office:value-type="string" table:style-name="ce1">
            <text:p>L2</text:p>
          </table:table-cell>
          <table:table-cell office:value-type="float" office:value="8459249480" table:style-name="ce1">
            <text:p>8459249480</text:p>
          </table:table-cell>
          <table:table-cell office:value-type="float" office:value="7262384297" table:style-name="ce1">
            <text:p>7262384297</text:p>
          </table:table-cell>
          <table:table-cell office:value-type="float" office:value="8305031218" table:style-name="ce1">
            <text:p>8305031218</text:p>
          </table:table-cell>
          <table:table-cell office:value-type="float" office:value="6626783264" table:style-name="ce1">
            <text:p>6626783264</text:p>
          </table:table-cell>
          <table:table-cell office:value-type="float" office:value="8033776533" table:style-name="ce1">
            <text:p>8033776533</text:p>
          </table:table-cell>
          <table:table-cell office:value-type="float" office:value="7737444958.3999996" table:formula="of:=([.AL9]+[.AM9]+[.AN9]+[.AO9]+[.AP9])/5" table:style-name="ce1">
            <text:p>7737444958</text:p>
          </table:table-cell>
          <table:table-cell table:number-columns-repeated="5" table:style-name="ce1"/>
          <table:table-cell office:value-type="float" office:value="2600" table:style-name="ce1">
            <text:p>2600</text:p>
          </table:table-cell>
          <table:table-cell office:value-type="float" office:value="68.912800000000004" table:style-name="ce1">
            <text:p>68,9128</text:p>
          </table:table-cell>
          <table:table-cell office:value-type="float" office:value="69.213600000000014" table:style-name="ce1">
            <text:p>69,2136</text:p>
          </table:table-cell>
          <table:table-cell office:value-type="float" office:value="10.370200000000001" table:style-name="ce1">
            <text:p>10,3702</text:p>
          </table:table-cell>
          <table:table-cell office:value-type="float" office:value="17.881" table:style-name="ce1">
            <text:p>17,881</text:p>
          </table:table-cell>
          <table:table-cell table:number-columns-repeated="16331"/>
        </table:table-row>
        <table:table-row table:style-name="ro1">
          <table:table-cell table:number-columns-repeated="9" table:style-name="ce1"/>
          <table:table-cell office:value-type="float" office:value="2200" table:style-name="ce1">
            <text:p>2200</text:p>
          </table:table-cell>
          <table:table-cell office:value-type="string" table:style-name="ce1">
            <text:p>L1</text:p>
          </table:table-cell>
          <table:table-cell office:value-type="float" office:value="17662356229" table:style-name="ce1">
            <text:p>17662356229</text:p>
          </table:table-cell>
          <table:table-cell office:value-type="float" office:value="17662335142" table:style-name="ce1">
            <text:p>17662335142</text:p>
          </table:table-cell>
          <table:table-cell office:value-type="float" office:value="17662389225" table:style-name="ce1">
            <text:p>17662389225</text:p>
          </table:table-cell>
          <table:table-cell office:value-type="float" office:value="17662505678" table:style-name="ce1">
            <text:p>17662505678</text:p>
          </table:table-cell>
          <table:table-cell office:value-type="float" office:value="17662298973" table:style-name="ce1">
            <text:p>17662298973</text:p>
          </table:table-cell>
          <table:table-cell office:value-type="float" office:value="17662377049.400002" table:formula="of:=([.L10]+[.M10]+[.N10]+[.O10]+[.P10])/5" table:style-name="ce1">
            <text:p>17662377049</text:p>
          </table:table-cell>
          <table:table-cell table:number-columns-repeated="18" table:style-name="ce1"/>
          <table:table-cell office:value-type="float" office:value="2200" table:style-name="ce1">
            <text:p>2200</text:p>
          </table:table-cell>
          <table:table-cell office:value-type="string" table:style-name="ce1">
            <text:p>L1</text:p>
          </table:table-cell>
          <table:table-cell office:value-type="float" office:value="17649798451" table:style-name="ce1">
            <text:p>17649798451</text:p>
          </table:table-cell>
          <table:table-cell office:value-type="float" office:value="17649850699" table:style-name="ce1">
            <text:p>17649850699</text:p>
          </table:table-cell>
          <table:table-cell office:value-type="float" office:value="17649891684" table:style-name="ce1">
            <text:p>17649891684</text:p>
          </table:table-cell>
          <table:table-cell office:value-type="float" office:value="17649902334" table:style-name="ce1">
            <text:p>17649902334</text:p>
          </table:table-cell>
          <table:table-cell office:value-type="float" office:value="17649921635" table:style-name="ce1">
            <text:p>17649921635</text:p>
          </table:table-cell>
          <table:table-cell office:value-type="float" office:value="17649872960.599998" table:formula="of:=([.AL10]+[.AM10]+[.AN10]+[.AO10]+[.AP10])/5" table:style-name="ce1">
            <text:p>17649872961</text:p>
          </table:table-cell>
          <table:table-cell table:number-columns-repeated="5" table:style-name="ce1"/>
          <table:table-cell office:value-type="float" office:value="3000" table:style-name="ce1">
            <text:p>3000</text:p>
          </table:table-cell>
          <table:table-cell office:value-type="float" office:value="114.58320000000001" table:style-name="ce1">
            <text:p>114,5832</text:p>
          </table:table-cell>
          <table:table-cell office:value-type="float" office:value="114.6576" table:style-name="ce1">
            <text:p>114,6576</text:p>
          </table:table-cell>
          <table:table-cell office:value-type="float" office:value="16.4358" table:style-name="ce1">
            <text:p>16,4358</text:p>
          </table:table-cell>
          <table:table-cell office:value-type="float" office:value="27.980999999999995" table:style-name="ce1">
            <text:p>27,981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FLOP1</text:p>
          </table:table-cell>
          <table:table-cell office:value-type="string" table:style-name="ce1">
            <text:p>FLOP2</text:p>
          </table:table-cell>
          <table:table-cell office:value-type="string" table:style-name="ce1">
            <text:p>FLOP3</text:p>
          </table:table-cell>
          <table:table-cell office:value-type="string" table:style-name="ce1">
            <text:p>FLOP4</text:p>
          </table:table-cell>
          <table:table-cell office:value-type="string" table:style-name="ce1">
            <text:p>FLOP5</text:p>
          </table:table-cell>
          <table:table-cell office:value-type="string" table:style-name="ce1">
            <text:p>average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23439803603" table:style-name="ce1">
            <text:p>23439803603</text:p>
          </table:table-cell>
          <table:table-cell office:value-type="float" office:value="24079678527" table:style-name="ce1">
            <text:p>24079678527</text:p>
          </table:table-cell>
          <table:table-cell office:value-type="float" office:value="23810127724" table:style-name="ce1">
            <text:p>23810127724</text:p>
          </table:table-cell>
          <table:table-cell office:value-type="float" office:value="23948435391" table:style-name="ce1">
            <text:p>23948435391</text:p>
          </table:table-cell>
          <table:table-cell office:value-type="float" office:value="24255259441" table:style-name="ce1">
            <text:p>24255259441</text:p>
          </table:table-cell>
          <table:table-cell office:value-type="float" office:value="23906660937.200001" table:formula="of:=([.L11]+[.M11]+[.N11]+[.O11]+[.P11])/5" table:style-name="ce1">
            <text:p>23906660937</text:p>
          </table:table-cell>
          <table:table-cell table:number-columns-repeated="9" table:style-name="ce1"/>
          <table:table-cell office:value-type="string" table:style-name="ce1">
            <text:p>size</text:p>
          </table:table-cell>
          <table:table-cell office:value-type="string" table:style-name="ce1">
            <text:p>FLOP1</text:p>
          </table:table-cell>
          <table:table-cell table:number-columns-repeated="8" table:style-name="ce1"/>
          <table:table-cell office:value-type="string" table:style-name="ce1">
            <text:p>L2</text:p>
          </table:table-cell>
          <table:table-cell office:value-type="float" office:value="22196079110" table:style-name="ce1">
            <text:p>22196079110</text:p>
          </table:table-cell>
          <table:table-cell office:value-type="float" office:value="22686170764" table:style-name="ce1">
            <text:p>22686170764</text:p>
          </table:table-cell>
          <table:table-cell office:value-type="float" office:value="22838258916" table:style-name="ce1">
            <text:p>22838258916</text:p>
          </table:table-cell>
          <table:table-cell office:value-type="float" office:value="23390737132" table:style-name="ce1">
            <text:p>23390737132</text:p>
          </table:table-cell>
          <table:table-cell office:value-type="float" office:value="23405394777" table:style-name="ce1">
            <text:p>23405394777</text:p>
          </table:table-cell>
          <table:table-cell office:value-type="float" office:value="22903328139.799999" table:formula="of:=([.AL11]+[.AM11]+[.AN11]+[.AO11]+[.AP11])/5" table:style-name="ce1">
            <text:p>22903328140</text:p>
          </table:table-cell>
          <table:table-cell table:number-columns-repeated="16341" table:style-name="ce1"/>
        </table:table-row>
        <table:table-row table:style-name="ro1">
          <table:table-cell office:value-type="float" office:value="600" table:style-name="ce1">
            <text:p>600</text:p>
          </table:table-cell>
          <table:table-cell table:number-columns-repeated="5" table:style-name="ce1"/>
          <table:table-cell office:value-type="float" office:value="0" table:formula="of:=([.B12]+[.C12]+[.D12]+[.E12]+[.F12])/5" table:style-name="ce1">
            <text:p>0</text:p>
          </table:table-cell>
          <table:table-cell table:number-columns-repeated="2" table:style-name="ce1"/>
          <table:table-cell office:value-type="float" office:value="2600" table:style-name="ce1">
            <text:p>2600</text:p>
          </table:table-cell>
          <table:table-cell office:value-type="string" table:style-name="ce1">
            <text:p>L1</text:p>
          </table:table-cell>
          <table:table-cell office:value-type="float" office:value="30906518883" table:style-name="ce1">
            <text:p>30906518883</text:p>
          </table:table-cell>
          <table:table-cell office:value-type="float" office:value="30905961673" table:style-name="ce1">
            <text:p>30905961673</text:p>
          </table:table-cell>
          <table:table-cell office:value-type="float" office:value="30905873069" table:style-name="ce1">
            <text:p>30905873069</text:p>
          </table:table-cell>
          <table:table-cell office:value-type="float" office:value="30908554366" table:style-name="ce1">
            <text:p>30908554366</text:p>
          </table:table-cell>
          <table:table-cell office:value-type="float" office:value="30907163091" table:style-name="ce1">
            <text:p>30907163091</text:p>
          </table:table-cell>
          <table:table-cell office:value-type="float" office:value="30906814216.400002" table:formula="of:=([.L12]+[.M12]+[.N12]+[.O12]+[.P12])/5" table:style-name="ce1">
            <text:p>30906814216</text:p>
          </table:table-cell>
          <table:table-cell table:number-columns-repeated="9" table:style-name="ce1"/>
          <table:table-cell office:value-type="float" office:value="600" table:style-name="ce1">
            <text:p>600</text:p>
          </table:table-cell>
          <table:table-cell office:value-type="float" office:value="432000001" table:style-name="ce1">
            <text:p>432000001</text:p>
          </table:table-cell>
          <table:table-cell table:number-columns-repeated="7" table:style-name="ce1"/>
          <table:table-cell office:value-type="float" office:value="2600" table:style-name="ce1">
            <text:p>2600</text:p>
          </table:table-cell>
          <table:table-cell office:value-type="string" table:style-name="ce1">
            <text:p>L1</text:p>
          </table:table-cell>
          <table:table-cell office:value-type="float" office:value="30898022340" table:style-name="ce1">
            <text:p>30898022340</text:p>
          </table:table-cell>
          <table:table-cell office:value-type="float" office:value="30898202817" table:style-name="ce1">
            <text:p>30898202817</text:p>
          </table:table-cell>
          <table:table-cell office:value-type="float" office:value="30898012018" table:style-name="ce1">
            <text:p>30898012018</text:p>
          </table:table-cell>
          <table:table-cell office:value-type="float" office:value="30897598772" table:style-name="ce1">
            <text:p>30897598772</text:p>
          </table:table-cell>
          <table:table-cell office:value-type="float" office:value="30897586148" table:style-name="ce1">
            <text:p>30897586148</text:p>
          </table:table-cell>
          <table:table-cell office:value-type="float" office:value="30897884419" table:formula="of:=([.AL12]+[.AM12]+[.AN12]+[.AO12]+[.AP12])/5" table:style-name="ce1">
            <text:p>30897884419</text:p>
          </table:table-cell>
          <table:table-cell table:number-columns-repeated="16341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table:number-columns-repeated="5" table:style-name="ce1"/>
          <table:table-cell office:value-type="float" office:value="0" table:formula="of:=([.B13]+[.C13]+[.D13]+[.E13]+[.F13])/5" table:style-name="ce1">
            <text:p>0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51635266037" table:style-name="ce1">
            <text:p>51635266037</text:p>
          </table:table-cell>
          <table:table-cell office:value-type="float" office:value="50769871788" table:style-name="ce1">
            <text:p>50769871788</text:p>
          </table:table-cell>
          <table:table-cell office:value-type="float" office:value="50982323429" table:style-name="ce1">
            <text:p>50982323429</text:p>
          </table:table-cell>
          <table:table-cell office:value-type="float" office:value="52588929291" table:style-name="ce1">
            <text:p>52588929291</text:p>
          </table:table-cell>
          <table:table-cell office:value-type="float" office:value="51822443329" table:style-name="ce1">
            <text:p>51822443329</text:p>
          </table:table-cell>
          <table:table-cell office:value-type="float" office:value="51559766774.800003" table:formula="of:=([.L13]+[.M13]+[.N13]+[.O13]+[.P13])/5" table:style-name="ce1">
            <text:p>51559766775</text:p>
          </table:table-cell>
          <table:table-cell table:number-columns-repeated="9" table:style-name="ce1"/>
          <table:table-cell office:value-type="float" office:value="1000" table:style-name="ce1">
            <text:p>1000</text:p>
          </table:table-cell>
          <table:table-cell office:value-type="float" office:value="2000000001" table:style-name="ce1">
            <text:p>2000000001</text:p>
          </table:table-cell>
          <table:table-cell table:number-columns-repeated="8" table:style-name="ce1"/>
          <table:table-cell office:value-type="string" table:style-name="ce1">
            <text:p>L2</text:p>
          </table:table-cell>
          <table:table-cell office:value-type="float" office:value="51325080825" table:style-name="ce1">
            <text:p>51325080825</text:p>
          </table:table-cell>
          <table:table-cell office:value-type="float" office:value="51468181055" table:style-name="ce1">
            <text:p>51468181055</text:p>
          </table:table-cell>
          <table:table-cell office:value-type="float" office:value="50750600730" table:style-name="ce1">
            <text:p>50750600730</text:p>
          </table:table-cell>
          <table:table-cell office:value-type="float" office:value="51040483866" table:style-name="ce1">
            <text:p>51040483866</text:p>
          </table:table-cell>
          <table:table-cell office:value-type="float" office:value="51023732355" table:style-name="ce1">
            <text:p>51023732355</text:p>
          </table:table-cell>
          <table:table-cell office:value-type="float" office:value="51121615766.199997" table:formula="of:=([.AL13]+[.AM13]+[.AN13]+[.AO13]+[.AP13])/5" table:style-name="ce1">
            <text:p>51121615766</text:p>
          </table:table-cell>
          <table:table-cell table:number-columns-repeated="16341" table:style-name="ce1"/>
        </table:table-row>
        <table:table-row table:style-name="ro1">
          <table:table-cell office:value-type="float" office:value="1400" table:style-name="ce1">
            <text:p>1400</text:p>
          </table:table-cell>
          <table:table-cell table:number-columns-repeated="5" table:style-name="ce1"/>
          <table:table-cell office:value-type="float" office:value="0" table:formula="of:=([.B14]+[.C14]+[.D14]+[.E14]+[.F14])/5" table:style-name="ce1">
            <text:p>0</text:p>
          </table:table-cell>
          <table:table-cell table:number-columns-repeated="2" table:style-name="ce1"/>
          <table:table-cell office:value-type="float" office:value="3000" table:style-name="ce1">
            <text:p>3000</text:p>
          </table:table-cell>
          <table:table-cell office:value-type="string" table:style-name="ce1">
            <text:p>L1</text:p>
          </table:table-cell>
          <table:table-cell office:value-type="float" office:value="50305971774" table:style-name="ce1">
            <text:p>50305971774</text:p>
          </table:table-cell>
          <table:table-cell office:value-type="float" office:value="50301679360" table:style-name="ce1">
            <text:p>50301679360</text:p>
          </table:table-cell>
          <table:table-cell office:value-type="float" office:value="50300666565" table:style-name="ce1">
            <text:p>50300666565</text:p>
          </table:table-cell>
          <table:table-cell office:value-type="float" office:value="50301570631" table:style-name="ce1">
            <text:p>50301570631</text:p>
          </table:table-cell>
          <table:table-cell office:value-type="float" office:value="50301813018" table:style-name="ce1">
            <text:p>50301813018</text:p>
          </table:table-cell>
          <table:table-cell office:value-type="float" office:value="50302340269.599998" table:formula="of:=([.L14]+[.M14]+[.N14]+[.O14]+[.P14])/5" table:style-name="ce1">
            <text:p>50302340270</text:p>
          </table:table-cell>
          <table:table-cell table:number-columns-repeated="9" table:style-name="ce1"/>
          <table:table-cell office:value-type="float" office:value="1400" table:style-name="ce1">
            <text:p>1400</text:p>
          </table:table-cell>
          <table:table-cell office:value-type="float" office:value="5488000001" table:style-name="ce1">
            <text:p>5488000001</text:p>
          </table:table-cell>
          <table:table-cell table:number-columns-repeated="7" table:style-name="ce1"/>
          <table:table-cell office:value-type="float" office:value="3000" table:style-name="ce1">
            <text:p>3000</text:p>
          </table:table-cell>
          <table:table-cell office:value-type="string" table:style-name="ce1">
            <text:p>L1</text:p>
          </table:table-cell>
          <table:table-cell office:value-type="float" office:value="50302638400" table:style-name="ce1">
            <text:p>50302638400</text:p>
          </table:table-cell>
          <table:table-cell office:value-type="float" office:value="50302316295" table:style-name="ce1">
            <text:p>50302316295</text:p>
          </table:table-cell>
          <table:table-cell office:value-type="float" office:value="50303077350" table:style-name="ce1">
            <text:p>50303077350</text:p>
          </table:table-cell>
          <table:table-cell office:value-type="float" office:value="50303099762" table:style-name="ce1">
            <text:p>50303099762</text:p>
          </table:table-cell>
          <table:table-cell office:value-type="float" office:value="50302917224" table:style-name="ce1">
            <text:p>50302917224</text:p>
          </table:table-cell>
          <table:table-cell office:value-type="float" office:value="50302809806.199997" table:formula="of:=([.AL14]+[.AM14]+[.AN14]+[.AO14]+[.AP14])/5" table:style-name="ce1">
            <text:p>50302809806</text:p>
          </table:table-cell>
          <table:table-cell table:number-columns-repeated="5" table:style-name="ce1"/>
          <table:table-cell office:value-type="string" table:style-name="ce1">
            <text:p>size</text:p>
          </table:table-cell>
          <table:table-cell office:value-type="string" table:style-name="ce1">
            <text:p>L1 Cache Misses(Simple)</text:p>
          </table:table-cell>
          <table:table-cell office:value-type="string" table:style-name="ce1">
            <text:p>L2 Cache Misses(Simple)</text:p>
          </table:table-cell>
          <table:table-cell office:value-type="string" table:style-name="ce1">
            <text:p>L1 Cache Misses(Line)</text:p>
          </table:table-cell>
          <table:table-cell office:value-type="string" table:style-name="ce1">
            <text:p>L2 Cache Misses(Line)</text:p>
          </table:table-cell>
          <table:table-cell table:number-columns-repeated="16331"/>
        </table:table-row>
        <table:table-row table:style-name="ro1">
          <table:table-cell office:value-type="float" office:value="1800" table:style-name="ce1">
            <text:p>1800</text:p>
          </table:table-cell>
          <table:table-cell table:number-columns-repeated="5" table:style-name="ce1"/>
          <table:table-cell office:value-type="float" office:value="0" table:formula="of:=([.B15]+[.C15]+[.D15]+[.E15]+[.F15])/5" table:style-name="ce1">
            <text:p>0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95734193450" table:style-name="ce1">
            <text:p>95734193450</text:p>
          </table:table-cell>
          <table:table-cell office:value-type="float" office:value="96811309869" table:style-name="ce1">
            <text:p>96811309869</text:p>
          </table:table-cell>
          <table:table-cell office:value-type="float" office:value="96307000338" table:style-name="ce1">
            <text:p>96307000338</text:p>
          </table:table-cell>
          <table:table-cell office:value-type="float" office:value="95641363184" table:style-name="ce1">
            <text:p>95641363184</text:p>
          </table:table-cell>
          <table:table-cell office:value-type="float" office:value="96227013693" table:style-name="ce1">
            <text:p>96227013693</text:p>
          </table:table-cell>
          <table:table-cell office:value-type="float" office:value="96144176106.800003" table:formula="of:=([.L15]+[.M15]+[.N15]+[.O15]+[.P15])/5" table:style-name="ce1">
            <text:p>96144176107</text:p>
          </table:table-cell>
          <table:table-cell table:number-columns-repeated="9" table:style-name="ce1"/>
          <table:table-cell office:value-type="float" office:value="1800" table:style-name="ce1">
            <text:p>1800</text:p>
          </table:table-cell>
          <table:table-cell office:value-type="float" office:value="11664000001" table:style-name="ce1">
            <text:p>11664000001</text:p>
          </table:table-cell>
          <table:table-cell table:number-columns-repeated="8" table:style-name="ce1"/>
          <table:table-cell office:value-type="string" table:style-name="ce1">
            <text:p>L2</text:p>
          </table:table-cell>
          <table:table-cell office:value-type="float" office:value="95163490769" table:style-name="ce1">
            <text:p>95163490769</text:p>
          </table:table-cell>
          <table:table-cell office:value-type="float" office:value="95108458612" table:style-name="ce1">
            <text:p>95108458612</text:p>
          </table:table-cell>
          <table:table-cell office:value-type="float" office:value="93979093270" table:style-name="ce1">
            <text:p>93979093270</text:p>
          </table:table-cell>
          <table:table-cell office:value-type="float" office:value="95999679060" table:style-name="ce1">
            <text:p>95999679060</text:p>
          </table:table-cell>
          <table:table-cell office:value-type="float" office:value="93813616077" table:style-name="ce1">
            <text:p>93813616077</text:p>
          </table:table-cell>
          <table:table-cell office:value-type="float" office:value="94812867557.600006" table:formula="of:=([.AL15]+[.AM15]+[.AN15]+[.AO15]+[.AP15])/5" table:style-name="ce1">
            <text:p>94812867558</text:p>
          </table:table-cell>
          <table:table-cell table:number-columns-repeated="5" table:style-name="ce1"/>
          <table:table-cell office:value-type="float" office:value="600" table:style-name="ce1">
            <text:p>600</text:p>
          </table:table-cell>
          <table:table-cell office:value-type="float" office:value="244784610.40000001" table:style-name="ce1">
            <text:p>244784610,4</text:p>
          </table:table-cell>
          <table:table-cell office:value-type="float" office:value="39836009.799999997" table:style-name="ce1">
            <text:p>39836009,8</text:p>
          </table:table-cell>
          <table:table-cell office:value-type="float" office:value="27219850.600000001" table:style-name="ce1">
            <text:p>27219850,6</text:p>
          </table:table-cell>
          <table:table-cell office:value-type="float" office:value="57817585.200000003" table:style-name="ce1">
            <text:p>57817585,2</text:p>
          </table:table-cell>
          <table:table-cell table:number-columns-repeated="16331"/>
        </table:table-row>
        <table:table-row table:style-name="ro1">
          <table:table-cell office:value-type="float" office:value="2200" table:style-name="ce1">
            <text:p>2200</text:p>
          </table:table-cell>
          <table:table-cell table:number-columns-repeated="5" table:style-name="ce1"/>
          <table:table-cell office:value-type="float" office:value="0" table:formula="of:=([.B16]+[.C16]+[.D16]+[.E16]+[.F16])/5" table:style-name="ce1">
            <text:p>0</text:p>
          </table:table-cell>
          <table:table-cell table:number-columns-repeated="19" table:style-name="ce1"/>
          <table:table-cell office:value-type="float" office:value="2200" table:style-name="ce1">
            <text:p>2200</text:p>
          </table:table-cell>
          <table:table-cell office:value-type="float" office:value="21296000001" table:style-name="ce1">
            <text:p>21296000001</text:p>
          </table:table-cell>
          <table:table-cell table:number-columns-repeated="20" table:style-name="ce1"/>
          <table:table-cell office:value-type="float" office:value="1000" table:style-name="ce1">
            <text:p>1000</text:p>
          </table:table-cell>
          <table:table-cell office:value-type="float" office:value="1210968755.4000001" table:style-name="ce1">
            <text:p>1210968755</text:p>
          </table:table-cell>
          <table:table-cell office:value-type="float" office:value="275688434.80000001" table:style-name="ce1">
            <text:p>275688434,8</text:p>
          </table:table-cell>
          <table:table-cell office:value-type="float" office:value="125947954.59999999" table:style-name="ce1">
            <text:p>125947954,6</text:p>
          </table:table-cell>
          <table:table-cell office:value-type="float" office:value="265216113" table:style-name="ce1">
            <text:p>265216113</text:p>
          </table:table-cell>
          <table:table-cell table:number-columns-repeated="16331"/>
        </table:table-row>
        <table:table-row table:style-name="ro1">
          <table:table-cell office:value-type="float" office:value="2600" table:style-name="ce1">
            <text:p>2600</text:p>
          </table:table-cell>
          <table:table-cell table:number-columns-repeated="5" table:style-name="ce1"/>
          <table:table-cell office:value-type="float" office:value="0" table:formula="of:=([.B17]+[.C17]+[.D17]+[.E17]+[.F17])/5" table:style-name="ce1">
            <text:p>0</text:p>
          </table:table-cell>
          <table:table-cell table:number-columns-repeated="19" table:style-name="ce1"/>
          <table:table-cell office:value-type="float" office:value="2600" table:style-name="ce1">
            <text:p>2600</text:p>
          </table:table-cell>
          <table:table-cell office:value-type="float" office:value="35152000001" table:style-name="ce1">
            <text:p>35152000001</text:p>
          </table:table-cell>
          <table:table-cell table:number-columns-repeated="20" table:style-name="ce1"/>
          <table:table-cell office:value-type="float" office:value="1400" table:style-name="ce1">
            <text:p>1400</text:p>
          </table:table-cell>
          <table:table-cell office:value-type="float" office:value="3497747243.5999999" table:style-name="ce1">
            <text:p>3497747244</text:p>
          </table:table-cell>
          <table:table-cell office:value-type="float" office:value="1424353909" table:style-name="ce1">
            <text:p>1424353909</text:p>
          </table:table-cell>
          <table:table-cell office:value-type="float" office:value="346479269.80000001" table:style-name="ce1">
            <text:p>346479269,8</text:p>
          </table:table-cell>
          <table:table-cell office:value-type="float" office:value="707673608.60000002" table:style-name="ce1">
            <text:p>707673608,6</text:p>
          </table:table-cell>
          <table:table-cell table:number-columns-repeated="16331"/>
        </table:table-row>
        <table:table-row table:style-name="ro1">
          <table:table-cell office:value-type="float" office:value="3000" table:style-name="ce1">
            <text:p>3000</text:p>
          </table:table-cell>
          <table:table-cell table:number-columns-repeated="5" table:style-name="ce1"/>
          <table:table-cell office:value-type="float" office:value="0" table:formula="of:=([.B18]+[.C18]+[.D18]+[.E18]+[.F18])/5" table:style-name="ce1">
            <text:p>0</text:p>
          </table:table-cell>
          <table:table-cell table:number-columns-repeated="19" table:style-name="ce1"/>
          <table:table-cell office:value-type="float" office:value="3000" table:style-name="ce1">
            <text:p>3000</text:p>
          </table:table-cell>
          <table:table-cell office:value-type="float" office:value="54000000001" table:style-name="ce1">
            <text:p>54000000001</text:p>
          </table:table-cell>
          <table:table-cell table:number-columns-repeated="20" table:style-name="ce1"/>
          <table:table-cell office:value-type="float" office:value="1800" table:style-name="ce1">
            <text:p>1800</text:p>
          </table:table-cell>
          <table:table-cell office:value-type="float" office:value="9061450322.6000004" table:style-name="ce1">
            <text:p>9061450323</text:p>
          </table:table-cell>
          <table:table-cell office:value-type="float" office:value="7737444958.3999996" table:style-name="ce1">
            <text:p>7737444958</text:p>
          </table:table-cell>
          <table:table-cell office:value-type="float" office:value="744584123.20000005" table:style-name="ce1">
            <text:p>744584123,2</text:p>
          </table:table-cell>
          <table:table-cell office:value-type="float" office:value="1451978362.5999999" table:style-name="ce1">
            <text:p>1451978363</text:p>
          </table:table-cell>
          <table:table-cell table:number-columns-repeated="16331"/>
        </table:table-row>
        <table:table-row table:style-name="ro1">
          <table:table-cell table:number-columns-repeated="18" table:style-name="ce1"/>
          <table:table-cell office:value-type="string" table:style-name="ce1">
            <text:p>Java 1</text:p>
          </table:table-cell>
          <table:table-cell table:number-columns-repeated="25" table:style-name="ce1"/>
          <table:table-cell office:value-type="string" table:style-name="ce1">
            <text:p>Java 1</text:p>
          </table:table-cell>
          <table:table-cell table:number-columns-repeated="3" table:style-name="ce1"/>
          <table:table-cell office:value-type="float" office:value="2200" table:style-name="ce1">
            <text:p>2200</text:p>
          </table:table-cell>
          <table:table-cell office:value-type="float" office:value="17649872960.599998" table:style-name="ce1">
            <text:p>17649872961</text:p>
          </table:table-cell>
          <table:table-cell office:value-type="float" office:value="22903328139.799999" table:style-name="ce1">
            <text:p>22903328140</text:p>
          </table:table-cell>
          <table:table-cell office:value-type="float" office:value="2075185077.8" table:style-name="ce1">
            <text:p>2075185078</text:p>
          </table:table-cell>
          <table:table-cell office:value-type="float" office:value="2568586450.4000001" table:style-name="ce1">
            <text:p>2568586450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run1</text:p>
          </table:table-cell>
          <table:table-cell office:value-type="string" table:style-name="ce1">
            <text:p>run2</text:p>
          </table:table-cell>
          <table:table-cell office:value-type="string" table:style-name="ce1">
            <text:p>run3</text:p>
          </table:table-cell>
          <table:table-cell office:value-type="string" table:style-name="ce1">
            <text:p>run4</text:p>
          </table:table-cell>
          <table:table-cell office:value-type="string" table:style-name="ce1">
            <text:p>run5</text:p>
          </table:table-cell>
          <table:table-cell office:value-type="string" table:style-name="ce1">
            <text:p>average</text:p>
          </table:table-cell>
          <table:table-cell table:number-columns-repeated="19" table:style-name="ce1"/>
          <table:table-cell office:value-type="string" table:style-name="ce1">
            <text:p>size</text:p>
          </table:table-cell>
          <table:table-cell office:value-type="string" table:style-name="ce1">
            <text:p>run1</text:p>
          </table:table-cell>
          <table:table-cell office:value-type="string" table:style-name="ce1">
            <text:p>run2</text:p>
          </table:table-cell>
          <table:table-cell office:value-type="string" table:style-name="ce1">
            <text:p>run3</text:p>
          </table:table-cell>
          <table:table-cell office:value-type="string" table:style-name="ce1">
            <text:p>run4</text:p>
          </table:table-cell>
          <table:table-cell office:value-type="string" table:style-name="ce1">
            <text:p>run5</text:p>
          </table:table-cell>
          <table:table-cell office:value-type="string" table:style-name="ce1">
            <text:p>Simple(Java)</text:p>
          </table:table-cell>
          <table:table-cell table:number-columns-repeated="15" table:style-name="ce1"/>
          <table:table-cell office:value-type="float" office:value="2600" table:style-name="ce1">
            <text:p>2600</text:p>
          </table:table-cell>
          <table:table-cell office:value-type="float" office:value="30897884419" table:style-name="ce1">
            <text:p>30897884419</text:p>
          </table:table-cell>
          <table:table-cell office:value-type="float" office:value="51121615766.199997" table:style-name="ce1">
            <text:p>51121615766</text:p>
          </table:table-cell>
          <table:table-cell office:value-type="float" office:value="4413338339.1999998" table:style-name="ce1">
            <text:p>4413338339</text:p>
          </table:table-cell>
          <table:table-cell office:value-type="float" office:value="4183758852.5999999" table:style-name="ce1">
            <text:p>4183758853</text:p>
          </table:table-cell>
          <table:table-cell table:number-columns-repeated="1633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0.52900000000000003" table:style-name="ce1">
            <text:p>0,529</text:p>
          </table:table-cell>
          <table:table-cell office:value-type="float" office:value="0.42799999999999999" table:style-name="ce1">
            <text:p>0,428</text:p>
          </table:table-cell>
          <table:table-cell office:value-type="float" office:value="0.436" table:style-name="ce1">
            <text:p>0,436</text:p>
          </table:table-cell>
          <table:table-cell office:value-type="float" office:value="0.44" table:style-name="ce1">
            <text:p>0,44</text:p>
          </table:table-cell>
          <table:table-cell office:value-type="float" office:value="0.43099999999999999" table:style-name="ce1">
            <text:p>0,431</text:p>
          </table:table-cell>
          <table:table-cell office:value-type="float" office:value="0.45279999999999998" table:formula="of:=([.B21]+[.C21]+[.D21]+[.E21]+[.F21])/5" table:style-name="ce1">
            <text:p>0,4528</text:p>
          </table:table-cell>
          <table:table-cell table:number-columns-repeated="19" table:style-name="ce1"/>
          <table:table-cell office:value-type="float" office:value="600" table:style-name="ce1">
            <text:p>600</text:p>
          </table:table-cell>
          <table:table-cell office:value-type="float" office:value="0.20699999999999999" table:style-name="ce1">
            <text:p>0,207</text:p>
          </table:table-cell>
          <table:table-cell office:value-type="float" office:value="0.216" table:style-name="ce1">
            <text:p>0,216</text:p>
          </table:table-cell>
          <table:table-cell office:value-type="float" office:value="0.22500000000000001" table:style-name="ce1">
            <text:p>0,225</text:p>
          </table:table-cell>
          <table:table-cell office:value-type="float" office:value="0.21099999999999999" table:style-name="ce1">
            <text:p>0,211</text:p>
          </table:table-cell>
          <table:table-cell office:value-type="float" office:value="0.22" table:style-name="ce1">
            <text:p>0,22</text:p>
          </table:table-cell>
          <table:table-cell office:value-type="float" office:value="0.21579999999999999" table:formula="of:=([.AB21]+[.AC21]+[.AD21]+[.AE21]+[.AF21])/5" table:style-name="ce1">
            <text:p>0,2158</text:p>
          </table:table-cell>
          <table:table-cell table:number-columns-repeated="15" table:style-name="ce1"/>
          <table:table-cell office:value-type="float" office:value="3000" table:style-name="ce1">
            <text:p>3000</text:p>
          </table:table-cell>
          <table:table-cell office:value-type="float" office:value="50302809806.199997" table:style-name="ce1">
            <text:p>50302809806</text:p>
          </table:table-cell>
          <table:table-cell office:value-type="float" office:value="94812867557.600006" table:style-name="ce1">
            <text:p>94812867558</text:p>
          </table:table-cell>
          <table:table-cell office:value-type="float" office:value="6781043683.1999998" table:style-name="ce1">
            <text:p>6781043683</text:p>
          </table:table-cell>
          <table:table-cell office:value-type="float" office:value="6363639934.1999998" table:style-name="ce1">
            <text:p>6363639934</text:p>
          </table:table-cell>
          <table:table-cell table:number-columns-repeated="3"/>
          <table:table-cell table:style-name="ce1">
            <draw:frame draw:z-index="2" draw:id="id1" draw:style-name="a1" draw:name="Gráfico 2" svg:x="0.41666in" svg:y="0.01256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2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.76" table:style-name="ce1">
            <text:p>1,76</text:p>
          </table:table-cell>
          <table:table-cell office:value-type="float" office:value="1.9419999999999999" table:style-name="ce1">
            <text:p>1,942</text:p>
          </table:table-cell>
          <table:table-cell office:value-type="float" office:value="1.9850000000000001" table:style-name="ce1">
            <text:p>1,985</text:p>
          </table:table-cell>
          <table:table-cell office:value-type="float" office:value="1.895" table:style-name="ce1">
            <text:p>1,895</text:p>
          </table:table-cell>
          <table:table-cell office:value-type="float" office:value="2.0350000000000001" table:style-name="ce1">
            <text:p>2,035</text:p>
          </table:table-cell>
          <table:table-cell office:value-type="float" office:value="1.9234000000000002" table:formula="of:=([.B22]+[.C22]+[.D22]+[.E22]+[.F22])/5" table:style-name="ce1">
            <text:p>1,9234</text:p>
          </table:table-cell>
          <table:table-cell table:number-columns-repeated="19" table:style-name="ce1"/>
          <table:table-cell office:value-type="float" office:value="1000" table:style-name="ce1">
            <text:p>1000</text:p>
          </table:table-cell>
          <table:table-cell office:value-type="float" office:value="1.827" table:style-name="ce1">
            <text:p>1,827</text:p>
          </table:table-cell>
          <table:table-cell office:value-type="float" office:value="1.4390000000000001" table:style-name="ce1">
            <text:p>1,439</text:p>
          </table:table-cell>
          <table:table-cell office:value-type="float" office:value="1.744" table:style-name="ce1">
            <text:p>1,744</text:p>
          </table:table-cell>
          <table:table-cell office:value-type="float" office:value="1.917" table:style-name="ce1">
            <text:p>1,917</text:p>
          </table:table-cell>
          <table:table-cell office:value-type="float" office:value="1.6040000000000001" table:style-name="ce1">
            <text:p>1,604</text:p>
          </table:table-cell>
          <table:table-cell office:value-type="float" office:value="1.7061999999999997" table:formula="of:=([.AB22]+[.AC22]+[.AD22]+[.AE22]+[.AF22])/5" table:style-name="ce1">
            <text:p>1,7062</text:p>
          </table:table-cell>
          <table:table-cell table:number-columns-repeated="16351" table:style-name="ce1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5.6589999999999998" table:style-name="ce1">
            <text:p>5,659</text:p>
          </table:table-cell>
          <table:table-cell office:value-type="float" office:value="6.0049999999999999" table:style-name="ce1">
            <text:p>6,005</text:p>
          </table:table-cell>
          <table:table-cell office:value-type="float" office:value="6.3040000000000003" table:style-name="ce1">
            <text:p>6,304</text:p>
          </table:table-cell>
          <table:table-cell office:value-type="float" office:value="5.915" table:style-name="ce1">
            <text:p>5,915</text:p>
          </table:table-cell>
          <table:table-cell office:value-type="float" office:value="6.056" table:style-name="ce1">
            <text:p>6,056</text:p>
          </table:table-cell>
          <table:table-cell office:value-type="float" office:value="5.9878" table:formula="of:=([.B23]+[.C23]+[.D23]+[.E23]+[.F23])/5" table:style-name="ce1">
            <text:p>5,9878</text:p>
          </table:table-cell>
          <table:table-cell table:number-columns-repeated="19" table:style-name="ce1"/>
          <table:table-cell office:value-type="float" office:value="1400" table:style-name="ce1">
            <text:p>1400</text:p>
          </table:table-cell>
          <table:table-cell office:value-type="float" office:value="5.1529999999999996" table:style-name="ce1">
            <text:p>5,153</text:p>
          </table:table-cell>
          <table:table-cell office:value-type="float" office:value="6.0620000000000003" table:style-name="ce1">
            <text:p>6,062</text:p>
          </table:table-cell>
          <table:table-cell office:value-type="float" office:value="5.9249999999999998" table:style-name="ce1">
            <text:p>5,925</text:p>
          </table:table-cell>
          <table:table-cell office:value-type="float" office:value="5.5049999999999999" table:style-name="ce1">
            <text:p>5,505</text:p>
          </table:table-cell>
          <table:table-cell office:value-type="float" office:value="5.952" table:style-name="ce1">
            <text:p>5,952</text:p>
          </table:table-cell>
          <table:table-cell office:value-type="float" office:value="5.7194000000000003" table:formula="of:=([.AB23]+[.AC23]+[.AD23]+[.AE23]+[.AF23])/5" table:style-name="ce1">
            <text:p>5,7194</text:p>
          </table:table-cell>
          <table:table-cell table:number-columns-repeated="16351" table:style-name="ce1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20.995000000000001" table:style-name="ce1">
            <text:p>20,995</text:p>
          </table:table-cell>
          <table:table-cell office:value-type="float" office:value="20.452999999999999" table:style-name="ce1">
            <text:p>20,453</text:p>
          </table:table-cell>
          <table:table-cell office:value-type="float" office:value="21.134" table:style-name="ce1">
            <text:p>21,134</text:p>
          </table:table-cell>
          <table:table-cell office:value-type="float" office:value="20.614999999999998" table:style-name="ce1">
            <text:p>20,615</text:p>
          </table:table-cell>
          <table:table-cell office:value-type="float" office:value="20.396999999999998" table:style-name="ce1">
            <text:p>20,397</text:p>
          </table:table-cell>
          <table:table-cell office:value-type="float" office:value="20.718799999999998" table:formula="of:=([.B24]+[.C24]+[.D24]+[.E24]+[.F24])/5" table:style-name="ce1">
            <text:p>20,7188</text:p>
          </table:table-cell>
          <table:table-cell table:number-columns-repeated="19" table:style-name="ce1"/>
          <table:table-cell office:value-type="float" office:value="1800" table:style-name="ce1">
            <text:p>1800</text:p>
          </table:table-cell>
          <table:table-cell office:value-type="float" office:value="19.288" table:style-name="ce1">
            <text:p>19,288</text:p>
          </table:table-cell>
          <table:table-cell office:value-type="float" office:value="19.652999999999999" table:style-name="ce1">
            <text:p>19,653</text:p>
          </table:table-cell>
          <table:table-cell office:value-type="float" office:value="19.779" table:style-name="ce1">
            <text:p>19,779</text:p>
          </table:table-cell>
          <table:table-cell office:value-type="float" office:value="19.838000000000001" table:style-name="ce1">
            <text:p>19,838</text:p>
          </table:table-cell>
          <table:table-cell office:value-type="float" office:value="19.715" table:style-name="ce1">
            <text:p>19,715</text:p>
          </table:table-cell>
          <table:table-cell office:value-type="float" office:value="19.654599999999999" table:formula="of:=([.AB24]+[.AC24]+[.AD24]+[.AE24]+[.AF24])/5" table:style-name="ce1">
            <text:p>19,6546</text:p>
          </table:table-cell>
          <table:table-cell table:number-columns-repeated="16351" table:style-name="ce1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43.201000000000001" table:style-name="ce1">
            <text:p>43,201</text:p>
          </table:table-cell>
          <table:table-cell office:value-type="float" office:value="42.496000000000002" table:style-name="ce1">
            <text:p>42,496</text:p>
          </table:table-cell>
          <table:table-cell office:value-type="float" office:value="42.604999999999997" table:style-name="ce1">
            <text:p>42,605</text:p>
          </table:table-cell>
          <table:table-cell office:value-type="float" office:value="41.915999999999997" table:style-name="ce1">
            <text:p>41,916</text:p>
          </table:table-cell>
          <table:table-cell office:value-type="float" office:value="42.033000000000001" table:style-name="ce1">
            <text:p>42,033</text:p>
          </table:table-cell>
          <table:table-cell office:value-type="float" office:value="42.450199999999995" table:formula="of:=([.B25]+[.C25]+[.D25]+[.E25]+[.F25])/5" table:style-name="ce1">
            <text:p>42,4502</text:p>
          </table:table-cell>
          <table:table-cell table:number-columns-repeated="19" table:style-name="ce1"/>
          <table:table-cell office:value-type="float" office:value="2200" table:style-name="ce1">
            <text:p>2200</text:p>
          </table:table-cell>
          <table:table-cell office:value-type="float" office:value="40.476999999999997" table:style-name="ce1">
            <text:p>40,477</text:p>
          </table:table-cell>
          <table:table-cell office:value-type="float" office:value="40.609000000000002" table:style-name="ce1">
            <text:p>40,609</text:p>
          </table:table-cell>
          <table:table-cell office:value-type="float" office:value="40.771999999999998" table:style-name="ce1">
            <text:p>40,772</text:p>
          </table:table-cell>
          <table:table-cell office:value-type="float" office:value="40.698999999999998" table:style-name="ce1">
            <text:p>40,699</text:p>
          </table:table-cell>
          <table:table-cell office:value-type="float" office:value="40.377000000000002" table:style-name="ce1">
            <text:p>40,377</text:p>
          </table:table-cell>
          <table:table-cell office:value-type="float" office:value="40.586800000000004" table:formula="of:=([.AB25]+[.AC25]+[.AD25]+[.AE25]+[.AF25])/5" table:style-name="ce1">
            <text:p>40,5868</text:p>
          </table:table-cell>
          <table:table-cell table:number-columns-repeated="16351" table:style-name="ce1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float" office:value="74.768000000000001" table:style-name="ce1">
            <text:p>74,768</text:p>
          </table:table-cell>
          <table:table-cell office:value-type="float" office:value="76.367999999999995" table:style-name="ce1">
            <text:p>76,368</text:p>
          </table:table-cell>
          <table:table-cell office:value-type="float" office:value="77.304000000000002" table:style-name="ce1">
            <text:p>77,304</text:p>
          </table:table-cell>
          <table:table-cell office:value-type="float" office:value="77.63" table:style-name="ce1">
            <text:p>77,63</text:p>
          </table:table-cell>
          <table:table-cell office:value-type="float" office:value="80.206000000000003" table:style-name="ce1">
            <text:p>80,206</text:p>
          </table:table-cell>
          <table:table-cell office:value-type="float" office:value="77.255200000000002" table:formula="of:=([.B26]+[.C26]+[.D26]+[.E26]+[.F26])/5" table:style-name="ce1">
            <text:p>77,2552</text:p>
          </table:table-cell>
          <table:table-cell table:number-columns-repeated="19" table:style-name="ce1"/>
          <table:table-cell office:value-type="float" office:value="2600" table:style-name="ce1">
            <text:p>2600</text:p>
          </table:table-cell>
          <table:table-cell office:value-type="float" office:value="68.853999999999999" table:style-name="ce1">
            <text:p>68,854</text:p>
          </table:table-cell>
          <table:table-cell office:value-type="float" office:value="69.739000000000004" table:style-name="ce1">
            <text:p>69,739</text:p>
          </table:table-cell>
          <table:table-cell office:value-type="float" office:value="68.236999999999995" table:style-name="ce1">
            <text:p>68,237</text:p>
          </table:table-cell>
          <table:table-cell office:value-type="float" office:value="69.147000000000006" table:style-name="ce1">
            <text:p>69,147</text:p>
          </table:table-cell>
          <table:table-cell office:value-type="float" office:value="70.090999999999994" table:style-name="ce1">
            <text:p>70,091</text:p>
          </table:table-cell>
          <table:table-cell office:value-type="float" office:value="69.213600000000014" table:formula="of:=([.AB26]+[.AC26]+[.AD26]+[.AE26]+[.AF26])/5" table:style-name="ce1">
            <text:p>69,2136</text:p>
          </table:table-cell>
          <table:table-cell table:number-columns-repeated="15" table:style-name="ce1"/>
          <table:table-cell office:value-type="string" table:style-name="ce1">
            <text:p>size</text:p>
          </table:table-cell>
          <table:table-cell office:value-type="string" table:style-name="ce1">
            <text:p>Simple(C/C++)</text:p>
          </table:table-cell>
          <table:table-cell office:value-type="string" table:style-name="ce1">
            <text:p>Simple</text:p>
          </table:table-cell>
          <table:table-cell office:value-type="string" table:style-name="ce1">
            <text:p>Line(C/C++)</text:p>
          </table:table-cell>
          <table:table-cell office:value-type="string" table:style-name="ce1">
            <text:p>Line</text:p>
          </table:table-cell>
          <table:table-cell table:number-columns-repeated="16331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127.057" table:style-name="ce1">
            <text:p>127,057</text:p>
          </table:table-cell>
          <table:table-cell office:value-type="float" office:value="129.00399999999999" table:style-name="ce1">
            <text:p>129,004</text:p>
          </table:table-cell>
          <table:table-cell office:value-type="float" office:value="126.818" table:style-name="ce1">
            <text:p>126,818</text:p>
          </table:table-cell>
          <table:table-cell office:value-type="float" office:value="129.136" table:style-name="ce1">
            <text:p>129,136</text:p>
          </table:table-cell>
          <table:table-cell office:value-type="float" office:value="135.07" table:style-name="ce1">
            <text:p>135,07</text:p>
          </table:table-cell>
          <table:table-cell office:value-type="float" office:value="129.417" table:formula="of:=([.B27]+[.C27]+[.D27]+[.E27]+[.F27])/5" table:style-name="ce1">
            <text:p>129,417</text:p>
          </table:table-cell>
          <table:table-cell table:number-columns-repeated="19" table:style-name="ce1"/>
          <table:table-cell office:value-type="float" office:value="3000" table:style-name="ce1">
            <text:p>3000</text:p>
          </table:table-cell>
          <table:table-cell office:value-type="float" office:value="116.218" table:style-name="ce1">
            <text:p>116,218</text:p>
          </table:table-cell>
          <table:table-cell office:value-type="float" office:value="114.35" table:style-name="ce1">
            <text:p>114,35</text:p>
          </table:table-cell>
          <table:table-cell office:value-type="float" office:value="114.476" table:style-name="ce1">
            <text:p>114,476</text:p>
          </table:table-cell>
          <table:table-cell office:value-type="float" office:value="113.851" table:style-name="ce1">
            <text:p>113,851</text:p>
          </table:table-cell>
          <table:table-cell office:value-type="float" office:value="114.393" table:style-name="ce1">
            <text:p>114,393</text:p>
          </table:table-cell>
          <table:table-cell office:value-type="float" office:value="114.6576" table:formula="of:=([.AB27]+[.AC27]+[.AD27]+[.AE27]+[.AF27])/5" table:style-name="ce1">
            <text:p>114,6576</text:p>
          </table:table-cell>
          <table:table-cell table:number-columns-repeated="15" table:style-name="ce1"/>
          <table:table-cell office:value-type="float" office:value="600" table:style-name="ce1">
            <text:p>600</text:p>
          </table:table-cell>
          <table:table-cell office:value-type="float" office:value="0.1862" table:style-name="ce1">
            <text:p>0,1862</text:p>
          </table:table-cell>
          <table:table-cell office:value-type="float" office:value="2320085934.4790549" table:formula="of:=432000001/[.AX27]" table:style-name="ce1">
            <text:p>2320085934</text:p>
          </table:table-cell>
          <table:table-cell office:value-type="float" office:value="9.9199999999999997E-2" table:style-name="ce1">
            <text:p>0,0992</text:p>
          </table:table-cell>
          <table:table-cell office:value-type="float" office:value="4354838719.7580643" table:formula="of:=432000001/[.AZ27]" table:style-name="ce1">
            <text:p>4354838720</text:p>
          </table:table-cell>
          <table:table-cell table:number-columns-repeated="16331"/>
        </table:table-row>
        <table:table-row table:style-name="ro1">
          <table:table-cell table:number-columns-repeated="48" table:style-name="ce1"/>
          <table:table-cell office:value-type="float" office:value="1000" table:style-name="ce1">
            <text:p>1000</text:p>
          </table:table-cell>
          <table:table-cell office:value-type="float" office:value="1.1321999999999999" table:style-name="ce1">
            <text:p>1,1322</text:p>
          </table:table-cell>
          <table:table-cell office:value-type="float" office:value="1766472355.5908852" table:formula="of:=2000000001/[.AX28]" table:style-name="ce1">
            <text:p>1766472356</text:p>
          </table:table-cell>
          <table:table-cell office:value-type="float" office:value="0.47140000000000004" table:style-name="ce1">
            <text:p>0,4714</text:p>
          </table:table-cell>
          <table:table-cell office:value-type="float" office:value="4242681376.7501059" table:formula="of:=2000000001/[.AZ28]" table:style-name="ce1">
            <text:p>4242681377</text:p>
          </table:table-cell>
          <table:table-cell table:number-columns-repeated="16331"/>
        </table:table-row>
        <table:table-row table:style-name="ro1">
          <table:table-cell table:number-columns-repeated="48" table:style-name="ce1"/>
          <table:table-cell office:value-type="float" office:value="1400" table:style-name="ce1">
            <text:p>1400</text:p>
          </table:table-cell>
          <table:table-cell office:value-type="float" office:value="3.4116" table:style-name="ce1">
            <text:p>3,4116</text:p>
          </table:table-cell>
          <table:table-cell office:value-type="float" office:value="1608629382.4012194" table:formula="of:=5488000001/[.AX29]" table:style-name="ce1">
            <text:p>1608629382</text:p>
          </table:table-cell>
          <table:table-cell office:value-type="float" office:value="1.5408000000000002" table:style-name="ce1">
            <text:p>1,5408</text:p>
          </table:table-cell>
          <table:table-cell office:value-type="float" office:value="3561786085.7995844" table:formula="of:=5488000001/[.AZ29]" table:style-name="ce1">
            <text:p>3561786086</text:p>
          </table:table-cell>
          <table:table-cell table:number-columns-repeated="16331"/>
        </table:table-row>
        <table:table-row table:style-name="ro1">
          <table:table-cell table:number-columns-repeated="48" table:style-name="ce1"/>
          <table:table-cell office:value-type="float" office:value="1800" table:style-name="ce1">
            <text:p>1800</text:p>
          </table:table-cell>
          <table:table-cell office:value-type="float" office:value="17.944200000000002" table:style-name="ce1">
            <text:p>17,9442</text:p>
          </table:table-cell>
          <table:table-cell office:value-type="float" office:value="650015046.70032644" table:formula="of:=11664000001/[.AX30]" table:style-name="ce1">
            <text:p>650015046,7</text:p>
          </table:table-cell>
          <table:table-cell office:value-type="float" office:value="3.3704000000000001" table:style-name="ce1">
            <text:p>3,3704</text:p>
          </table:table-cell>
          <table:table-cell office:value-type="float" office:value="3460716829.1597438" table:formula="of:=11664000001/[.AZ30]" table:style-name="ce1">
            <text:p>3460716829</text:p>
          </table:table-cell>
          <table:table-cell table:number-columns-repeated="16331"/>
        </table:table-row>
        <table:table-row table:style-name="ro1">
          <table:table-cell table:number-columns-repeated="48" table:style-name="ce1"/>
          <table:table-cell office:value-type="float" office:value="2200" table:style-name="ce1">
            <text:p>2200</text:p>
          </table:table-cell>
          <table:table-cell office:value-type="float" office:value="38.587800000000001" table:style-name="ce1">
            <text:p>38,5878</text:p>
          </table:table-cell>
          <table:table-cell office:value-type="float" office:value="551884274.33022869" table:formula="of:=21296000001/[.AX31]" table:style-name="ce1">
            <text:p>551884274,3</text:p>
          </table:table-cell>
          <table:table-cell office:value-type="float" office:value="6.2325999999999997" table:style-name="ce1">
            <text:p>6,2326</text:p>
          </table:table-cell>
          <table:table-cell office:value-type="float" office:value="3416872573.4043579" table:formula="of:=21296000001/[.AZ31]" table:style-name="ce1">
            <text:p>3416872573</text:p>
          </table:table-cell>
          <table:table-cell table:number-columns-repeated="16331"/>
        </table:table-row>
        <table:table-row table:style-name="ro1">
          <table:table-cell table:number-columns-repeated="48" table:style-name="ce1"/>
          <table:table-cell office:value-type="float" office:value="2600" table:style-name="ce1">
            <text:p>2600</text:p>
          </table:table-cell>
          <table:table-cell office:value-type="float" office:value="68.912800000000004" table:style-name="ce1">
            <text:p>68,9128</text:p>
          </table:table-cell>
          <table:table-cell office:value-type="float" office:value="510093915.80374032" table:formula="of:=35152000001/[.AX32]" table:style-name="ce1">
            <text:p>510093915,8</text:p>
          </table:table-cell>
          <table:table-cell office:value-type="float" office:value="10.370200000000001" table:style-name="ce1">
            <text:p>10,3702</text:p>
          </table:table-cell>
          <table:table-cell office:value-type="float" office:value="3389712831.0929394" table:formula="of:=35152000001/[.AZ32]" table:style-name="ce1">
            <text:p>3389712831</text:p>
          </table:table-cell>
          <table:table-cell table:number-columns-repeated="16331"/>
        </table:table-row>
        <table:table-row table:style-name="ro1">
          <table:table-cell table:number-columns-repeated="48" table:style-name="ce1"/>
          <table:table-cell office:value-type="float" office:value="3000" table:style-name="ce1">
            <text:p>3000</text:p>
          </table:table-cell>
          <table:table-cell office:value-type="float" office:value="114.58320000000001" table:style-name="ce1">
            <text:p>114,5832</text:p>
          </table:table-cell>
          <table:table-cell office:value-type="float" office:value="471273275.67217529" table:formula="of:=54000000001/[.AX33]" table:style-name="ce1">
            <text:p>471273275,7</text:p>
          </table:table-cell>
          <table:table-cell office:value-type="float" office:value="16.4358" table:style-name="ce1">
            <text:p>16,4358</text:p>
          </table:table-cell>
          <table:table-cell office:value-type="float" office:value="3285510897.0053177" table:formula="of:=54000000001/[.AZ33]" table:style-name="ce1">
            <text:p>3285510897</text:p>
          </table:table-cell>
          <table:table-cell table:number-columns-repeated="1633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run1</text:p>
          </table:table-cell>
          <table:table-cell office:value-type="string" table:style-name="ce1">
            <text:p>run2</text:p>
          </table:table-cell>
          <table:table-cell office:value-type="string" table:style-name="ce1">
            <text:p>run3</text:p>
          </table:table-cell>
          <table:table-cell office:value-type="string" table:style-name="ce1">
            <text:p>run4</text:p>
          </table:table-cell>
          <table:table-cell office:value-type="string" table:style-name="ce1">
            <text:p>run5</text:p>
          </table:table-cell>
          <table:table-cell office:value-type="string" table:style-name="ce1">
            <text:p>average</text:p>
          </table:table-cell>
          <table:table-cell table:number-columns-repeated="2" table:style-name="ce1"/>
          <table:table-cell office:value-type="string" table:style-name="ce1">
            <text:p>size</text:p>
          </table:table-cell>
          <table:table-cell table:style-name="ce1"/>
          <table:table-cell office:value-type="string" table:style-name="ce1">
            <text:p>run1</text:p>
          </table:table-cell>
          <table:table-cell office:value-type="string" table:style-name="ce1">
            <text:p>run2</text:p>
          </table:table-cell>
          <table:table-cell office:value-type="string" table:style-name="ce1">
            <text:p>run3</text:p>
          </table:table-cell>
          <table:table-cell office:value-type="string" table:style-name="ce1">
            <text:p>run4</text:p>
          </table:table-cell>
          <table:table-cell office:value-type="string" table:style-name="ce1">
            <text:p>run5</text:p>
          </table:table-cell>
          <table:table-cell office:value-type="string" table:style-name="ce1">
            <text:p>average</text:p>
          </table:table-cell>
          <table:table-cell table:style-name="ce1"/>
          <table:table-cell office:value-type="string" table:style-name="ce1">
            <text:p>Cpp 2</text:p>
          </table:table-cell>
          <table:table-cell table:number-columns-repeated="4" table:style-name="ce1"/>
          <table:table-cell office:value-type="string" table:style-name="ce1">
            <text:p>size</text:p>
          </table:table-cell>
          <table:table-cell office:value-type="string" table:style-name="ce1">
            <text:p>FLOP1</text:p>
          </table:table-cell>
          <table:table-cell table:style-name="ce1"/>
          <table:table-cell office:value-type="string" table:style-name="ce1">
            <text:p>size</text:p>
          </table:table-cell>
          <table:table-cell office:value-type="string" table:style-name="ce1">
            <text:p>run1</text:p>
          </table:table-cell>
          <table:table-cell office:value-type="string" table:style-name="ce1">
            <text:p>run2</text:p>
          </table:table-cell>
          <table:table-cell office:value-type="string" table:style-name="ce1">
            <text:p>run3</text:p>
          </table:table-cell>
          <table:table-cell office:value-type="string" table:style-name="ce1">
            <text:p>run4</text:p>
          </table:table-cell>
          <table:table-cell office:value-type="string" table:style-name="ce1">
            <text:p>run5</text:p>
          </table:table-cell>
          <table:table-cell office:value-type="string" table:style-name="ce1">
            <text:p>Line(C/C++)</text:p>
          </table:table-cell>
          <table:table-cell table:number-columns-repeated="2" table:style-name="ce1"/>
          <table:table-cell office:value-type="string" table:style-name="ce1">
            <text:p>size</text:p>
          </table:table-cell>
          <table:table-cell table:style-name="ce1"/>
          <table:table-cell office:value-type="string" table:style-name="ce1">
            <text:p>run1</text:p>
          </table:table-cell>
          <table:table-cell office:value-type="string" table:style-name="ce1">
            <text:p>run2</text:p>
          </table:table-cell>
          <table:table-cell office:value-type="string" table:style-name="ce1">
            <text:p>run3</text:p>
          </table:table-cell>
          <table:table-cell office:value-type="string" table:style-name="ce1">
            <text:p>run4</text:p>
          </table:table-cell>
          <table:table-cell office:value-type="string" table:style-name="ce1">
            <text:p>run5</text:p>
          </table:table-cell>
          <table:table-cell office:value-type="string" table:style-name="ce1">
            <text:p>Line(C/C++)</text:p>
          </table:table-cell>
          <table:table-cell table:style-name="ce1"/>
          <table:table-cell office:value-type="string" table:style-name="ce1">
            <text:p>Cpp 2</text:p>
          </table:table-cell>
          <table:table-cell table:number-columns-repeated="16339" table:style-name="ce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0.19900000000000001" table:style-name="ce1">
            <text:p>0,199</text:p>
          </table:table-cell>
          <table:table-cell office:value-type="float" office:value="0.33400000000000002" table:style-name="ce1">
            <text:p>0,334</text:p>
          </table:table-cell>
          <table:table-cell office:value-type="float" office:value="0.20300000000000001" table:style-name="ce1">
            <text:p>0,203</text:p>
          </table:table-cell>
          <table:table-cell office:value-type="float" office:value="0.33700000000000002" table:style-name="ce1">
            <text:p>0,337</text:p>
          </table:table-cell>
          <table:table-cell office:value-type="float" office:value="0.32800000000000001" table:style-name="ce1">
            <text:p>0,328</text:p>
          </table:table-cell>
          <table:table-cell office:value-type="float" office:value="0.2802" table:formula="of:=([.B36]+[.C36]+[.D36]+[.E36]+[.F36])/5" table:style-name="ce1">
            <text:p>0,2802</text:p>
          </table:table-cell>
          <table:table-cell table:number-columns-repeated="2" table:style-name="ce1"/>
          <table:table-cell office:value-type="float" office:value="600" table:style-name="ce1">
            <text:p>600</text:p>
          </table:table-cell>
          <table:table-cell office:value-type="string" table:style-name="ce1">
            <text:p>L1</text:p>
          </table:table-cell>
          <table:table-cell office:value-type="float" office:value="27132840" table:style-name="ce1">
            <text:p>27132840</text:p>
          </table:table-cell>
          <table:table-cell office:value-type="float" office:value="27128000" table:style-name="ce1">
            <text:p>27128000</text:p>
          </table:table-cell>
          <table:table-cell office:value-type="float" office:value="27125561" table:style-name="ce1">
            <text:p>27125561</text:p>
          </table:table-cell>
          <table:table-cell office:value-type="float" office:value="27141793" table:style-name="ce1">
            <text:p>27141793</text:p>
          </table:table-cell>
          <table:table-cell office:value-type="float" office:value="27217457" table:style-name="ce1">
            <text:p>27217457</text:p>
          </table:table-cell>
          <table:table-cell office:value-type="float" office:value="27149130.199999999" table:formula="of:=([.L36]+[.M36]+[.N36]+[.O36]+[.P36])/5" table:style-name="ce1">
            <text:p>27149130,2</text:p>
          </table:table-cell>
          <table:table-cell table:number-columns-repeated="6" table:style-name="ce1"/>
          <table:table-cell office:value-type="float" office:value="600" table:style-name="ce1">
            <text:p>600</text:p>
          </table:table-cell>
          <table:table-cell office:value-type="float" office:value="432000001" table:style-name="ce1">
            <text:p>432000001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199999999999997E-2" table:formula="of:=([.AB36]+[.AC36]+[.AD36]+[.AE36]+[.AF36])/5" table:style-name="ce1">
            <text:p>0,0992</text:p>
          </table:table-cell>
          <table:table-cell table:number-columns-repeated="2" table:style-name="ce1"/>
          <table:table-cell office:value-type="float" office:value="600" table:style-name="ce1">
            <text:p>600</text:p>
          </table:table-cell>
          <table:table-cell office:value-type="string" table:style-name="ce1">
            <text:p>L1</text:p>
          </table:table-cell>
          <table:table-cell office:value-type="float" office:value="27109250" table:style-name="ce1">
            <text:p>27109250</text:p>
          </table:table-cell>
          <table:table-cell office:value-type="float" office:value="27265838" table:style-name="ce1">
            <text:p>27265838</text:p>
          </table:table-cell>
          <table:table-cell office:value-type="float" office:value="27241477" table:style-name="ce1">
            <text:p>27241477</text:p>
          </table:table-cell>
          <table:table-cell office:value-type="float" office:value="27241298" table:style-name="ce1">
            <text:p>27241298</text:p>
          </table:table-cell>
          <table:table-cell office:value-type="float" office:value="27241390" table:style-name="ce1">
            <text:p>27241390</text:p>
          </table:table-cell>
          <table:table-cell office:value-type="float" office:value="27219850.600000001" table:formula="of:=([.AL36]+[.AM36]+[.AN36]+[.AO36]+[.AP36])/5" table:style-name="ce1">
            <text:p>27219850,6</text:p>
          </table:table-cell>
          <table:table-cell table:number-columns-repeated="5" table:style-name="ce1"/>
          <table:table-cell office:value-type="string" table:style-name="ce1">
            <text:p>size</text:p>
          </table:table-cell>
          <table:table-cell office:value-type="string" table:style-name="ce1">
            <text:p>FLOP1</text:p>
          </table:table-cell>
          <table:table-cell table:number-columns-repeated="16334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0.76300000000000001" table:style-name="ce1">
            <text:p>0,763</text:p>
          </table:table-cell>
          <table:table-cell office:value-type="float" office:value="0.747" table:style-name="ce1">
            <text:p>0,747</text:p>
          </table:table-cell>
          <table:table-cell office:value-type="float" office:value="1.038" table:style-name="ce1">
            <text:p>1,038</text:p>
          </table:table-cell>
          <table:table-cell office:value-type="float" office:value="1.02" table:style-name="ce1">
            <text:p>1,02</text:p>
          </table:table-cell>
          <table:table-cell office:value-type="float" office:value="1.024" table:style-name="ce1">
            <text:p>1,024</text:p>
          </table:table-cell>
          <table:table-cell office:value-type="float" office:value="0.91840000000000011" table:formula="of:=([.B37]+[.C37]+[.D37]+[.E37]+[.F37])/5" table:style-name="ce1">
            <text:p>0,9184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55638991" table:style-name="ce1">
            <text:p>55638991</text:p>
          </table:table-cell>
          <table:table-cell office:value-type="float" office:value="55639823" table:style-name="ce1">
            <text:p>55639823</text:p>
          </table:table-cell>
          <table:table-cell office:value-type="float" office:value="55628110" table:style-name="ce1">
            <text:p>55628110</text:p>
          </table:table-cell>
          <table:table-cell office:value-type="float" office:value="56197625" table:style-name="ce1">
            <text:p>56197625</text:p>
          </table:table-cell>
          <table:table-cell office:value-type="float" office:value="56292760" table:style-name="ce1">
            <text:p>56292760</text:p>
          </table:table-cell>
          <table:table-cell office:value-type="float" office:value="55879461.799999997" table:formula="of:=([.L37]+[.M37]+[.N37]+[.O37]+[.P37])/5" table:style-name="ce1">
            <text:p>55879461,8</text:p>
          </table:table-cell>
          <table:table-cell table:number-columns-repeated="6" table:style-name="ce1"/>
          <table:table-cell office:value-type="float" office:value="1000" table:style-name="ce1">
            <text:p>1000</text:p>
          </table:table-cell>
          <table:table-cell office:value-type="float" office:value="2000000001" table:style-name="ce1">
            <text:p>2000000001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.47499999999999998" table:style-name="ce1">
            <text:p>0,475</text:p>
          </table:table-cell>
          <table:table-cell office:value-type="float" office:value="0.47399999999999998" table:style-name="ce1">
            <text:p>0,474</text:p>
          </table:table-cell>
          <table:table-cell office:value-type="float" office:value="0.47" table:style-name="ce1">
            <text:p>0,47</text:p>
          </table:table-cell>
          <table:table-cell office:value-type="float" office:value="0.47" table:style-name="ce1">
            <text:p>0,47</text:p>
          </table:table-cell>
          <table:table-cell office:value-type="float" office:value="0.46800000000000003" table:style-name="ce1">
            <text:p>0,468</text:p>
          </table:table-cell>
          <table:table-cell office:value-type="float" office:value="0.47140000000000004" table:formula="of:=([.AB37]+[.AC37]+[.AD37]+[.AE37]+[.AF37])/5" table:style-name="ce1">
            <text:p>0,4714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58066482" table:style-name="ce1">
            <text:p>58066482</text:p>
          </table:table-cell>
          <table:table-cell office:value-type="float" office:value="57175725" table:style-name="ce1">
            <text:p>57175725</text:p>
          </table:table-cell>
          <table:table-cell office:value-type="float" office:value="58393248" table:style-name="ce1">
            <text:p>58393248</text:p>
          </table:table-cell>
          <table:table-cell office:value-type="float" office:value="58311711" table:style-name="ce1">
            <text:p>58311711</text:p>
          </table:table-cell>
          <table:table-cell office:value-type="float" office:value="57140760" table:style-name="ce1">
            <text:p>57140760</text:p>
          </table:table-cell>
          <table:table-cell office:value-type="float" office:value="57817585.200000003" table:formula="of:=([.AL37]+[.AM37]+[.AN37]+[.AO37]+[.AP37])/5" table:style-name="ce1">
            <text:p>57817585,2</text:p>
          </table:table-cell>
          <table:table-cell table:number-columns-repeated="5" table:style-name="ce1"/>
          <table:table-cell office:value-type="float" office:value="600" table:style-name="ce1">
            <text:p>600</text:p>
          </table:table-cell>
          <table:table-cell office:value-type="float" office:value="432000001" table:style-name="ce1">
            <text:p>432000001</text:p>
          </table:table-cell>
          <table:table-cell table:number-columns-repeated="6" table:style-name="ce1"/>
          <table:table-cell table:style-name="ce1">
            <draw:frame draw:z-index="3" draw:id="id2" draw:style-name="a2" draw:name="Gráfico 3" svg:x="0.46667in" svg:y="0.07262in" svg:width="5.01667in" svg:height="2.9785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2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2.7349999999999999" table:style-name="ce1">
            <text:p>2,735</text:p>
          </table:table-cell>
          <table:table-cell office:value-type="float" office:value="2.7850000000000001" table:style-name="ce1">
            <text:p>2,785</text:p>
          </table:table-cell>
          <table:table-cell office:value-type="float" office:value="2.6120000000000001" table:style-name="ce1">
            <text:p>2,612</text:p>
          </table:table-cell>
          <table:table-cell office:value-type="float" office:value="1.91" table:style-name="ce1">
            <text:p>1,91</text:p>
          </table:table-cell>
          <table:table-cell office:value-type="float" office:value="1.9119999999999999" table:style-name="ce1">
            <text:p>1,912</text:p>
          </table:table-cell>
          <table:table-cell office:value-type="float" office:value="2.3908" table:formula="of:=([.B38]+[.C38]+[.D38]+[.E38]+[.F38])/5" table:style-name="ce1">
            <text:p>2,3908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string" table:style-name="ce1">
            <text:p>L1</text:p>
          </table:table-cell>
          <table:table-cell office:value-type="float" office:value="125811948" table:style-name="ce1">
            <text:p>125811948</text:p>
          </table:table-cell>
          <table:table-cell office:value-type="float" office:value="125773458" table:style-name="ce1">
            <text:p>125773458</text:p>
          </table:table-cell>
          <table:table-cell office:value-type="float" office:value="126027602" table:style-name="ce1">
            <text:p>126027602</text:p>
          </table:table-cell>
          <table:table-cell office:value-type="float" office:value="126007167" table:style-name="ce1">
            <text:p>126007167</text:p>
          </table:table-cell>
          <table:table-cell office:value-type="float" office:value="125892114" table:style-name="ce1">
            <text:p>125892114</text:p>
          </table:table-cell>
          <table:table-cell office:value-type="float" office:value="125902457.8" table:formula="of:=([.L38]+[.M38]+[.N38]+[.O38]+[.P38])/5" table:style-name="ce1">
            <text:p>125902457,8</text:p>
          </table:table-cell>
          <table:table-cell table:number-columns-repeated="6" table:style-name="ce1"/>
          <table:table-cell office:value-type="float" office:value="1400" table:style-name="ce1">
            <text:p>1400</text:p>
          </table:table-cell>
          <table:table-cell office:value-type="float" office:value="5488000001" table:style-name="ce1">
            <text:p>5488000001</text:p>
          </table:table-cell>
          <table:table-cell table:style-name="ce1"/>
          <table:table-cell office:value-type="float" office:value="1400" table:style-name="ce1">
            <text:p>1400</text:p>
          </table:table-cell>
          <table:table-cell office:value-type="float" office:value="1.53" table:style-name="ce1">
            <text:p>1,53</text:p>
          </table:table-cell>
          <table:table-cell office:value-type="float" office:value="1.5329999999999999" table:style-name="ce1">
            <text:p>1,533</text:p>
          </table:table-cell>
          <table:table-cell office:value-type="float" office:value="1.5489999999999999" table:style-name="ce1">
            <text:p>1,549</text:p>
          </table:table-cell>
          <table:table-cell office:value-type="float" office:value="1.554" table:style-name="ce1">
            <text:p>1,554</text:p>
          </table:table-cell>
          <table:table-cell office:value-type="float" office:value="1.538" table:style-name="ce1">
            <text:p>1,538</text:p>
          </table:table-cell>
          <table:table-cell office:value-type="float" office:value="1.5408000000000002" table:formula="of:=([.AB38]+[.AC38]+[.AD38]+[.AE38]+[.AF38])/5" table:style-name="ce1">
            <text:p>1,5408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string" table:style-name="ce1">
            <text:p>L1</text:p>
          </table:table-cell>
          <table:table-cell office:value-type="float" office:value="125756240" table:style-name="ce1">
            <text:p>125756240</text:p>
          </table:table-cell>
          <table:table-cell office:value-type="float" office:value="125996773" table:style-name="ce1">
            <text:p>125996773</text:p>
          </table:table-cell>
          <table:table-cell office:value-type="float" office:value="125995265" table:style-name="ce1">
            <text:p>125995265</text:p>
          </table:table-cell>
          <table:table-cell office:value-type="float" office:value="125995664" table:style-name="ce1">
            <text:p>125995664</text:p>
          </table:table-cell>
          <table:table-cell office:value-type="float" office:value="125995831" table:style-name="ce1">
            <text:p>125995831</text:p>
          </table:table-cell>
          <table:table-cell office:value-type="float" office:value="125947954.59999999" table:formula="of:=([.AL38]+[.AM38]+[.AN38]+[.AO38]+[.AP38])/5" table:style-name="ce1">
            <text:p>125947954,6</text:p>
          </table:table-cell>
          <table:table-cell table:number-columns-repeated="5" table:style-name="ce1"/>
          <table:table-cell office:value-type="float" office:value="1000" table:style-name="ce1">
            <text:p>1000</text:p>
          </table:table-cell>
          <table:table-cell office:value-type="float" office:value="2000000001" table:style-name="ce1">
            <text:p>2000000001</text:p>
          </table:table-cell>
          <table:table-cell table:number-columns-repeated="16334" table:style-name="ce1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3.9710000000000001" table:style-name="ce1">
            <text:p>3,971</text:p>
          </table:table-cell>
          <table:table-cell office:value-type="float" office:value="4.1050000000000004" table:style-name="ce1">
            <text:p>4,105</text:p>
          </table:table-cell>
          <table:table-cell office:value-type="float" office:value="3.9159999999999999" table:style-name="ce1">
            <text:p>3,916</text:p>
          </table:table-cell>
          <table:table-cell office:value-type="float" office:value="3.887" table:style-name="ce1">
            <text:p>3,887</text:p>
          </table:table-cell>
          <table:table-cell office:value-type="float" office:value="3.9079999999999999" table:style-name="ce1">
            <text:p>3,908</text:p>
          </table:table-cell>
          <table:table-cell office:value-type="float" office:value="3.9574000000000007" table:formula="of:=([.B39]+[.C39]+[.D39]+[.E39]+[.F39])/5" table:style-name="ce1">
            <text:p>3,9574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257767350" table:style-name="ce1">
            <text:p>257767350</text:p>
          </table:table-cell>
          <table:table-cell office:value-type="float" office:value="255807997" table:style-name="ce1">
            <text:p>255807997</text:p>
          </table:table-cell>
          <table:table-cell office:value-type="float" office:value="256536884" table:style-name="ce1">
            <text:p>256536884</text:p>
          </table:table-cell>
          <table:table-cell office:value-type="float" office:value="256469840" table:style-name="ce1">
            <text:p>256469840</text:p>
          </table:table-cell>
          <table:table-cell office:value-type="float" office:value="258003105" table:style-name="ce1">
            <text:p>258003105</text:p>
          </table:table-cell>
          <table:table-cell office:value-type="float" office:value="256917035.19999999" table:formula="of:=([.L39]+[.M39]+[.N39]+[.O39]+[.P39])/5" table:style-name="ce1">
            <text:p>256917035,2</text:p>
          </table:table-cell>
          <table:table-cell table:number-columns-repeated="6" table:style-name="ce1"/>
          <table:table-cell office:value-type="float" office:value="1800" table:style-name="ce1">
            <text:p>1800</text:p>
          </table:table-cell>
          <table:table-cell office:value-type="float" office:value="11664000001" table:style-name="ce1">
            <text:p>11664000001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float" office:value="3.3730000000000002" table:style-name="ce1">
            <text:p>3,373</text:p>
          </table:table-cell>
          <table:table-cell office:value-type="float" office:value="3.3559999999999999" table:style-name="ce1">
            <text:p>3,356</text:p>
          </table:table-cell>
          <table:table-cell office:value-type="float" office:value="3.3519999999999999" table:style-name="ce1">
            <text:p>3,352</text:p>
          </table:table-cell>
          <table:table-cell office:value-type="float" office:value="3.3879999999999999" table:style-name="ce1">
            <text:p>3,388</text:p>
          </table:table-cell>
          <table:table-cell office:value-type="float" office:value="3.383" table:style-name="ce1">
            <text:p>3,383</text:p>
          </table:table-cell>
          <table:table-cell office:value-type="float" office:value="3.3704000000000001" table:formula="of:=([.AB39]+[.AC39]+[.AD39]+[.AE39]+[.AF39])/5" table:style-name="ce1">
            <text:p>3,3704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261155554" table:style-name="ce1">
            <text:p>261155554</text:p>
          </table:table-cell>
          <table:table-cell office:value-type="float" office:value="262089268" table:style-name="ce1">
            <text:p>262089268</text:p>
          </table:table-cell>
          <table:table-cell office:value-type="float" office:value="267489928" table:style-name="ce1">
            <text:p>267489928</text:p>
          </table:table-cell>
          <table:table-cell office:value-type="float" office:value="267738512" table:style-name="ce1">
            <text:p>267738512</text:p>
          </table:table-cell>
          <table:table-cell office:value-type="float" office:value="267607303" table:style-name="ce1">
            <text:p>267607303</text:p>
          </table:table-cell>
          <table:table-cell office:value-type="float" office:value="265216113" table:formula="of:=([.AL39]+[.AM39]+[.AN39]+[.AO39]+[.AP39])/5" table:style-name="ce1">
            <text:p>265216113</text:p>
          </table:table-cell>
          <table:table-cell table:number-columns-repeated="5" table:style-name="ce1"/>
          <table:table-cell office:value-type="float" office:value="1400" table:style-name="ce1">
            <text:p>1400</text:p>
          </table:table-cell>
          <table:table-cell office:value-type="float" office:value="5488000001" table:style-name="ce1">
            <text:p>5488000001</text:p>
          </table:table-cell>
          <table:table-cell table:number-columns-repeated="16334" table:style-name="ce1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7.0430000000000001" table:style-name="ce1">
            <text:p>7,043</text:p>
          </table:table-cell>
          <table:table-cell office:value-type="float" office:value="7.0090000000000003" table:style-name="ce1">
            <text:p>7,009</text:p>
          </table:table-cell>
          <table:table-cell office:value-type="float" office:value="7.085" table:style-name="ce1">
            <text:p>7,085</text:p>
          </table:table-cell>
          <table:table-cell office:value-type="float" office:value="7.0410000000000004" table:style-name="ce1">
            <text:p>7,041</text:p>
          </table:table-cell>
          <table:table-cell office:value-type="float" office:value="7.0309999999999997" table:style-name="ce1">
            <text:p>7,031</text:p>
          </table:table-cell>
          <table:table-cell office:value-type="float" office:value="7.0418000000000003" table:formula="of:=([.B40]+[.C40]+[.D40]+[.E40]+[.F40])/5" table:style-name="ce1">
            <text:p>7,0418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string" table:style-name="ce1">
            <text:p>L1</text:p>
          </table:table-cell>
          <table:table-cell office:value-type="float" office:value="347622532" table:style-name="ce1">
            <text:p>347622532</text:p>
          </table:table-cell>
          <table:table-cell office:value-type="float" office:value="349604244" table:style-name="ce1">
            <text:p>349604244</text:p>
          </table:table-cell>
          <table:table-cell office:value-type="float" office:value="346887981" table:style-name="ce1">
            <text:p>346887981</text:p>
          </table:table-cell>
          <table:table-cell office:value-type="float" office:value="347156610" table:style-name="ce1">
            <text:p>347156610</text:p>
          </table:table-cell>
          <table:table-cell office:value-type="float" office:value="346725918" table:style-name="ce1">
            <text:p>346725918</text:p>
          </table:table-cell>
          <table:table-cell office:value-type="float" office:value="347599457" table:formula="of:=([.L40]+[.M40]+[.N40]+[.O40]+[.P40])/5" table:style-name="ce1">
            <text:p>347599457</text:p>
          </table:table-cell>
          <table:table-cell table:number-columns-repeated="6" table:style-name="ce1"/>
          <table:table-cell office:value-type="float" office:value="2200" table:style-name="ce1">
            <text:p>2200</text:p>
          </table:table-cell>
          <table:table-cell office:value-type="float" office:value="21296000001" table:style-name="ce1">
            <text:p>21296000001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6.2140000000000004" table:style-name="ce1">
            <text:p>6,214</text:p>
          </table:table-cell>
          <table:table-cell office:value-type="float" office:value="6.3739999999999997" table:style-name="ce1">
            <text:p>6,374</text:p>
          </table:table-cell>
          <table:table-cell office:value-type="float" office:value="6.1870000000000003" table:style-name="ce1">
            <text:p>6,187</text:p>
          </table:table-cell>
          <table:table-cell office:value-type="float" office:value="6.2039999999999997" table:style-name="ce1">
            <text:p>6,204</text:p>
          </table:table-cell>
          <table:table-cell office:value-type="float" office:value="6.1840000000000002" table:style-name="ce1">
            <text:p>6,184</text:p>
          </table:table-cell>
          <table:table-cell office:value-type="float" office:value="6.2326000000000006" table:formula="of:=([.AB40]+[.AC40]+[.AD40]+[.AE40]+[.AF40])/5" table:style-name="ce1">
            <text:p>6,2326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string" table:style-name="ce1">
            <text:p>L1</text:p>
          </table:table-cell>
          <table:table-cell office:value-type="float" office:value="346188263" table:style-name="ce1">
            <text:p>346188263</text:p>
          </table:table-cell>
          <table:table-cell office:value-type="float" office:value="346547717" table:style-name="ce1">
            <text:p>346547717</text:p>
          </table:table-cell>
          <table:table-cell office:value-type="float" office:value="346554902" table:style-name="ce1">
            <text:p>346554902</text:p>
          </table:table-cell>
          <table:table-cell office:value-type="float" office:value="346556922" table:style-name="ce1">
            <text:p>346556922</text:p>
          </table:table-cell>
          <table:table-cell office:value-type="float" office:value="346548545" table:style-name="ce1">
            <text:p>346548545</text:p>
          </table:table-cell>
          <table:table-cell office:value-type="float" office:value="346479269.80000001" table:formula="of:=([.AL40]+[.AM40]+[.AN40]+[.AO40]+[.AP40])/5" table:style-name="ce1">
            <text:p>346479269,8</text:p>
          </table:table-cell>
          <table:table-cell table:number-columns-repeated="5" table:style-name="ce1"/>
          <table:table-cell office:value-type="float" office:value="1800" table:style-name="ce1">
            <text:p>1800</text:p>
          </table:table-cell>
          <table:table-cell office:value-type="float" office:value="11664000001" table:style-name="ce1">
            <text:p>11664000001</text:p>
          </table:table-cell>
          <table:table-cell table:number-columns-repeated="16334" table:style-name="ce1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float" office:value="11.61" table:style-name="ce1">
            <text:p>11,61</text:p>
          </table:table-cell>
          <table:table-cell office:value-type="float" office:value="17.620999999999999" table:style-name="ce1">
            <text:p>17,621</text:p>
          </table:table-cell>
          <table:table-cell office:value-type="float" office:value="17.440999999999999" table:style-name="ce1">
            <text:p>17,441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11.659000000000001" table:style-name="ce1">
            <text:p>11,659</text:p>
          </table:table-cell>
          <table:table-cell office:value-type="float" office:value="14.918200000000002" table:formula="of:=([.B41]+[.C41]+[.D41]+[.E41]+[.F41])/5" table:style-name="ce1">
            <text:p>14,9182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698282149" table:style-name="ce1">
            <text:p>698282149</text:p>
          </table:table-cell>
          <table:table-cell office:value-type="float" office:value="699672447" table:style-name="ce1">
            <text:p>699672447</text:p>
          </table:table-cell>
          <table:table-cell office:value-type="float" office:value="699881953" table:style-name="ce1">
            <text:p>699881953</text:p>
          </table:table-cell>
          <table:table-cell office:value-type="float" office:value="698423914" table:style-name="ce1">
            <text:p>698423914</text:p>
          </table:table-cell>
          <table:table-cell office:value-type="float" office:value="701388800" table:style-name="ce1">
            <text:p>701388800</text:p>
          </table:table-cell>
          <table:table-cell office:value-type="float" office:value="699529852.60000002" table:formula="of:=([.L41]+[.M41]+[.N41]+[.O41]+[.P41])/5" table:style-name="ce1">
            <text:p>699529852,6</text:p>
          </table:table-cell>
          <table:table-cell table:number-columns-repeated="6" table:style-name="ce1"/>
          <table:table-cell office:value-type="float" office:value="2600" table:style-name="ce1">
            <text:p>2600</text:p>
          </table:table-cell>
          <table:table-cell office:value-type="float" office:value="35152000001" table:style-name="ce1">
            <text:p>35152000001</text:p>
          </table:table-cell>
          <table:table-cell table:style-name="ce1"/>
          <table:table-cell office:value-type="float" office:value="2600" table:style-name="ce1">
            <text:p>2600</text:p>
          </table:table-cell>
          <table:table-cell office:value-type="float" office:value="10.329000000000001" table:style-name="ce1">
            <text:p>10,329</text:p>
          </table:table-cell>
          <table:table-cell office:value-type="float" office:value="10.351000000000001" table:style-name="ce1">
            <text:p>10,351</text:p>
          </table:table-cell>
          <table:table-cell office:value-type="float" office:value="10.413" table:style-name="ce1">
            <text:p>10,413</text:p>
          </table:table-cell>
          <table:table-cell office:value-type="float" office:value="10.346" table:style-name="ce1">
            <text:p>10,346</text:p>
          </table:table-cell>
          <table:table-cell office:value-type="float" office:value="10.412000000000001" table:style-name="ce1">
            <text:p>10,412</text:p>
          </table:table-cell>
          <table:table-cell office:value-type="float" office:value="10.370200000000001" table:formula="of:=([.AB41]+[.AC41]+[.AD41]+[.AE41]+[.AF41])/5" table:style-name="ce1">
            <text:p>10,3702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712924109" table:style-name="ce1">
            <text:p>712924109</text:p>
          </table:table-cell>
          <table:table-cell office:value-type="float" office:value="712968343" table:style-name="ce1">
            <text:p>712968343</text:p>
          </table:table-cell>
          <table:table-cell office:value-type="float" office:value="699674544" table:style-name="ce1">
            <text:p>699674544</text:p>
          </table:table-cell>
          <table:table-cell office:value-type="float" office:value="700344330" table:style-name="ce1">
            <text:p>700344330</text:p>
          </table:table-cell>
          <table:table-cell office:value-type="float" office:value="712456717" table:style-name="ce1">
            <text:p>712456717</text:p>
          </table:table-cell>
          <table:table-cell office:value-type="float" office:value="707673608.60000002" table:formula="of:=([.AL41]+[.AM41]+[.AN41]+[.AO41]+[.AP41])/5" table:style-name="ce1">
            <text:p>707673608,6</text:p>
          </table:table-cell>
          <table:table-cell table:number-columns-repeated="5" table:style-name="ce1"/>
          <table:table-cell office:value-type="float" office:value="2200" table:style-name="ce1">
            <text:p>2200</text:p>
          </table:table-cell>
          <table:table-cell office:value-type="float" office:value="21296000001" table:style-name="ce1">
            <text:p>21296000001</text:p>
          </table:table-cell>
          <table:table-cell table:number-columns-repeated="16334" table:style-name="ce1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17.849" table:style-name="ce1">
            <text:p>17,849</text:p>
          </table:table-cell>
          <table:table-cell office:value-type="float" office:value="28.518999999999998" table:style-name="ce1">
            <text:p>28,519</text:p>
          </table:table-cell>
          <table:table-cell office:value-type="float" office:value="17.745000000000001" table:style-name="ce1">
            <text:p>17,745</text:p>
          </table:table-cell>
          <table:table-cell office:value-type="float" office:value="18.047999999999998" table:style-name="ce1">
            <text:p>18,048</text:p>
          </table:table-cell>
          <table:table-cell office:value-type="float" office:value="17.798999999999999" table:style-name="ce1">
            <text:p>17,799</text:p>
          </table:table-cell>
          <table:table-cell office:value-type="float" office:value="19.992000000000001" table:formula="of:=([.B42]+[.C42]+[.D42]+[.E42]+[.F42])/5" table:style-name="ce1">
            <text:p>19,992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string" table:style-name="ce1">
            <text:p>L1</text:p>
          </table:table-cell>
          <table:table-cell office:value-type="float" office:value="779203340" table:style-name="ce1">
            <text:p>779203340</text:p>
          </table:table-cell>
          <table:table-cell office:value-type="float" office:value="749567731" table:style-name="ce1">
            <text:p>749567731</text:p>
          </table:table-cell>
          <table:table-cell office:value-type="float" office:value="749483273" table:style-name="ce1">
            <text:p>749483273</text:p>
          </table:table-cell>
          <table:table-cell office:value-type="float" office:value="746837950" table:style-name="ce1">
            <text:p>746837950</text:p>
          </table:table-cell>
          <table:table-cell office:value-type="float" office:value="747347139" table:style-name="ce1">
            <text:p>747347139</text:p>
          </table:table-cell>
          <table:table-cell office:value-type="float" office:value="754487886.60000002" table:formula="of:=([.L42]+[.M42]+[.N42]+[.O42]+[.P42])/5" table:style-name="ce1">
            <text:p>754487886,6</text:p>
          </table:table-cell>
          <table:table-cell table:number-columns-repeated="6" table:style-name="ce1"/>
          <table:table-cell office:value-type="float" office:value="3000" table:style-name="ce1">
            <text:p>3000</text:p>
          </table:table-cell>
          <table:table-cell office:value-type="float" office:value="54000000001" table:style-name="ce1">
            <text:p>54000000001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15.909000000000001" table:style-name="ce1">
            <text:p>15,909</text:p>
          </table:table-cell>
          <table:table-cell office:value-type="float" office:value="15.95" table:style-name="ce1">
            <text:p>15,95</text:p>
          </table:table-cell>
          <table:table-cell office:value-type="float" office:value="16.806999999999999" table:style-name="ce1">
            <text:p>16,807</text:p>
          </table:table-cell>
          <table:table-cell office:value-type="float" office:value="16.881" table:style-name="ce1">
            <text:p>16,881</text:p>
          </table:table-cell>
          <table:table-cell office:value-type="float" office:value="16.632000000000001" table:style-name="ce1">
            <text:p>16,632</text:p>
          </table:table-cell>
          <table:table-cell office:value-type="float" office:value="16.4358" table:formula="of:=([.AB42]+[.AC42]+[.AD42]+[.AE42]+[.AF42])/5" table:style-name="ce1">
            <text:p>16,4358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string" table:style-name="ce1">
            <text:p>L1</text:p>
          </table:table-cell>
          <table:table-cell office:value-type="float" office:value="745156567" table:style-name="ce1">
            <text:p>745156567</text:p>
          </table:table-cell>
          <table:table-cell office:value-type="float" office:value="744437223" table:style-name="ce1">
            <text:p>744437223</text:p>
          </table:table-cell>
          <table:table-cell office:value-type="float" office:value="744445928" table:style-name="ce1">
            <text:p>744445928</text:p>
          </table:table-cell>
          <table:table-cell office:value-type="float" office:value="744448749" table:style-name="ce1">
            <text:p>744448749</text:p>
          </table:table-cell>
          <table:table-cell office:value-type="float" office:value="744432149" table:style-name="ce1">
            <text:p>744432149</text:p>
          </table:table-cell>
          <table:table-cell office:value-type="float" office:value="744584123.20000005" table:formula="of:=([.AL42]+[.AM42]+[.AN42]+[.AO42]+[.AP42])/5" table:style-name="ce1">
            <text:p>744584123,2</text:p>
          </table:table-cell>
          <table:table-cell table:number-columns-repeated="5" table:style-name="ce1"/>
          <table:table-cell office:value-type="float" office:value="2600" table:style-name="ce1">
            <text:p>2600</text:p>
          </table:table-cell>
          <table:table-cell office:value-type="float" office:value="35152000001" table:style-name="ce1">
            <text:p>35152000001</text:p>
          </table:table-cell>
          <table:table-cell table:number-columns-repeated="16334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L2</text:p>
          </table:table-cell>
          <table:table-cell office:value-type="float" office:value="1482870760" table:style-name="ce1">
            <text:p>1482870760</text:p>
          </table:table-cell>
          <table:table-cell office:value-type="float" office:value="1478808741" table:style-name="ce1">
            <text:p>1478808741</text:p>
          </table:table-cell>
          <table:table-cell office:value-type="float" office:value="1504335496" table:style-name="ce1">
            <text:p>1504335496</text:p>
          </table:table-cell>
          <table:table-cell office:value-type="float" office:value="1476750871" table:style-name="ce1">
            <text:p>1476750871</text:p>
          </table:table-cell>
          <table:table-cell office:value-type="float" office:value="1476985625" table:style-name="ce1">
            <text:p>1476985625</text:p>
          </table:table-cell>
          <table:table-cell office:value-type="float" office:value="1483950298.5999999" table:formula="of:=([.L43]+[.M43]+[.N43]+[.O43]+[.P43])/5" table:style-name="ce1">
            <text:p>1483950299</text:p>
          </table:table-cell>
          <table:table-cell table:number-columns-repeated="9" table:style-name="ce1"/>
          <table:table-cell office:value-type="float" office:value="4096" table:style-name="ce1">
            <text:p>4096</text:p>
          </table:table-cell>
          <table:table-cell office:value-type="float" office:value="40.898000000000003" table:style-name="ce1">
            <text:p>40,898</text:p>
          </table:table-cell>
          <table:table-cell office:value-type="float" office:value="40.883000000000003" table:style-name="ce1">
            <text:p>40,883</text:p>
          </table:table-cell>
          <table:table-cell office:value-type="float" office:value="40.939" table:style-name="ce1">
            <text:p>40,939</text:p>
          </table:table-cell>
          <table:table-cell table:number-columns-repeated="2" table:style-name="ce1"/>
          <table:table-cell office:value-type="float" office:value="40.906666666666666" table:formula="of:=([.AB43]+[.AC43]+[.AD43])/3" table:style-name="ce1">
            <text:p>40,90666667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1451784622" table:style-name="ce1">
            <text:p>1451784622</text:p>
          </table:table-cell>
          <table:table-cell office:value-type="float" office:value="1453891156" table:style-name="ce1">
            <text:p>1453891156</text:p>
          </table:table-cell>
          <table:table-cell office:value-type="float" office:value="1453741338" table:style-name="ce1">
            <text:p>1453741338</text:p>
          </table:table-cell>
          <table:table-cell office:value-type="float" office:value="1447964491" table:style-name="ce1">
            <text:p>1447964491</text:p>
          </table:table-cell>
          <table:table-cell office:value-type="float" office:value="1452510206" table:style-name="ce1">
            <text:p>1452510206</text:p>
          </table:table-cell>
          <table:table-cell office:value-type="float" office:value="1451978362.5999999" table:formula="of:=([.AL43]+[.AM43]+[.AN43]+[.AO43]+[.AP43])/5" table:style-name="ce1">
            <text:p>1451978363</text:p>
          </table:table-cell>
          <table:table-cell table:number-columns-repeated="5" table:style-name="ce1"/>
          <table:table-cell office:value-type="float" office:value="3000" table:style-name="ce1">
            <text:p>3000</text:p>
          </table:table-cell>
          <table:table-cell office:value-type="float" office:value="54000000001" table:style-name="ce1">
            <text:p>54000000001</text:p>
          </table:table-cell>
          <table:table-cell table:number-columns-repeated="16334" table:style-name="ce1"/>
        </table:table-row>
        <table:table-row table:style-name="ro1">
          <table:table-cell table:number-columns-repeated="9" table:style-name="ce1"/>
          <table:table-cell office:value-type="float" office:value="2200" table:style-name="ce1">
            <text:p>2200</text:p>
          </table:table-cell>
          <table:table-cell office:value-type="string" table:style-name="ce1">
            <text:p>L1</text:p>
          </table:table-cell>
          <table:table-cell office:value-type="float" office:value="2084970833" table:style-name="ce1">
            <text:p>2084970833</text:p>
          </table:table-cell>
          <table:table-cell office:value-type="float" office:value="2081229297" table:style-name="ce1">
            <text:p>2081229297</text:p>
          </table:table-cell>
          <table:table-cell office:value-type="float" office:value="2082857284" table:style-name="ce1">
            <text:p>2082857284</text:p>
          </table:table-cell>
          <table:table-cell office:value-type="float" office:value="2081826753" table:style-name="ce1">
            <text:p>2081826753</text:p>
          </table:table-cell>
          <table:table-cell office:value-type="float" office:value="2081468320" table:style-name="ce1">
            <text:p>2081468320</text:p>
          </table:table-cell>
          <table:table-cell office:value-type="float" office:value="2082470497.4000001" table:formula="of:=([.L44]+[.M44]+[.N44]+[.O44]+[.P44])/5" table:style-name="ce1">
            <text:p>2082470497</text:p>
          </table:table-cell>
          <table:table-cell table:number-columns-repeated="9" table:style-name="ce1"/>
          <table:table-cell office:value-type="float" office:value="6144" table:style-name="ce1">
            <text:p>6144</text:p>
          </table:table-cell>
          <table:table-cell office:value-type="float" office:value="137.428" table:style-name="ce1">
            <text:p>137,428</text:p>
          </table:table-cell>
          <table:table-cell office:value-type="float" office:value="137.40600000000001" table:style-name="ce1">
            <text:p>137,406</text:p>
          </table:table-cell>
          <table:table-cell office:value-type="float" office:value="137.41399999999999" table:style-name="ce1">
            <text:p>137,414</text:p>
          </table:table-cell>
          <table:table-cell table:number-columns-repeated="2" table:style-name="ce1"/>
          <table:table-cell office:value-type="float" office:value="137.416" table:formula="of:=([.AB44]+[.AC44]+[.AD44])/3" table:style-name="ce1">
            <text:p>137,416</text:p>
          </table:table-cell>
          <table:table-cell table:number-columns-repeated="2" table:style-name="ce1"/>
          <table:table-cell office:value-type="float" office:value="2200" table:style-name="ce1">
            <text:p>2200</text:p>
          </table:table-cell>
          <table:table-cell office:value-type="string" table:style-name="ce1">
            <text:p>L1</text:p>
          </table:table-cell>
          <table:table-cell office:value-type="float" office:value="2075264738" table:style-name="ce1">
            <text:p>2075264738</text:p>
          </table:table-cell>
          <table:table-cell office:value-type="float" office:value="2074899699" table:style-name="ce1">
            <text:p>2074899699</text:p>
          </table:table-cell>
          <table:table-cell office:value-type="float" office:value="2075153024" table:style-name="ce1">
            <text:p>2075153024</text:p>
          </table:table-cell>
          <table:table-cell office:value-type="float" office:value="2075309156" table:style-name="ce1">
            <text:p>2075309156</text:p>
          </table:table-cell>
          <table:table-cell office:value-type="float" office:value="2075298772" table:style-name="ce1">
            <text:p>2075298772</text:p>
          </table:table-cell>
          <table:table-cell office:value-type="float" office:value="2075185077.8" table:formula="of:=([.AL44]+[.AM44]+[.AN44]+[.AO44]+[.AP44])/5" table:style-name="ce1">
            <text:p>2075185078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FLOP1</text:p>
          </table:table-cell>
          <table:table-cell office:value-type="string" table:style-name="ce1">
            <text:p>FLOP2</text:p>
          </table:table-cell>
          <table:table-cell office:value-type="string" table:style-name="ce1">
            <text:p>FLOP3</text:p>
          </table:table-cell>
          <table:table-cell office:value-type="string" table:style-name="ce1">
            <text:p>FLOP4</text:p>
          </table:table-cell>
          <table:table-cell office:value-type="string" table:style-name="ce1">
            <text:p>FLOP5</text:p>
          </table:table-cell>
          <table:table-cell office:value-type="string" table:style-name="ce1">
            <text:p>average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2673629599" table:style-name="ce1">
            <text:p>2673629599</text:p>
          </table:table-cell>
          <table:table-cell office:value-type="float" office:value="2675426634" table:style-name="ce1">
            <text:p>2675426634</text:p>
          </table:table-cell>
          <table:table-cell office:value-type="float" office:value="2638710056" table:style-name="ce1">
            <text:p>2638710056</text:p>
          </table:table-cell>
          <table:table-cell office:value-type="float" office:value="2633530385" table:style-name="ce1">
            <text:p>2633530385</text:p>
          </table:table-cell>
          <table:table-cell office:value-type="float" office:value="2630307994" table:style-name="ce1">
            <text:p>2630307994</text:p>
          </table:table-cell>
          <table:table-cell office:value-type="float" office:value="2650320933.5999999" table:formula="of:=([.L45]+[.M45]+[.N45]+[.O45]+[.P45])/5" table:style-name="ce1">
            <text:p>2650320934</text:p>
          </table:table-cell>
          <table:table-cell table:number-columns-repeated="9" table:style-name="ce1"/>
          <table:table-cell office:value-type="float" office:value="8192" table:style-name="ce1">
            <text:p>8192</text:p>
          </table:table-cell>
          <table:table-cell office:value-type="float" office:value="325.37200000000001" table:style-name="ce1">
            <text:p>325,372</text:p>
          </table:table-cell>
          <table:table-cell office:value-type="float" office:value="333.565" table:style-name="ce1">
            <text:p>333,565</text:p>
          </table:table-cell>
          <table:table-cell office:value-type="float" office:value="333.40300000000002" table:style-name="ce1">
            <text:p>333,403</text:p>
          </table:table-cell>
          <table:table-cell table:number-columns-repeated="2" table:style-name="ce1"/>
          <table:table-cell office:value-type="float" office:value="330.78000000000003" table:formula="of:=([.AB45]+[.AC45]+[.AD45])/3" table:style-name="ce1">
            <text:p>330,78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2574913716" table:style-name="ce1">
            <text:p>2574913716</text:p>
          </table:table-cell>
          <table:table-cell office:value-type="float" office:value="2564734484" table:style-name="ce1">
            <text:p>2564734484</text:p>
          </table:table-cell>
          <table:table-cell office:value-type="float" office:value="2568298753" table:style-name="ce1">
            <text:p>2568298753</text:p>
          </table:table-cell>
          <table:table-cell office:value-type="float" office:value="2570083546" table:style-name="ce1">
            <text:p>2570083546</text:p>
          </table:table-cell>
          <table:table-cell office:value-type="float" office:value="2564901753" table:style-name="ce1">
            <text:p>2564901753</text:p>
          </table:table-cell>
          <table:table-cell office:value-type="float" office:value="2568586450.4000001" table:formula="of:=([.AL45]+[.AM45]+[.AN45]+[.AO45]+[.AP45])/5" table:style-name="ce1">
            <text:p>2568586450</text:p>
          </table:table-cell>
          <table:table-cell table:number-columns-repeated="16341" table:style-name="ce1"/>
        </table:table-row>
        <table:table-row table:style-name="ro1">
          <table:table-cell office:value-type="float" office:value="600" table:style-name="ce1">
            <text:p>600</text:p>
          </table:table-cell>
          <table:table-cell table:number-columns-repeated="5" table:style-name="ce1"/>
          <table:table-cell office:value-type="float" office:value="0" table:formula="of:=([.B46]+[.C46]+[.D46]+[.E46]+[.F46])/5" table:style-name="ce1">
            <text:p>0</text:p>
          </table:table-cell>
          <table:table-cell table:number-columns-repeated="2" table:style-name="ce1"/>
          <table:table-cell office:value-type="float" office:value="2600" table:style-name="ce1">
            <text:p>2600</text:p>
          </table:table-cell>
          <table:table-cell office:value-type="string" table:style-name="ce1">
            <text:p>L1</text:p>
          </table:table-cell>
          <table:table-cell office:value-type="float" office:value="4413202952" table:style-name="ce1">
            <text:p>4413202952</text:p>
          </table:table-cell>
          <table:table-cell office:value-type="float" office:value="4411606104" table:style-name="ce1">
            <text:p>4411606104</text:p>
          </table:table-cell>
          <table:table-cell office:value-type="float" office:value="4412592279" table:style-name="ce1">
            <text:p>4412592279</text:p>
          </table:table-cell>
          <table:table-cell office:value-type="float" office:value="4411994884" table:style-name="ce1">
            <text:p>4411994884</text:p>
          </table:table-cell>
          <table:table-cell office:value-type="float" office:value="4412133727" table:style-name="ce1">
            <text:p>4412133727</text:p>
          </table:table-cell>
          <table:table-cell office:value-type="float" office:value="4412305989.1999998" table:formula="of:=([.L46]+[.M46]+[.N46]+[.O46]+[.P46])/5" table:style-name="ce1">
            <text:p>4412305989</text:p>
          </table:table-cell>
          <table:table-cell table:number-columns-repeated="9" table:style-name="ce1"/>
          <table:table-cell office:value-type="float" office:value="10240" table:style-name="ce1">
            <text:p>10240</text:p>
          </table:table-cell>
          <table:table-cell office:value-type="float" office:value="647.94799999999998" table:style-name="ce1">
            <text:p>647,948</text:p>
          </table:table-cell>
          <table:table-cell office:value-type="float" office:value="639.75" table:style-name="ce1">
            <text:p>639,75</text:p>
          </table:table-cell>
          <table:table-cell office:value-type="float" office:value="646.17399999999998" table:style-name="ce1">
            <text:p>646,174</text:p>
          </table:table-cell>
          <table:table-cell table:number-columns-repeated="2" table:style-name="ce1"/>
          <table:table-cell office:value-type="float" office:value="644.62399999999991" table:formula="of:=([.AB46]+[.AC46]+[.AD46])/3" table:style-name="ce1">
            <text:p>644,624</text:p>
          </table:table-cell>
          <table:table-cell table:number-columns-repeated="2" table:style-name="ce1"/>
          <table:table-cell office:value-type="float" office:value="2600" table:style-name="ce1">
            <text:p>2600</text:p>
          </table:table-cell>
          <table:table-cell office:value-type="string" table:style-name="ce1">
            <text:p>L1</text:p>
          </table:table-cell>
          <table:table-cell office:value-type="float" office:value="4413344354" table:style-name="ce1">
            <text:p>4413344354</text:p>
          </table:table-cell>
          <table:table-cell office:value-type="float" office:value="4413350755" table:style-name="ce1">
            <text:p>4413350755</text:p>
          </table:table-cell>
          <table:table-cell office:value-type="float" office:value="4413399824" table:style-name="ce1">
            <text:p>4413399824</text:p>
          </table:table-cell>
          <table:table-cell office:value-type="float" office:value="4413337256" table:style-name="ce1">
            <text:p>4413337256</text:p>
          </table:table-cell>
          <table:table-cell office:value-type="float" office:value="4413259507" table:style-name="ce1">
            <text:p>4413259507</text:p>
          </table:table-cell>
          <table:table-cell office:value-type="float" office:value="4413338339.1999998" table:formula="of:=([.AL46]+[.AM46]+[.AN46]+[.AO46]+[.AP46])/5" table:style-name="ce1">
            <text:p>4413338339</text:p>
          </table:table-cell>
          <table:table-cell table:number-columns-repeated="16341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table:number-columns-repeated="5" table:style-name="ce1"/>
          <table:table-cell office:value-type="float" office:value="0" table:formula="of:=([.B47]+[.C47]+[.D47]+[.E47]+[.F47])/5" table:style-name="ce1">
            <text:p>0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4401855145" table:style-name="ce1">
            <text:p>4401855145</text:p>
          </table:table-cell>
          <table:table-cell office:value-type="float" office:value="4451928440" table:style-name="ce1">
            <text:p>4451928440</text:p>
          </table:table-cell>
          <table:table-cell office:value-type="float" office:value="4441048404" table:style-name="ce1">
            <text:p>4441048404</text:p>
          </table:table-cell>
          <table:table-cell office:value-type="float" office:value="4399936863" table:style-name="ce1">
            <text:p>4399936863</text:p>
          </table:table-cell>
          <table:table-cell office:value-type="float" office:value="4329464323" table:style-name="ce1">
            <text:p>4329464323</text:p>
          </table:table-cell>
          <table:table-cell office:value-type="float" office:value="4404846635" table:formula="of:=([.L47]+[.M47]+[.N47]+[.O47]+[.P47])/5" table:style-name="ce1">
            <text:p>4404846635</text:p>
          </table:table-cell>
          <table:table-cell table:number-columns-repeated="19" table:style-name="ce1"/>
          <table:table-cell office:value-type="string" table:style-name="ce1">
            <text:p>L2</text:p>
          </table:table-cell>
          <table:table-cell office:value-type="float" office:value="4179315391" table:style-name="ce1">
            <text:p>4179315391</text:p>
          </table:table-cell>
          <table:table-cell office:value-type="float" office:value="4177659779" table:style-name="ce1">
            <text:p>4177659779</text:p>
          </table:table-cell>
          <table:table-cell office:value-type="float" office:value="4196301546" table:style-name="ce1">
            <text:p>4196301546</text:p>
          </table:table-cell>
          <table:table-cell office:value-type="float" office:value="4174082748" table:style-name="ce1">
            <text:p>4174082748</text:p>
          </table:table-cell>
          <table:table-cell office:value-type="float" office:value="4191434799" table:style-name="ce1">
            <text:p>4191434799</text:p>
          </table:table-cell>
          <table:table-cell office:value-type="float" office:value="4183758852.5999999" table:formula="of:=([.AL47]+[.AM47]+[.AN47]+[.AO47]+[.AP47])/5" table:style-name="ce1">
            <text:p>4183758853</text:p>
          </table:table-cell>
          <table:table-cell table:number-columns-repeated="16341" table:style-name="ce1"/>
        </table:table-row>
        <table:table-row table:style-name="ro1">
          <table:table-cell office:value-type="float" office:value="1400" table:style-name="ce1">
            <text:p>1400</text:p>
          </table:table-cell>
          <table:table-cell table:number-columns-repeated="5" table:style-name="ce1"/>
          <table:table-cell office:value-type="float" office:value="0" table:formula="of:=([.B48]+[.C48]+[.D48]+[.E48]+[.F48])/5" table:style-name="ce1">
            <text:p>0</text:p>
          </table:table-cell>
          <table:table-cell table:number-columns-repeated="2" table:style-name="ce1"/>
          <table:table-cell office:value-type="float" office:value="3000" table:style-name="ce1">
            <text:p>3000</text:p>
          </table:table-cell>
          <table:table-cell office:value-type="string" table:style-name="ce1">
            <text:p>L1</text:p>
          </table:table-cell>
          <table:table-cell office:value-type="float" office:value="6780508240" table:style-name="ce1">
            <text:p>6780508240</text:p>
          </table:table-cell>
          <table:table-cell office:value-type="float" office:value="6775868761" table:style-name="ce1">
            <text:p>6775868761</text:p>
          </table:table-cell>
          <table:table-cell office:value-type="float" office:value="6780467661" table:style-name="ce1">
            <text:p>6780467661</text:p>
          </table:table-cell>
          <table:table-cell office:value-type="float" office:value="6780540747" table:style-name="ce1">
            <text:p>6780540747</text:p>
          </table:table-cell>
          <table:table-cell office:value-type="float" office:value="6780552192" table:style-name="ce1">
            <text:p>6780552192</text:p>
          </table:table-cell>
          <table:table-cell office:value-type="float" office:value="6779587520.1999998" table:formula="of:=([.L48]+[.M48]+[.N48]+[.O48]+[.P48])/5" table:style-name="ce1">
            <text:p>6779587520</text:p>
          </table:table-cell>
          <table:table-cell table:number-columns-repeated="18" table:style-name="ce1"/>
          <table:table-cell office:value-type="float" office:value="3000" table:style-name="ce1">
            <text:p>3000</text:p>
          </table:table-cell>
          <table:table-cell office:value-type="string" table:style-name="ce1">
            <text:p>L1</text:p>
          </table:table-cell>
          <table:table-cell office:value-type="float" office:value="6781103435" table:style-name="ce1">
            <text:p>6781103435</text:p>
          </table:table-cell>
          <table:table-cell office:value-type="float" office:value="6781081538" table:style-name="ce1">
            <text:p>6781081538</text:p>
          </table:table-cell>
          <table:table-cell office:value-type="float" office:value="6781006206" table:style-name="ce1">
            <text:p>6781006206</text:p>
          </table:table-cell>
          <table:table-cell office:value-type="float" office:value="6781013645" table:style-name="ce1">
            <text:p>6781013645</text:p>
          </table:table-cell>
          <table:table-cell office:value-type="float" office:value="6781013592" table:style-name="ce1">
            <text:p>6781013592</text:p>
          </table:table-cell>
          <table:table-cell office:value-type="float" office:value="6781043683.1999998" table:formula="of:=([.AL48]+[.AM48]+[.AN48]+[.AO48]+[.AP48])/5" table:style-name="ce1">
            <text:p>6781043683</text:p>
          </table:table-cell>
          <table:table-cell table:number-columns-repeated="16341" table:style-name="ce1"/>
        </table:table-row>
        <table:table-row table:style-name="ro1">
          <table:table-cell office:value-type="float" office:value="1800" table:style-name="ce1">
            <text:p>1800</text:p>
          </table:table-cell>
          <table:table-cell table:number-columns-repeated="5" table:style-name="ce1"/>
          <table:table-cell office:value-type="float" office:value="0" table:formula="of:=([.B49]+[.C49]+[.D49]+[.E49]+[.F49])/5" table:style-name="ce1">
            <text:p>0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6733669022" table:style-name="ce1">
            <text:p>6733669022</text:p>
          </table:table-cell>
          <table:table-cell office:value-type="float" office:value="6874836126" table:style-name="ce1">
            <text:p>6874836126</text:p>
          </table:table-cell>
          <table:table-cell office:value-type="float" office:value="6642050268" table:style-name="ce1">
            <text:p>6642050268</text:p>
          </table:table-cell>
          <table:table-cell office:value-type="float" office:value="6760175410" table:style-name="ce1">
            <text:p>6760175410</text:p>
          </table:table-cell>
          <table:table-cell office:value-type="float" office:value="6763457589" table:style-name="ce1">
            <text:p>6763457589</text:p>
          </table:table-cell>
          <table:table-cell office:value-type="float" office:value="6754837683" table:formula="of:=([.L49]+[.M49]+[.N49]+[.O49]+[.P49])/5" table:style-name="ce1">
            <text:p>6754837683</text:p>
          </table:table-cell>
          <table:table-cell table:number-columns-repeated="19" table:style-name="ce1"/>
          <table:table-cell office:value-type="string" table:style-name="ce1">
            <text:p>L2</text:p>
          </table:table-cell>
          <table:table-cell office:value-type="float" office:value="6379435695" table:style-name="ce1">
            <text:p>6379435695</text:p>
          </table:table-cell>
          <table:table-cell office:value-type="float" office:value="6358973922" table:style-name="ce1">
            <text:p>6358973922</text:p>
          </table:table-cell>
          <table:table-cell office:value-type="float" office:value="6366155061" table:style-name="ce1">
            <text:p>6366155061</text:p>
          </table:table-cell>
          <table:table-cell office:value-type="float" office:value="6358091473" table:style-name="ce1">
            <text:p>6358091473</text:p>
          </table:table-cell>
          <table:table-cell office:value-type="float" office:value="6355543520" table:style-name="ce1">
            <text:p>6355543520</text:p>
          </table:table-cell>
          <table:table-cell office:value-type="float" office:value="6363639934.1999998" table:formula="of:=([.AL49]+[.AM49]+[.AN49]+[.AO49]+[.AP49])/5" table:style-name="ce1">
            <text:p>6363639934</text:p>
          </table:table-cell>
          <table:table-cell table:number-columns-repeated="16341" table:style-name="ce1"/>
        </table:table-row>
        <table:table-row table:style-name="ro1">
          <table:table-cell office:value-type="float" office:value="2200" table:style-name="ce1">
            <text:p>2200</text:p>
          </table:table-cell>
          <table:table-cell table:number-columns-repeated="5" table:style-name="ce1"/>
          <table:table-cell office:value-type="float" office:value="0" table:formula="of:=([.B50]+[.C50]+[.D50]+[.E50]+[.F50])/5" table:style-name="ce1">
            <text:p>0</text:p>
          </table:table-cell>
          <table:table-cell table:number-columns-repeated="28" table:style-name="ce1"/>
          <table:table-cell office:value-type="float" office:value="4096" table:style-name="ce1">
            <text:p>4096</text:p>
          </table:table-cell>
          <table:table-cell office:value-type="string" table:style-name="ce1">
            <text:p>L1</text:p>
          </table:table-cell>
          <table:table-cell office:value-type="float" office:value="17579095366" table:style-name="ce1">
            <text:p>17579095366</text:p>
          </table:table-cell>
          <table:table-cell office:value-type="float" office:value="17558090684" table:style-name="ce1">
            <text:p>17558090684</text:p>
          </table:table-cell>
          <table:table-cell office:value-type="float" office:value="17560082632" table:style-name="ce1">
            <text:p>17560082632</text:p>
          </table:table-cell>
          <table:table-cell table:number-columns-repeated="2" table:style-name="ce1"/>
          <table:table-cell office:value-type="float" office:value="17565756227.333332" table:formula="of:=([.AL50]+[.AM50]+[.AN50])/3" table:style-name="ce1">
            <text:p>17565756227</text:p>
          </table:table-cell>
          <table:table-cell table:number-columns-repeated="16341" table:style-name="ce1"/>
        </table:table-row>
        <table:table-row table:style-name="ro1">
          <table:table-cell office:value-type="float" office:value="2600" table:style-name="ce1">
            <text:p>2600</text:p>
          </table:table-cell>
          <table:table-cell table:number-columns-repeated="5" table:style-name="ce1"/>
          <table:table-cell office:value-type="float" office:value="0" table:formula="of:=([.B51]+[.C51]+[.D51]+[.E51]+[.F51])/5" table:style-name="ce1">
            <text:p>0</text:p>
          </table:table-cell>
          <table:table-cell table:number-columns-repeated="29" table:style-name="ce1"/>
          <table:table-cell office:value-type="string" table:style-name="ce1">
            <text:p>L2</text:p>
          </table:table-cell>
          <table:table-cell office:value-type="float" office:value="16288851643" table:style-name="ce1">
            <text:p>16288851643</text:p>
          </table:table-cell>
          <table:table-cell office:value-type="float" office:value="16294277352" table:style-name="ce1">
            <text:p>16294277352</text:p>
          </table:table-cell>
          <table:table-cell office:value-type="float" office:value="16297301988" table:style-name="ce1">
            <text:p>16297301988</text:p>
          </table:table-cell>
          <table:table-cell table:number-columns-repeated="2" table:style-name="ce1"/>
          <table:table-cell office:value-type="float" office:value="16293476994.333334" table:formula="of:=([.AL51]+[.AM51]+[.AN51])/3" table:style-name="ce1">
            <text:p>16293476994</text:p>
          </table:table-cell>
          <table:table-cell table:number-columns-repeated="16341" table:style-name="ce1"/>
        </table:table-row>
        <table:table-row table:style-name="ro1">
          <table:table-cell office:value-type="float" office:value="3000" table:style-name="ce1">
            <text:p>3000</text:p>
          </table:table-cell>
          <table:table-cell table:number-columns-repeated="5" table:style-name="ce1"/>
          <table:table-cell office:value-type="float" office:value="0" table:formula="of:=([.B52]+[.C52]+[.D52]+[.E52]+[.F52])/5" table:style-name="ce1">
            <text:p>0</text:p>
          </table:table-cell>
          <table:table-cell table:number-columns-repeated="28" table:style-name="ce1"/>
          <table:table-cell office:value-type="float" office:value="6144" table:style-name="ce1">
            <text:p>6144</text:p>
          </table:table-cell>
          <table:table-cell office:value-type="string" table:style-name="ce1">
            <text:p>L1</text:p>
          </table:table-cell>
          <table:table-cell office:value-type="float" office:value="59188648001" table:style-name="ce1">
            <text:p>59188648001</text:p>
          </table:table-cell>
          <table:table-cell office:value-type="float" office:value="59189385527" table:style-name="ce1">
            <text:p>59189385527</text:p>
          </table:table-cell>
          <table:table-cell office:value-type="float" office:value="59188756674" table:style-name="ce1">
            <text:p>59188756674</text:p>
          </table:table-cell>
          <table:table-cell table:number-columns-repeated="2" table:style-name="ce1"/>
          <table:table-cell office:value-type="float" office:value="59188930067.333336" table:formula="of:=([.AL52]+[.AM52]+[.AN52])/3" table:style-name="ce1">
            <text:p>59188930067</text:p>
          </table:table-cell>
          <table:table-cell table:number-columns-repeated="16341" table:style-name="ce1"/>
        </table:table-row>
        <table:table-row table:style-name="ro1">
          <table:table-cell table:number-columns-repeated="36" table:style-name="ce1"/>
          <table:table-cell office:value-type="string" table:style-name="ce1">
            <text:p>L2</text:p>
          </table:table-cell>
          <table:table-cell office:value-type="float" office:value="54326502563" table:style-name="ce1">
            <text:p>54326502563</text:p>
          </table:table-cell>
          <table:table-cell office:value-type="float" office:value="54302370917" table:style-name="ce1">
            <text:p>54302370917</text:p>
          </table:table-cell>
          <table:table-cell office:value-type="float" office:value="54309179819" table:style-name="ce1">
            <text:p>54309179819</text:p>
          </table:table-cell>
          <table:table-cell table:number-columns-repeated="2" table:style-name="ce1"/>
          <table:table-cell office:value-type="float" office:value="54312684433" table:formula="of:=([.AL53]+[.AM53]+[.AN53])/3" table:style-name="ce1">
            <text:p>54312684433</text:p>
          </table:table-cell>
          <table:table-cell table:number-columns-repeated="16341" table:style-name="ce1"/>
        </table:table-row>
        <table:table-row table:style-name="ro1">
          <table:table-cell table:number-columns-repeated="35" table:style-name="ce1"/>
          <table:table-cell office:value-type="float" office:value="8192" table:style-name="ce1">
            <text:p>8192</text:p>
          </table:table-cell>
          <table:table-cell office:value-type="string" table:style-name="ce1">
            <text:p>L1</text:p>
          </table:table-cell>
          <table:table-cell office:value-type="float" office:value="140170142971" table:style-name="ce1">
            <text:p>1,4017E+11</text:p>
          </table:table-cell>
          <table:table-cell office:value-type="float" office:value="140363409200" table:style-name="ce1">
            <text:p>1,40363E+11</text:p>
          </table:table-cell>
          <table:table-cell office:value-type="float" office:value="140352903783" table:style-name="ce1">
            <text:p>1,40353E+11</text:p>
          </table:table-cell>
          <table:table-cell table:number-columns-repeated="2" table:style-name="ce1"/>
          <table:table-cell office:value-type="float" office:value="140295485318" table:formula="of:=([.AL54]+[.AM54]+[.AN54])/3" table:style-name="ce1">
            <text:p>1,40295E+11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run1</text:p>
          </table:table-cell>
          <table:table-cell office:value-type="string" table:style-name="ce1">
            <text:p>run2</text:p>
          </table:table-cell>
          <table:table-cell office:value-type="string" table:style-name="ce1">
            <text:p>run3</text:p>
          </table:table-cell>
          <table:table-cell office:value-type="string" table:style-name="ce1">
            <text:p>run4</text:p>
          </table:table-cell>
          <table:table-cell office:value-type="string" table:style-name="ce1">
            <text:p>run5</text:p>
          </table:table-cell>
          <table:table-cell office:value-type="string" table:style-name="ce1">
            <text:p>average</text:p>
          </table:table-cell>
          <table:table-cell table:number-columns-repeated="11" table:style-name="ce1"/>
          <table:table-cell office:value-type="string" table:style-name="ce1">
            <text:p>Java 2</text:p>
          </table:table-cell>
          <table:table-cell table:number-columns-repeated="7" table:style-name="ce1"/>
          <table:table-cell office:value-type="string" table:style-name="ce1">
            <text:p>size</text:p>
          </table:table-cell>
          <table:table-cell office:value-type="string" table:style-name="ce1">
            <text:p>run1</text:p>
          </table:table-cell>
          <table:table-cell office:value-type="string" table:style-name="ce1">
            <text:p>run2</text:p>
          </table:table-cell>
          <table:table-cell office:value-type="string" table:style-name="ce1">
            <text:p>run3</text:p>
          </table:table-cell>
          <table:table-cell office:value-type="string" table:style-name="ce1">
            <text:p>run4</text:p>
          </table:table-cell>
          <table:table-cell office:value-type="string" table:style-name="ce1">
            <text:p>run5</text:p>
          </table:table-cell>
          <table:table-cell office:value-type="string" table:style-name="ce1">
            <text:p>Line(Java)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128107245400" table:style-name="ce1">
            <text:p>1,28107E+11</text:p>
          </table:table-cell>
          <table:table-cell office:value-type="float" office:value="130579042283" table:style-name="ce1">
            <text:p>1,30579E+11</text:p>
          </table:table-cell>
          <table:table-cell office:value-type="float" office:value="130493740584" table:style-name="ce1">
            <text:p>1,30494E+11</text:p>
          </table:table-cell>
          <table:table-cell table:number-columns-repeated="2" table:style-name="ce1"/>
          <table:table-cell office:value-type="float" office:value="129726676089" table:formula="of:=([.AL55]+[.AM55]+[.AN55])/3" table:style-name="ce1">
            <text:p>1,29727E+11</text:p>
          </table:table-cell>
          <table:table-cell table:style-name="ce1"/>
          <table:table-cell office:value-type="string" table:style-name="ce1">
            <text:p>Java 2</text:p>
          </table:table-cell>
          <table:table-cell table:number-columns-repeated="16339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0.32600000000000001" table:style-name="ce1">
            <text:p>0,326</text:p>
          </table:table-cell>
          <table:table-cell office:value-type="float" office:value="0.33100000000000002" table:style-name="ce1">
            <text:p>0,331</text:p>
          </table:table-cell>
          <table:table-cell office:value-type="float" office:value="0.30099999999999999" table:style-name="ce1">
            <text:p>0,301</text:p>
          </table:table-cell>
          <table:table-cell office:value-type="float" office:value="0.38100000000000001" table:style-name="ce1">
            <text:p>0,381</text:p>
          </table:table-cell>
          <table:table-cell office:value-type="float" office:value="0.36199999999999999" table:style-name="ce1">
            <text:p>0,362</text:p>
          </table:table-cell>
          <table:table-cell office:value-type="float" office:value="0.3402" table:formula="of:=([.B56]+[.C56]+[.D56]+[.E56]+[.F56])/5" table:style-name="ce1">
            <text:p>0,3402</text:p>
          </table:table-cell>
          <table:table-cell table:number-columns-repeated="19" table:style-name="ce1"/>
          <table:table-cell office:value-type="float" office:value="600" table:style-name="ce1">
            <text:p>600</text:p>
          </table:table-cell>
          <table:table-cell office:value-type="float" office:value="0.14099999999999999" table:style-name="ce1">
            <text:p>0,141</text:p>
          </table:table-cell>
          <table:table-cell office:value-type="float" office:value="0.20899999999999999" table:style-name="ce1">
            <text:p>0,209</text:p>
          </table:table-cell>
          <table:table-cell office:value-type="float" office:value="0.125" table:style-name="ce1">
            <text:p>0,125</text:p>
          </table:table-cell>
          <table:table-cell office:value-type="float" office:value="0.13200000000000001" table:style-name="ce1">
            <text:p>0,132</text:p>
          </table:table-cell>
          <table:table-cell office:value-type="float" office:value="0.20300000000000001" table:style-name="ce1">
            <text:p>0,203</text:p>
          </table:table-cell>
          <table:table-cell office:value-type="float" office:value="0.16200000000000001" table:formula="of:=([.AB56]+[.AC56]+[.AD56]+[.AE56]+[.AF56])/5" table:style-name="ce1">
            <text:p>0,162</text:p>
          </table:table-cell>
          <table:table-cell table:number-columns-repeated="2" table:style-name="ce1"/>
          <table:table-cell office:value-type="float" office:value="10240" table:style-name="ce1">
            <text:p>10240</text:p>
          </table:table-cell>
          <table:table-cell office:value-type="string" table:style-name="ce1">
            <text:p>L1</text:p>
          </table:table-cell>
          <table:table-cell office:value-type="float" office:value="273140054972" table:style-name="ce1">
            <text:p>2,7314E+11</text:p>
          </table:table-cell>
          <table:table-cell office:value-type="float" office:value="273703280530" table:style-name="ce1">
            <text:p>2,73703E+11</text:p>
          </table:table-cell>
          <table:table-cell office:value-type="float" office:value="273136103764" table:style-name="ce1">
            <text:p>2,73136E+11</text:p>
          </table:table-cell>
          <table:table-cell table:number-columns-repeated="2" table:style-name="ce1"/>
          <table:table-cell office:value-type="float" office:value="273326479755.33334" table:formula="of:=([.AL56]+[.AM56]+[.AN56])/3" table:style-name="ce1">
            <text:p>2,73326E+11</text:p>
          </table:table-cell>
          <table:table-cell table:number-columns-repeated="16341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.2170000000000001" table:style-name="ce1">
            <text:p>1,217</text:p>
          </table:table-cell>
          <table:table-cell office:value-type="float" office:value="1.2529999999999999" table:style-name="ce1">
            <text:p>1,253</text:p>
          </table:table-cell>
          <table:table-cell office:value-type="float" office:value="1.272" table:style-name="ce1">
            <text:p>1,272</text:p>
          </table:table-cell>
          <table:table-cell office:value-type="float" office:value="1.2529999999999999" table:style-name="ce1">
            <text:p>1,253</text:p>
          </table:table-cell>
          <table:table-cell office:value-type="float" office:value="1.3859999999999999" table:style-name="ce1">
            <text:p>1,386</text:p>
          </table:table-cell>
          <table:table-cell office:value-type="float" office:value="1.2762" table:formula="of:=([.B57]+[.C57]+[.D57]+[.E57]+[.F57])/5" table:style-name="ce1">
            <text:p>1,2762</text:p>
          </table:table-cell>
          <table:table-cell table:number-columns-repeated="19" table:style-name="ce1"/>
          <table:table-cell office:value-type="float" office:value="1000" table:style-name="ce1">
            <text:p>1000</text:p>
          </table:table-cell>
          <table:table-cell office:value-type="float" office:value="0.90400000000000003" table:style-name="ce1">
            <text:p>0,904</text:p>
          </table:table-cell>
          <table:table-cell office:value-type="float" office:value="0.90700000000000003" table:style-name="ce1">
            <text:p>0,907</text:p>
          </table:table-cell>
          <table:table-cell office:value-type="float" office:value="0.91800000000000004" table:style-name="ce1">
            <text:p>0,918</text:p>
          </table:table-cell>
          <table:table-cell office:value-type="float" office:value="0.91400000000000003" table:style-name="ce1">
            <text:p>0,914</text:p>
          </table:table-cell>
          <table:table-cell office:value-type="float" office:value="0.90400000000000003" table:style-name="ce1">
            <text:p>0,904</text:p>
          </table:table-cell>
          <table:table-cell office:value-type="float" office:value="0.9094000000000001" table:formula="of:=([.AB57]+[.AC57]+[.AD57]+[.AE57]+[.AF57])/5" table:style-name="ce1">
            <text:p>0,9094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244943474222" table:style-name="ce1">
            <text:p>2,44943E+11</text:p>
          </table:table-cell>
          <table:table-cell office:value-type="float" office:value="252251603164" table:style-name="ce1">
            <text:p>2,52252E+11</text:p>
          </table:table-cell>
          <table:table-cell office:value-type="float" office:value="244574805030" table:style-name="ce1">
            <text:p>2,44575E+11</text:p>
          </table:table-cell>
          <table:table-cell table:number-columns-repeated="2" table:style-name="ce1"/>
          <table:table-cell office:value-type="float" office:value="247256627472" table:formula="of:=([.AL57]+[.AM57]+[.AN57])/3" table:style-name="ce1">
            <text:p>2,47257E+11</text:p>
          </table:table-cell>
          <table:table-cell table:number-columns-repeated="16341" table:style-name="ce1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3.38" table:style-name="ce1">
            <text:p>3,38</text:p>
          </table:table-cell>
          <table:table-cell office:value-type="float" office:value="3.294" table:style-name="ce1">
            <text:p>3,294</text:p>
          </table:table-cell>
          <table:table-cell office:value-type="float" office:value="3.4420000000000002" table:style-name="ce1">
            <text:p>3,442</text:p>
          </table:table-cell>
          <table:table-cell office:value-type="float" office:value="3.2480000000000002" table:style-name="ce1">
            <text:p>3,248</text:p>
          </table:table-cell>
          <table:table-cell office:value-type="float" office:value="3.4350000000000001" table:style-name="ce1">
            <text:p>3,435</text:p>
          </table:table-cell>
          <table:table-cell office:value-type="float" office:value="3.3597999999999999" table:formula="of:=([.B58]+[.C58]+[.D58]+[.E58]+[.F58])/5" table:style-name="ce1">
            <text:p>3,3598</text:p>
          </table:table-cell>
          <table:table-cell table:number-columns-repeated="19" table:style-name="ce1"/>
          <table:table-cell office:value-type="float" office:value="1400" table:style-name="ce1">
            <text:p>1400</text:p>
          </table:table-cell>
          <table:table-cell office:value-type="float" office:value="3.0030000000000001" table:style-name="ce1">
            <text:p>3,003</text:p>
          </table:table-cell>
          <table:table-cell office:value-type="float" office:value="2.71" table:style-name="ce1">
            <text:p>2,71</text:p>
          </table:table-cell>
          <table:table-cell office:value-type="float" office:value="2.6930000000000001" table:style-name="ce1">
            <text:p>2,693</text:p>
          </table:table-cell>
          <table:table-cell office:value-type="float" office:value="3.18" table:style-name="ce1">
            <text:p>3,18</text:p>
          </table:table-cell>
          <table:table-cell office:value-type="float" office:value="2.9350000000000001" table:style-name="ce1">
            <text:p>2,935</text:p>
          </table:table-cell>
          <table:table-cell office:value-type="float" office:value="2.9042000000000003" table:formula="of:=([.AB58]+[.AC58]+[.AD58]+[.AE58]+[.AF58])/5" table:style-name="ce1">
            <text:p>2,9042</text:p>
          </table:table-cell>
          <table:table-cell table:number-columns-repeated="25" table:style-name="ce1"/>
          <table:table-cell table:style-name="ce1">
            <draw:frame draw:z-index="4" draw:id="id3" draw:style-name="a3" draw:name="Gráfico 4" svg:x="0.25in" svg:y="0.04167in" svg:width="5.55882in" svg:height="3.1309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25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7.0030000000000001" table:style-name="ce1">
            <text:p>7,003</text:p>
          </table:table-cell>
          <table:table-cell office:value-type="float" office:value="7.1260000000000003" table:style-name="ce1">
            <text:p>7,126</text:p>
          </table:table-cell>
          <table:table-cell office:value-type="float" office:value="7.0119999999999996" table:style-name="ce1">
            <text:p>7,012</text:p>
          </table:table-cell>
          <table:table-cell office:value-type="float" office:value="6.9269999999999996" table:style-name="ce1">
            <text:p>6,927</text:p>
          </table:table-cell>
          <table:table-cell office:value-type="float" office:value="6.81" table:style-name="ce1">
            <text:p>6,81</text:p>
          </table:table-cell>
          <table:table-cell office:value-type="float" office:value="6.9756" table:formula="of:=([.B59]+[.C59]+[.D59]+[.E59]+[.F59])/5" table:style-name="ce1">
            <text:p>6,9756</text:p>
          </table:table-cell>
          <table:table-cell table:number-columns-repeated="19" table:style-name="ce1"/>
          <table:table-cell office:value-type="float" office:value="1800" table:style-name="ce1">
            <text:p>1800</text:p>
          </table:table-cell>
          <table:table-cell office:value-type="float" office:value="6.0410000000000004" table:style-name="ce1">
            <text:p>6,041</text:p>
          </table:table-cell>
          <table:table-cell office:value-type="float" office:value="5.8369999999999997" table:style-name="ce1">
            <text:p>5,837</text:p>
          </table:table-cell>
          <table:table-cell office:value-type="float" office:value="6.1289999999999996" table:style-name="ce1">
            <text:p>6,129</text:p>
          </table:table-cell>
          <table:table-cell office:value-type="float" office:value="6.2910000000000004" table:style-name="ce1">
            <text:p>6,291</text:p>
          </table:table-cell>
          <table:table-cell office:value-type="float" office:value="6.1280000000000001" table:style-name="ce1">
            <text:p>6,128</text:p>
          </table:table-cell>
          <table:table-cell office:value-type="float" office:value="6.0851999999999995" table:formula="of:=([.AB59]+[.AC59]+[.AD59]+[.AE59]+[.AF59])/5" table:style-name="ce1">
            <text:p>6,0852</text:p>
          </table:table-cell>
          <table:table-cell table:number-columns-repeated="16351" table:style-name="ce1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12.308999999999999" table:style-name="ce1">
            <text:p>12,309</text:p>
          </table:table-cell>
          <table:table-cell office:value-type="float" office:value="12.794" table:style-name="ce1">
            <text:p>12,794</text:p>
          </table:table-cell>
          <table:table-cell office:value-type="float" office:value="12.585000000000001" table:style-name="ce1">
            <text:p>12,585</text:p>
          </table:table-cell>
          <table:table-cell office:value-type="float" office:value="12.244" table:style-name="ce1">
            <text:p>12,244</text:p>
          </table:table-cell>
          <table:table-cell office:value-type="float" office:value="12.77" table:style-name="ce1">
            <text:p>12,77</text:p>
          </table:table-cell>
          <table:table-cell office:value-type="float" office:value="12.5404" table:formula="of:=([.B60]+[.C60]+[.D60]+[.E60]+[.F60])/5" table:style-name="ce1">
            <text:p>12,5404</text:p>
          </table:table-cell>
          <table:table-cell table:number-columns-repeated="19" table:style-name="ce1"/>
          <table:table-cell office:value-type="float" office:value="2200" table:style-name="ce1">
            <text:p>2200</text:p>
          </table:table-cell>
          <table:table-cell office:value-type="float" office:value="11.007999999999999" table:style-name="ce1">
            <text:p>11,008</text:p>
          </table:table-cell>
          <table:table-cell office:value-type="float" office:value="11.141" table:style-name="ce1">
            <text:p>11,141</text:p>
          </table:table-cell>
          <table:table-cell office:value-type="float" office:value="10.708" table:style-name="ce1">
            <text:p>10,708</text:p>
          </table:table-cell>
          <table:table-cell office:value-type="float" office:value="11.1" table:style-name="ce1">
            <text:p>11,1</text:p>
          </table:table-cell>
          <table:table-cell office:value-type="float" office:value="10.670999999999999" table:style-name="ce1">
            <text:p>10,671</text:p>
          </table:table-cell>
          <table:table-cell office:value-type="float" office:value="10.925599999999999" table:formula="of:=([.AB60]+[.AC60]+[.AD60]+[.AE60]+[.AF60])/5" table:style-name="ce1">
            <text:p>10,9256</text:p>
          </table:table-cell>
          <table:table-cell table:number-columns-repeated="16351" table:style-name="ce1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float" office:value="20.149000000000001" table:style-name="ce1">
            <text:p>20,149</text:p>
          </table:table-cell>
          <table:table-cell office:value-type="float" office:value="20.861000000000001" table:style-name="ce1">
            <text:p>20,861</text:p>
          </table:table-cell>
          <table:table-cell office:value-type="float" office:value="20.669" table:style-name="ce1">
            <text:p>20,669</text:p>
          </table:table-cell>
          <table:table-cell office:value-type="float" office:value="15.545999999999999" table:style-name="ce1">
            <text:p>15,546</text:p>
          </table:table-cell>
          <table:table-cell office:value-type="float" office:value="17.201000000000001" table:style-name="ce1">
            <text:p>17,201</text:p>
          </table:table-cell>
          <table:table-cell office:value-type="float" office:value="18.885199999999998" table:formula="of:=([.B61]+[.C61]+[.D61]+[.E61]+[.F61])/5" table:style-name="ce1">
            <text:p>18,8852</text:p>
          </table:table-cell>
          <table:table-cell table:number-columns-repeated="19" table:style-name="ce1"/>
          <table:table-cell office:value-type="float" office:value="2600" table:style-name="ce1">
            <text:p>2600</text:p>
          </table:table-cell>
          <table:table-cell office:value-type="float" office:value="17.713000000000001" table:style-name="ce1">
            <text:p>17,713</text:p>
          </table:table-cell>
          <table:table-cell office:value-type="float" office:value="17.599" table:style-name="ce1">
            <text:p>17,599</text:p>
          </table:table-cell>
          <table:table-cell office:value-type="float" office:value="17.937999999999999" table:style-name="ce1">
            <text:p>17,938</text:p>
          </table:table-cell>
          <table:table-cell office:value-type="float" office:value="18.294" table:style-name="ce1">
            <text:p>18,294</text:p>
          </table:table-cell>
          <table:table-cell office:value-type="float" office:value="17.861000000000001" table:style-name="ce1">
            <text:p>17,861</text:p>
          </table:table-cell>
          <table:table-cell office:value-type="float" office:value="17.881" table:formula="of:=([.AB61]+[.AC61]+[.AD61]+[.AE61]+[.AF61])/5" table:style-name="ce1">
            <text:p>17,881</text:p>
          </table:table-cell>
          <table:table-cell table:number-columns-repeated="16351" table:style-name="ce1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25.143000000000001" table:style-name="ce1">
            <text:p>25,143</text:p>
          </table:table-cell>
          <table:table-cell office:value-type="float" office:value="35.270000000000003" table:style-name="ce1">
            <text:p>35,27</text:p>
          </table:table-cell>
          <table:table-cell office:value-type="float" office:value="34.883000000000003" table:style-name="ce1">
            <text:p>34,883</text:p>
          </table:table-cell>
          <table:table-cell office:value-type="float" office:value="35.085999999999999" table:style-name="ce1">
            <text:p>35,086</text:p>
          </table:table-cell>
          <table:table-cell office:value-type="float" office:value="35.753999999999998" table:style-name="ce1">
            <text:p>35,754</text:p>
          </table:table-cell>
          <table:table-cell office:value-type="float" office:value="33.227199999999996" table:formula="of:=([.B62]+[.C62]+[.D62]+[.E62]+[.F62])/5" table:style-name="ce1">
            <text:p>33,2272</text:p>
          </table:table-cell>
          <table:table-cell table:number-columns-repeated="19" table:style-name="ce1"/>
          <table:table-cell office:value-type="float" office:value="3000" table:style-name="ce1">
            <text:p>3000</text:p>
          </table:table-cell>
          <table:table-cell office:value-type="float" office:value="27.251999999999999" table:style-name="ce1">
            <text:p>27,252</text:p>
          </table:table-cell>
          <table:table-cell office:value-type="float" office:value="27.884" table:style-name="ce1">
            <text:p>27,884</text:p>
          </table:table-cell>
          <table:table-cell office:value-type="float" office:value="28.260999999999999" table:style-name="ce1">
            <text:p>28,261</text:p>
          </table:table-cell>
          <table:table-cell office:value-type="float" office:value="28.294" table:style-name="ce1">
            <text:p>28,294</text:p>
          </table:table-cell>
          <table:table-cell office:value-type="float" office:value="28.213999999999999" table:style-name="ce1">
            <text:p>28,214</text:p>
          </table:table-cell>
          <table:table-cell office:value-type="float" office:value="27.980999999999995" table:formula="of:=([.AB62]+[.AC62]+[.AD62]+[.AE62]+[.AF62])/5" table:style-name="ce1">
            <text:p>27,981</text:p>
          </table:table-cell>
          <table:table-cell table:number-columns-repeated="1635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6"/>
          <table:table-cell office:value-type="string" table:style-name="ce1">
            <text:p>size</text:p>
          </table:table-cell>
          <table:table-cell table:style-name="ce1"/>
          <table:table-cell office:value-type="string" table:style-name="ce1">
            <text:p>run1</text:p>
          </table:table-cell>
          <table:table-cell office:value-type="string" table:style-name="ce1">
            <text:p>run2</text:p>
          </table:table-cell>
          <table:table-cell office:value-type="string" table:style-name="ce1">
            <text:p>run3</text:p>
          </table:table-cell>
          <table:table-cell office:value-type="string" table:style-name="ce1">
            <text:p>run4</text:p>
          </table:table-cell>
          <table:table-cell office:value-type="string" table:style-name="ce1">
            <text:p>run5</text:p>
          </table:table-cell>
          <table:table-cell office:value-type="string" table:style-name="ce1">
            <text:p>average</text:p>
          </table:table-cell>
          <table:table-cell table:style-name="ce1"/>
          <table:table-cell office:value-type="string" table:style-name="ce1">
            <text:p>CM1</text:p>
          </table:table-cell>
          <table:table-cell office:value-type="string" table:style-name="ce1">
            <text:p>CM2</text:p>
          </table:table-cell>
          <table:table-cell office:value-type="string" table:style-name="ce1">
            <text:p>CM3</text:p>
          </table:table-cell>
          <table:table-cell office:value-type="string" table:style-name="ce1">
            <text:p>CM4</text:p>
          </table:table-cell>
          <table:table-cell office:value-type="string" table:style-name="ce1">
            <text:p>CM5</text:p>
          </table:table-cell>
          <table:table-cell office:value-type="string" table:style-name="ce1">
            <text:p>average</text:p>
          </table:table-cell>
          <table:table-cell table:style-name="ce1"/>
          <table:table-cell office:value-type="string" table:style-name="ce1">
            <text:p>CM1</text:p>
          </table:table-cell>
          <table:table-cell office:value-type="string" table:style-name="ce1">
            <text:p>CM2</text:p>
          </table:table-cell>
          <table:table-cell office:value-type="string" table:style-name="ce1">
            <text:p>CM3</text:p>
          </table:table-cell>
          <table:table-cell office:value-type="string" table:style-name="ce1">
            <text:p>CM4</text:p>
          </table:table-cell>
          <table:table-cell office:value-type="string" table:style-name="ce1">
            <text:p>CM5</text:p>
          </table:table-cell>
          <table:table-cell office:value-type="string" table:style-name="ce1">
            <text:p>average</text:p>
          </table:table-cell>
          <table:table-cell table:number-columns-repeated="16336" table:style-name="ce1"/>
        </table:table-row>
        <table:table-row table:style-name="ro1">
          <table:table-cell table:number-columns-repeated="26"/>
          <table:table-cell office:value-type="float" office:value="4096" table:style-name="ce1">
            <text:p>4096</text:p>
          </table:table-cell>
          <table:table-cell office:value-type="float" office:value="128" table:style-name="ce1">
            <text:p>128</text:p>
          </table:table-cell>
          <table:table-cell office:value-type="float" office:value="33.106000000000002" table:style-name="ce1">
            <text:p>33,106</text:p>
          </table:table-cell>
          <table:table-cell office:value-type="float" office:value="32.987000000000002" table:style-name="ce1">
            <text:p>32,987</text:p>
          </table:table-cell>
          <table:table-cell office:value-type="float" office:value="33.116999999999997" table:style-name="ce1">
            <text:p>33,117</text:p>
          </table:table-cell>
          <table:table-cell table:number-columns-repeated="2" table:style-name="ce1"/>
          <table:table-cell office:value-type="float" office:value="33.07" table:formula="of:=([.AC67]+[.AD67]+[.AE67])/3" table:style-name="ce1">
            <text:p>33,07</text:p>
          </table:table-cell>
          <table:table-cell table:style-name="ce1"/>
          <table:table-cell office:value-type="float" office:value="9533362842" table:style-name="ce1">
            <text:p>9533362842</text:p>
          </table:table-cell>
          <table:table-cell office:value-type="float" office:value="9556126548" table:style-name="ce1">
            <text:p>9556126548</text:p>
          </table:table-cell>
          <table:table-cell office:value-type="float" office:value="9555869108" table:style-name="ce1">
            <text:p>9555869108</text:p>
          </table:table-cell>
          <table:table-cell table:number-columns-repeated="2" table:style-name="ce1"/>
          <table:table-cell office:value-type="float" office:value="9548452832.666666" table:formula="of:=([.AJ67]+[.AK67]+[.AL67])/3" table:style-name="ce1">
            <text:p>9548452833</text:p>
          </table:table-cell>
          <table:table-cell table:style-name="ce1"/>
          <table:table-cell office:value-type="float" office:value="32272357004" table:style-name="ce1">
            <text:p>32272357004</text:p>
          </table:table-cell>
          <table:table-cell office:value-type="float" office:value="32289997446" table:style-name="ce1">
            <text:p>32289997446</text:p>
          </table:table-cell>
          <table:table-cell office:value-type="float" office:value="32267798616" table:style-name="ce1">
            <text:p>32267798616</text:p>
          </table:table-cell>
          <table:table-cell table:number-columns-repeated="2" table:style-name="ce1"/>
          <table:table-cell office:value-type="float" office:value="32276717688.666668" table:formula="of:=([.AQ67]+[.AR67]+[.AS67])/3" table:style-name="ce1">
            <text:p>32276717689</text:p>
          </table:table-cell>
          <table:table-cell table:number-columns-repeated="3" table:style-name="ce1"/>
          <table:table-cell office:value-type="string" table:style-name="ce1">
            <text:p>size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Block(128)</text:p>
          </table:table-cell>
          <table:table-cell office:value-type="string" table:style-name="ce1">
            <text:p>Block(256)</text:p>
          </table:table-cell>
          <table:table-cell office:value-type="string" table:style-name="ce1">
            <text:p>Block(512)</text:p>
          </table:table-cell>
          <table:table-cell table:number-columns-repeated="16328"/>
        </table:table-row>
        <table:table-row table:style-name="ro1">
          <table:table-cell table:number-columns-repeated="26"/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30.97" table:style-name="ce1">
            <text:p>30,97</text:p>
          </table:table-cell>
          <table:table-cell office:value-type="float" office:value="30.902999999999999" table:style-name="ce1">
            <text:p>30,903</text:p>
          </table:table-cell>
          <table:table-cell office:value-type="float" office:value="30.324999999999999" table:style-name="ce1">
            <text:p>30,325</text:p>
          </table:table-cell>
          <table:table-cell table:number-columns-repeated="2" table:style-name="ce1"/>
          <table:table-cell office:value-type="float" office:value="30.732666666666663" table:formula="of:=([.AC68]+[.AD68]+[.AE68])/3" table:style-name="ce1">
            <text:p>30,73266667</text:p>
          </table:table-cell>
          <table:table-cell table:style-name="ce1"/>
          <table:table-cell office:value-type="float" office:value="9045173065" table:style-name="ce1">
            <text:p>9045173065</text:p>
          </table:table-cell>
          <table:table-cell office:value-type="float" office:value="9044742625" table:style-name="ce1">
            <text:p>9044742625</text:p>
          </table:table-cell>
          <table:table-cell office:value-type="float" office:value="9042970633" table:style-name="ce1">
            <text:p>9042970633</text:p>
          </table:table-cell>
          <table:table-cell table:number-columns-repeated="2" table:style-name="ce1"/>
          <table:table-cell office:value-type="float" office:value="9044295441" table:formula="of:=([.AJ68]+[.AK68]+[.AL68])/3" table:style-name="ce1">
            <text:p>9044295441</text:p>
          </table:table-cell>
          <table:table-cell table:style-name="ce1"/>
          <table:table-cell office:value-type="float" office:value="23270477405" table:style-name="ce1">
            <text:p>23270477405</text:p>
          </table:table-cell>
          <table:table-cell office:value-type="float" office:value="23256048823" table:style-name="ce1">
            <text:p>23256048823</text:p>
          </table:table-cell>
          <table:table-cell office:value-type="float" office:value="23061052906" table:style-name="ce1">
            <text:p>23061052906</text:p>
          </table:table-cell>
          <table:table-cell table:number-columns-repeated="2" table:style-name="ce1"/>
          <table:table-cell office:value-type="float" office:value="23195859711.333332" table:formula="of:=([.AQ68]+[.AR68]+[.AS68])/3" table:style-name="ce1">
            <text:p>23195859711</text:p>
          </table:table-cell>
          <table:table-cell table:number-columns-repeated="3" table:style-name="ce1"/>
          <table:table-cell office:value-type="float" office:value="4096" table:style-name="ce1">
            <text:p>4096</text:p>
          </table:table-cell>
          <table:table-cell office:value-type="float" office:value="17565756227.333332" table:style-name="ce1">
            <text:p>17565756227</text:p>
          </table:table-cell>
          <table:table-cell office:value-type="float" office:value="9548452832.666666" table:style-name="ce1">
            <text:p>9548452833</text:p>
          </table:table-cell>
          <table:table-cell office:value-type="float" office:value="9044295441" table:style-name="ce1">
            <text:p>9044295441</text:p>
          </table:table-cell>
          <table:table-cell office:value-type="float" office:value="8788817650" table:style-name="ce1">
            <text:p>8788817650</text:p>
          </table:table-cell>
          <table:table-cell table:number-columns-repeated="16328"/>
        </table:table-row>
        <table:table-row table:style-name="ro1">
          <table:table-cell table:number-columns-repeated="26"/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34.880000000000003" table:style-name="ce1">
            <text:p>34,88</text:p>
          </table:table-cell>
          <table:table-cell office:value-type="float" office:value="34.237000000000002" table:style-name="ce1">
            <text:p>34,237</text:p>
          </table:table-cell>
          <table:table-cell office:value-type="float" office:value="34.579000000000001" table:style-name="ce1">
            <text:p>34,579</text:p>
          </table:table-cell>
          <table:table-cell table:number-columns-repeated="2" table:style-name="ce1"/>
          <table:table-cell office:value-type="float" office:value="34.565333333333335" table:formula="of:=([.AC69]+[.AD69]+[.AE69])/3" table:style-name="ce1">
            <text:p>34,56533333</text:p>
          </table:table-cell>
          <table:table-cell table:style-name="ce1"/>
          <table:table-cell office:value-type="float" office:value="8789177395" table:style-name="ce1">
            <text:p>8789177395</text:p>
          </table:table-cell>
          <table:table-cell office:value-type="float" office:value="8788443814" table:style-name="ce1">
            <text:p>8788443814</text:p>
          </table:table-cell>
          <table:table-cell office:value-type="float" office:value="8788831741" table:style-name="ce1">
            <text:p>8788831741</text:p>
          </table:table-cell>
          <table:table-cell table:number-columns-repeated="2" table:style-name="ce1"/>
          <table:table-cell office:value-type="float" office:value="8788817650" table:formula="of:=([.AJ69]+[.AK69]+[.AL69])/3" table:style-name="ce1">
            <text:p>8788817650</text:p>
          </table:table-cell>
          <table:table-cell table:style-name="ce1"/>
          <table:table-cell office:value-type="float" office:value="19132245163" table:style-name="ce1">
            <text:p>19132245163</text:p>
          </table:table-cell>
          <table:table-cell office:value-type="float" office:value="19317430948" table:style-name="ce1">
            <text:p>19317430948</text:p>
          </table:table-cell>
          <table:table-cell office:value-type="float" office:value="19348259454" table:style-name="ce1">
            <text:p>19348259454</text:p>
          </table:table-cell>
          <table:table-cell table:number-columns-repeated="2" table:style-name="ce1"/>
          <table:table-cell office:value-type="float" office:value="19265978521.666668" table:formula="of:=([.AQ69]+[.AR69]+[.AS69])/3" table:style-name="ce1">
            <text:p>19265978522</text:p>
          </table:table-cell>
          <table:table-cell table:number-columns-repeated="3" table:style-name="ce1"/>
          <table:table-cell office:value-type="float" office:value="6144" table:style-name="ce1">
            <text:p>6144</text:p>
          </table:table-cell>
          <table:table-cell office:value-type="float" office:value="59188930067.333336" table:style-name="ce1">
            <text:p>59188930067</text:p>
          </table:table-cell>
          <table:table-cell office:value-type="float" office:value="32690899161" table:style-name="ce1">
            <text:p>32690899161</text:p>
          </table:table-cell>
          <table:table-cell office:value-type="float" office:value="30625661581.666668" table:style-name="ce1">
            <text:p>30625661582</text:p>
          </table:table-cell>
          <table:table-cell office:value-type="float" office:value="29629038012" table:style-name="ce1">
            <text:p>29629038012</text:p>
          </table:table-cell>
          <table:table-cell table:number-columns-repeated="16328"/>
        </table:table-row>
        <table:table-row table:style-name="ro1">
          <table:table-cell table:number-columns-repeated="26"/>
          <table:table-cell office:value-type="float" office:value="6144" table:style-name="ce1">
            <text:p>6144</text:p>
          </table:table-cell>
          <table:table-cell office:value-type="float" office:value="128" table:style-name="ce1">
            <text:p>128</text:p>
          </table:table-cell>
          <table:table-cell office:value-type="float" office:value="106.241" table:style-name="ce1">
            <text:p>106,241</text:p>
          </table:table-cell>
          <table:table-cell office:value-type="float" office:value="107.872" table:style-name="ce1">
            <text:p>107,872</text:p>
          </table:table-cell>
          <table:table-cell office:value-type="float" office:value="107.596" table:style-name="ce1">
            <text:p>107,596</text:p>
          </table:table-cell>
          <table:table-cell table:number-columns-repeated="2" table:style-name="ce1"/>
          <table:table-cell office:value-type="float" office:value="107.23633333333333" table:formula="of:=([.AC70]+[.AD70]+[.AE70])/3" table:style-name="ce1">
            <text:p>107,2363333</text:p>
          </table:table-cell>
          <table:table-cell table:style-name="ce1"/>
          <table:table-cell office:value-type="float" office:value="32851470473" table:style-name="ce1">
            <text:p>32851470473</text:p>
          </table:table-cell>
          <table:table-cell office:value-type="float" office:value="32611356789" table:style-name="ce1">
            <text:p>32611356789</text:p>
          </table:table-cell>
          <table:table-cell office:value-type="float" office:value="32609870221" table:style-name="ce1">
            <text:p>32609870221</text:p>
          </table:table-cell>
          <table:table-cell table:number-columns-repeated="2" table:style-name="ce1"/>
          <table:table-cell office:value-type="float" office:value="32690899161" table:formula="of:=([.AJ70]+[.AK70]+[.AL70])/3" table:style-name="ce1">
            <text:p>32690899161</text:p>
          </table:table-cell>
          <table:table-cell table:style-name="ce1"/>
          <table:table-cell office:value-type="float" office:value="110997151621" table:style-name="ce1">
            <text:p>1,10997E+11</text:p>
          </table:table-cell>
          <table:table-cell office:value-type="float" office:value="110882417018" table:style-name="ce1">
            <text:p>1,10882E+11</text:p>
          </table:table-cell>
          <table:table-cell office:value-type="float" office:value="110855153331" table:style-name="ce1">
            <text:p>1,10855E+11</text:p>
          </table:table-cell>
          <table:table-cell table:number-columns-repeated="2" table:style-name="ce1"/>
          <table:table-cell office:value-type="float" office:value="110911573990" table:formula="of:=([.AQ70]+[.AR70]+[.AS70])/3" table:style-name="ce1">
            <text:p>1,10912E+11</text:p>
          </table:table-cell>
          <table:table-cell table:number-columns-repeated="3" table:style-name="ce1"/>
          <table:table-cell office:value-type="float" office:value="8192" table:style-name="ce1">
            <text:p>8192</text:p>
          </table:table-cell>
          <table:table-cell office:value-type="float" office:value="140295485318" table:style-name="ce1">
            <text:p>1,40295E+11</text:p>
          </table:table-cell>
          <table:table-cell office:value-type="float" office:value="73973725809.333328" table:style-name="ce1">
            <text:p>73973725809</text:p>
          </table:table-cell>
          <table:table-cell office:value-type="float" office:value="71933972764" table:style-name="ce1">
            <text:p>71933972764</text:p>
          </table:table-cell>
          <table:table-cell office:value-type="float" office:value="70748254444" table:style-name="ce1">
            <text:p>70748254444</text:p>
          </table:table-cell>
          <table:table-cell table:number-columns-repeated="16328"/>
        </table:table-row>
        <table:table-row table:style-name="ro1">
          <table:table-cell table:number-columns-repeated="26"/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94.234999999999999" table:style-name="ce1">
            <text:p>94,235</text:p>
          </table:table-cell>
          <table:table-cell office:value-type="float" office:value="92.06" table:style-name="ce1">
            <text:p>92,06</text:p>
          </table:table-cell>
          <table:table-cell office:value-type="float" office:value="94.05" table:style-name="ce1">
            <text:p>94,05</text:p>
          </table:table-cell>
          <table:table-cell table:number-columns-repeated="2" table:style-name="ce1"/>
          <table:table-cell office:value-type="float" office:value="93.448333333333338" table:formula="of:=([.AC71]+[.AD71]+[.AE71])/3" table:style-name="ce1">
            <text:p>93,44833333</text:p>
          </table:table-cell>
          <table:table-cell table:style-name="ce1"/>
          <table:table-cell office:value-type="float" office:value="30591154674" table:style-name="ce1">
            <text:p>30591154674</text:p>
          </table:table-cell>
          <table:table-cell office:value-type="float" office:value="30694897075" table:style-name="ce1">
            <text:p>30694897075</text:p>
          </table:table-cell>
          <table:table-cell office:value-type="float" office:value="30590932996" table:style-name="ce1">
            <text:p>30590932996</text:p>
          </table:table-cell>
          <table:table-cell table:number-columns-repeated="2" table:style-name="ce1"/>
          <table:table-cell office:value-type="float" office:value="30625661581.666668" table:formula="of:=([.AJ71]+[.AK71]+[.AL71])/3" table:style-name="ce1">
            <text:p>30625661582</text:p>
          </table:table-cell>
          <table:table-cell table:style-name="ce1"/>
          <table:table-cell office:value-type="float" office:value="77678737960" table:style-name="ce1">
            <text:p>77678737960</text:p>
          </table:table-cell>
          <table:table-cell office:value-type="float" office:value="77162712637" table:style-name="ce1">
            <text:p>77162712637</text:p>
          </table:table-cell>
          <table:table-cell office:value-type="float" office:value="77659908395" table:style-name="ce1">
            <text:p>77659908395</text:p>
          </table:table-cell>
          <table:table-cell table:number-columns-repeated="2" table:style-name="ce1"/>
          <table:table-cell office:value-type="float" office:value="77500452997.333328" table:formula="of:=([.AQ71]+[.AR71]+[.AS71])/3" table:style-name="ce1">
            <text:p>77500452997</text:p>
          </table:table-cell>
          <table:table-cell table:number-columns-repeated="3" table:style-name="ce1"/>
          <table:table-cell office:value-type="float" office:value="10240" table:style-name="ce1">
            <text:p>10240</text:p>
          </table:table-cell>
          <table:table-cell office:value-type="float" office:value="273326479755.33334" table:style-name="ce1">
            <text:p>2,73326E+11</text:p>
          </table:table-cell>
          <table:table-cell office:value-type="float" office:value="151048868304" table:style-name="ce1">
            <text:p>1,51049E+11</text:p>
          </table:table-cell>
          <table:table-cell office:value-type="float" office:value="141628193210" table:style-name="ce1">
            <text:p>1,41628E+11</text:p>
          </table:table-cell>
          <table:table-cell office:value-type="float" office:value="137143331921" table:style-name="ce1">
            <text:p>1,37143E+11</text:p>
          </table:table-cell>
          <table:table-cell table:number-columns-repeated="16328"/>
        </table:table-row>
        <table:table-row table:style-name="ro1">
          <table:table-cell table:number-columns-repeated="26"/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95.388999999999996" table:style-name="ce1">
            <text:p>95,389</text:p>
          </table:table-cell>
          <table:table-cell office:value-type="float" office:value="108.087" table:style-name="ce1">
            <text:p>108,087</text:p>
          </table:table-cell>
          <table:table-cell office:value-type="float" office:value="108.256" table:style-name="ce1">
            <text:p>108,256</text:p>
          </table:table-cell>
          <table:table-cell table:number-columns-repeated="2" table:style-name="ce1"/>
          <table:table-cell office:value-type="float" office:value="103.91066666666666" table:formula="of:=([.AC72]+[.AD72]+[.AE72])/3" table:style-name="ce1">
            <text:p>103,9106667</text:p>
          </table:table-cell>
          <table:table-cell table:style-name="ce1"/>
          <table:table-cell office:value-type="float" office:value="29651384854" table:style-name="ce1">
            <text:p>29651384854</text:p>
          </table:table-cell>
          <table:table-cell office:value-type="float" office:value="29618573564" table:style-name="ce1">
            <text:p>29618573564</text:p>
          </table:table-cell>
          <table:table-cell office:value-type="float" office:value="29617155618" table:style-name="ce1">
            <text:p>29617155618</text:p>
          </table:table-cell>
          <table:table-cell table:number-columns-repeated="2" table:style-name="ce1"/>
          <table:table-cell office:value-type="float" office:value="29629038012" table:formula="of:=([.AJ72]+[.AK72]+[.AL72])/3" table:style-name="ce1">
            <text:p>29629038012</text:p>
          </table:table-cell>
          <table:table-cell table:style-name="ce1"/>
          <table:table-cell office:value-type="float" office:value="66537389324" table:style-name="ce1">
            <text:p>66537389324</text:p>
          </table:table-cell>
          <table:table-cell office:value-type="float" office:value="67592477612" table:style-name="ce1">
            <text:p>67592477612</text:p>
          </table:table-cell>
          <table:table-cell office:value-type="float" office:value="66195456728" table:style-name="ce1">
            <text:p>66195456728</text:p>
          </table:table-cell>
          <table:table-cell table:number-columns-repeated="2" table:style-name="ce1"/>
          <table:table-cell office:value-type="float" office:value="66775107888" table:formula="of:=([.AQ72]+[.AR72]+[.AS72])/3" table:style-name="ce1">
            <text:p>66775107888</text:p>
          </table:table-cell>
          <table:table-cell table:number-columns-repeated="16336" table:style-name="ce1"/>
        </table:table-row>
        <table:table-row table:style-name="ro1">
          <table:table-cell table:number-columns-repeated="26"/>
          <table:table-cell office:value-type="float" office:value="8192" table:style-name="ce1">
            <text:p>8192</text:p>
          </table:table-cell>
          <table:table-cell office:value-type="float" office:value="128" table:style-name="ce1">
            <text:p>128</text:p>
          </table:table-cell>
          <table:table-cell office:value-type="float" office:value="264.21100000000001" table:style-name="ce1">
            <text:p>264,211</text:p>
          </table:table-cell>
          <table:table-cell office:value-type="float" office:value="265.19099999999997" table:style-name="ce1">
            <text:p>265,191</text:p>
          </table:table-cell>
          <table:table-cell office:value-type="float" office:value="265.05700000000002" table:style-name="ce1">
            <text:p>265,057</text:p>
          </table:table-cell>
          <table:table-cell table:number-columns-repeated="2" table:style-name="ce1"/>
          <table:table-cell office:value-type="float" office:value="264.81966666666671" table:formula="of:=([.AC73]+[.AD73]+[.AE73])/3" table:style-name="ce1">
            <text:p>264,8196667</text:p>
          </table:table-cell>
          <table:table-cell table:style-name="ce1"/>
          <table:table-cell office:value-type="float" office:value="73969049422" table:style-name="ce1">
            <text:p>73969049422</text:p>
          </table:table-cell>
          <table:table-cell office:value-type="float" office:value="73977119307" table:style-name="ce1">
            <text:p>73977119307</text:p>
          </table:table-cell>
          <table:table-cell office:value-type="float" office:value="73975008699" table:style-name="ce1">
            <text:p>73975008699</text:p>
          </table:table-cell>
          <table:table-cell table:number-columns-repeated="2" table:style-name="ce1"/>
          <table:table-cell office:value-type="float" office:value="73973725809.333328" table:formula="of:=([.AJ73]+[.AK73]+[.AL73])/3" table:style-name="ce1">
            <text:p>73973725809</text:p>
          </table:table-cell>
          <table:table-cell table:style-name="ce1"/>
          <table:table-cell office:value-type="float" office:value="255507861218" table:style-name="ce1">
            <text:p>2,55508E+11</text:p>
          </table:table-cell>
          <table:table-cell office:value-type="float" office:value="255150577748" table:style-name="ce1">
            <text:p>2,55151E+11</text:p>
          </table:table-cell>
          <table:table-cell office:value-type="float" office:value="255588987147" table:style-name="ce1">
            <text:p>2,55589E+11</text:p>
          </table:table-cell>
          <table:table-cell table:number-columns-repeated="2" table:style-name="ce1"/>
          <table:table-cell office:value-type="float" office:value="255415808704.33334" table:formula="of:=([.AQ73]+[.AR73]+[.AS73])/3" table:style-name="ce1">
            <text:p>2,55416E+11</text:p>
          </table:table-cell>
          <table:table-cell table:number-columns-repeated="16336" table:style-name="ce1"/>
        </table:table-row>
        <table:table-row table:style-name="ro1">
          <table:table-cell table:number-columns-repeated="26"/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15.90199999999999" table:style-name="ce1">
            <text:p>415,902</text:p>
          </table:table-cell>
          <table:table-cell table:number-columns-repeated="4" table:style-name="ce1"/>
          <table:table-cell office:value-type="float" office:value="415.90199999999999" table:formula="of:=([.AC74]+[.AD74]+[.AE74])/1" table:style-name="ce1">
            <text:p>415,902</text:p>
          </table:table-cell>
          <table:table-cell table:style-name="ce1"/>
          <table:table-cell office:value-type="float" office:value="71933972764" table:style-name="ce1">
            <text:p>71933972764</text:p>
          </table:table-cell>
          <table:table-cell table:number-columns-repeated="4" table:style-name="ce1"/>
          <table:table-cell office:value-type="float" office:value="71933972764" table:formula="of:=([.AJ74])" table:style-name="ce1">
            <text:p>71933972764</text:p>
          </table:table-cell>
          <table:table-cell table:style-name="ce1"/>
          <table:table-cell office:value-type="float" office:value="163739364909" table:style-name="ce1">
            <text:p>1,63739E+11</text:p>
          </table:table-cell>
          <table:table-cell table:number-columns-repeated="4" table:style-name="ce1"/>
          <table:table-cell office:value-type="float" office:value="163739364909" table:formula="of:=([.AQ74])" table:style-name="ce1">
            <text:p>1,63739E+11</text:p>
          </table:table-cell>
          <table:table-cell table:number-columns-repeated="16336" table:style-name="ce1"/>
        </table:table-row>
        <table:table-row table:style-name="ro1">
          <table:table-cell table:number-columns-repeated="26"/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346.24700000000001" table:style-name="ce1">
            <text:p>346,247</text:p>
          </table:table-cell>
          <table:table-cell table:number-columns-repeated="4" table:style-name="ce1"/>
          <table:table-cell office:value-type="float" office:value="346.24700000000001" table:formula="of:=([.AC75]+[.AD75]+[.AE75])/1" table:style-name="ce1">
            <text:p>346,247</text:p>
          </table:table-cell>
          <table:table-cell table:style-name="ce1"/>
          <table:table-cell office:value-type="float" office:value="70748254444" table:style-name="ce1">
            <text:p>70748254444</text:p>
          </table:table-cell>
          <table:table-cell table:number-columns-repeated="4" table:style-name="ce1"/>
          <table:table-cell office:value-type="float" office:value="70748254444" table:formula="of:=([.AJ75])" table:style-name="ce1">
            <text:p>70748254444</text:p>
          </table:table-cell>
          <table:table-cell table:style-name="ce1"/>
          <table:table-cell office:value-type="float" office:value="148048091578" table:style-name="ce1">
            <text:p>1,48048E+11</text:p>
          </table:table-cell>
          <table:table-cell table:number-columns-repeated="4" table:style-name="ce1"/>
          <table:table-cell office:value-type="float" office:value="148048091578" table:formula="of:=([.AQ75])" table:style-name="ce1">
            <text:p>1,48048E+11</text:p>
          </table:table-cell>
          <table:table-cell table:number-columns-repeated="16336" table:style-name="ce1"/>
        </table:table-row>
        <table:table-row table:style-name="ro1">
          <table:table-cell table:number-columns-repeated="26"/>
          <table:table-cell office:value-type="float" office:value="10240" table:style-name="ce1">
            <text:p>10240</text:p>
          </table:table-cell>
          <table:table-cell office:value-type="float" office:value="128" table:style-name="ce1">
            <text:p>128</text:p>
          </table:table-cell>
          <table:table-cell office:value-type="float" office:value="494.96499999999997" table:style-name="ce1">
            <text:p>494,965</text:p>
          </table:table-cell>
          <table:table-cell table:number-columns-repeated="4" table:style-name="ce1"/>
          <table:table-cell office:value-type="float" office:value="494.96499999999997" table:formula="of:=([.AC76]+[.AD76]+[.AE76])/1" table:style-name="ce1">
            <text:p>494,965</text:p>
          </table:table-cell>
          <table:table-cell table:style-name="ce1"/>
          <table:table-cell office:value-type="float" office:value="151048868304" table:style-name="ce1">
            <text:p>1,51049E+11</text:p>
          </table:table-cell>
          <table:table-cell table:number-columns-repeated="4" table:style-name="ce1"/>
          <table:table-cell office:value-type="float" office:value="151048868304" table:formula="of:=([.AJ76])" table:style-name="ce1">
            <text:p>1,51049E+11</text:p>
          </table:table-cell>
          <table:table-cell table:style-name="ce1"/>
          <table:table-cell office:value-type="float" office:value="507574589000" table:style-name="ce1">
            <text:p>5,07575E+11</text:p>
          </table:table-cell>
          <table:table-cell table:number-columns-repeated="4" table:style-name="ce1"/>
          <table:table-cell office:value-type="float" office:value="507574589000" table:formula="of:=([.AQ76])" table:style-name="ce1">
            <text:p>5,07575E+11</text:p>
          </table:table-cell>
          <table:table-cell table:number-columns-repeated="16336" table:style-name="ce1"/>
        </table:table-row>
        <table:table-row table:style-name="ro1">
          <table:table-cell table:number-columns-repeated="26"/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30.46800000000002" table:style-name="ce1">
            <text:p>430,468</text:p>
          </table:table-cell>
          <table:table-cell table:number-columns-repeated="4" table:style-name="ce1"/>
          <table:table-cell office:value-type="float" office:value="430.46800000000002" table:formula="of:=([.AC77]+[.AD77]+[.AE77])/1" table:style-name="ce1">
            <text:p>430,468</text:p>
          </table:table-cell>
          <table:table-cell table:style-name="ce1"/>
          <table:table-cell office:value-type="float" office:value="141628193210" table:style-name="ce1">
            <text:p>1,41628E+11</text:p>
          </table:table-cell>
          <table:table-cell table:number-columns-repeated="4" table:style-name="ce1"/>
          <table:table-cell office:value-type="float" office:value="141628193210" table:formula="of:=([.AJ77])" table:style-name="ce1">
            <text:p>1,41628E+11</text:p>
          </table:table-cell>
          <table:table-cell table:style-name="ce1"/>
          <table:table-cell office:value-type="float" office:value="358812186261" table:style-name="ce1">
            <text:p>3,58812E+11</text:p>
          </table:table-cell>
          <table:table-cell table:number-columns-repeated="4" table:style-name="ce1"/>
          <table:table-cell office:value-type="float" office:value="358812186261" table:formula="of:=([.AQ77])" table:style-name="ce1">
            <text:p>3,58812E+11</text:p>
          </table:table-cell>
          <table:table-cell table:number-columns-repeated="10" table:style-name="ce1"/>
          <table:table-cell table:style-name="ce1">
            <draw:frame draw:z-index="5" draw:id="id4" draw:style-name="a4" draw:name="Gráfico 6" svg:x="0.35119in" svg:y="0.06548in" svg:width="5.55882in" svg:height="3.1309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25"/>
        </table:table-row>
        <table:table-row table:style-name="ro1">
          <table:table-cell table:number-columns-repeated="26"/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437.07499999999999" table:style-name="ce1">
            <text:p>437,075</text:p>
          </table:table-cell>
          <table:table-cell table:number-columns-repeated="4" table:style-name="ce1"/>
          <table:table-cell office:value-type="float" office:value="437.07499999999999" table:formula="of:=([.AC78]+[.AD78]+[.AE78])/1" table:style-name="ce1">
            <text:p>437,075</text:p>
          </table:table-cell>
          <table:table-cell table:style-name="ce1"/>
          <table:table-cell office:value-type="float" office:value="137143331921" table:style-name="ce1">
            <text:p>1,37143E+11</text:p>
          </table:table-cell>
          <table:table-cell table:number-columns-repeated="4" table:style-name="ce1"/>
          <table:table-cell office:value-type="float" office:value="137143331921" table:formula="of:=([.AJ78])" table:style-name="ce1">
            <text:p>1,37143E+11</text:p>
          </table:table-cell>
          <table:table-cell table:style-name="ce1"/>
          <table:table-cell office:value-type="float" office:value="305790608686" table:style-name="ce1">
            <text:p>3,05791E+11</text:p>
          </table:table-cell>
          <table:table-cell table:number-columns-repeated="4" table:style-name="ce1"/>
          <table:table-cell office:value-type="float" office:value="305790608686" table:formula="of:=([.AQ78])" table:style-name="ce1">
            <text:p>3,05791E+11</text:p>
          </table:table-cell>
          <table:table-cell table:number-columns-repeated="1633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1"/>
          <table:table-cell office:value-type="string" table:style-name="ce1">
            <text:p>size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Block(128)</text:p>
          </table:table-cell>
          <table:table-cell office:value-type="string" table:style-name="ce1">
            <text:p>Block(256)</text:p>
          </table:table-cell>
          <table:table-cell office:value-type="string" table:style-name="ce1">
            <text:p>Block(512)</text:p>
          </table:table-cell>
          <table:table-cell table:number-columns-repeated="16328"/>
        </table:table-row>
        <table:table-row table:style-name="ro1">
          <table:table-cell table:number-columns-repeated="51"/>
          <table:table-cell office:value-type="float" office:value="4096" table:style-name="ce1">
            <text:p>4096</text:p>
          </table:table-cell>
          <table:table-cell office:value-type="float" office:value="16293476994.333334" table:style-name="ce1">
            <text:p>16293476994</text:p>
          </table:table-cell>
          <table:table-cell office:value-type="float" office:value="32276717688.666668" table:style-name="ce1">
            <text:p>32276717689</text:p>
          </table:table-cell>
          <table:table-cell office:value-type="float" office:value="23195859711.333332" table:style-name="ce1">
            <text:p>23195859711</text:p>
          </table:table-cell>
          <table:table-cell office:value-type="float" office:value="19265978521.666668" table:style-name="ce1">
            <text:p>19265978522</text:p>
          </table:table-cell>
          <table:table-cell table:number-columns-repeated="16328"/>
        </table:table-row>
        <table:table-row table:style-name="ro1">
          <table:table-cell table:number-columns-repeated="51"/>
          <table:table-cell office:value-type="float" office:value="6144" table:style-name="ce1">
            <text:p>6144</text:p>
          </table:table-cell>
          <table:table-cell office:value-type="float" office:value="54312684433" table:style-name="ce1">
            <text:p>54312684433</text:p>
          </table:table-cell>
          <table:table-cell office:value-type="float" office:value="110911573990" table:style-name="ce1">
            <text:p>1,10912E+11</text:p>
          </table:table-cell>
          <table:table-cell office:value-type="float" office:value="77500452997.333328" table:style-name="ce1">
            <text:p>77500452997</text:p>
          </table:table-cell>
          <table:table-cell office:value-type="float" office:value="66775107888" table:style-name="ce1">
            <text:p>66775107888</text:p>
          </table:table-cell>
          <table:table-cell table:number-columns-repeated="16328"/>
        </table:table-row>
        <table:table-row table:style-name="ro1">
          <table:table-cell table:number-columns-repeated="51"/>
          <table:table-cell office:value-type="float" office:value="8192" table:style-name="ce1">
            <text:p>8192</text:p>
          </table:table-cell>
          <table:table-cell office:value-type="float" office:value="129726676089" table:style-name="ce1">
            <text:p>1,29727E+11</text:p>
          </table:table-cell>
          <table:table-cell office:value-type="float" office:value="255415808704.33334" table:style-name="ce1">
            <text:p>2,55416E+11</text:p>
          </table:table-cell>
          <table:table-cell office:value-type="float" office:value="163739364909" table:style-name="ce1">
            <text:p>1,63739E+11</text:p>
          </table:table-cell>
          <table:table-cell office:value-type="float" office:value="148048091578" table:style-name="ce1">
            <text:p>1,48048E+11</text:p>
          </table:table-cell>
          <table:table-cell table:number-columns-repeated="16328"/>
        </table:table-row>
        <table:table-row table:style-name="ro1">
          <table:table-cell table:number-columns-repeated="51"/>
          <table:table-cell office:value-type="float" office:value="10240" table:style-name="ce1">
            <text:p>10240</text:p>
          </table:table-cell>
          <table:table-cell office:value-type="float" office:value="247256627472" table:style-name="ce1">
            <text:p>2,47257E+11</text:p>
          </table:table-cell>
          <table:table-cell office:value-type="float" office:value="507574589000" table:style-name="ce1">
            <text:p>5,07575E+11</text:p>
          </table:table-cell>
          <table:table-cell office:value-type="float" office:value="358812186261" table:style-name="ce1">
            <text:p>3,58812E+11</text:p>
          </table:table-cell>
          <table:table-cell office:value-type="float" office:value="305790608686" table:style-name="ce1">
            <text:p>3,05791E+11</text:p>
          </table:table-cell>
          <table:table-cell table:number-columns-repeated="16328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52"/>
          <table:table-cell office:value-type="string" table:style-name="ce1">
            <text:p>Size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Block(128)</text:p>
          </table:table-cell>
          <table:table-cell office:value-type="string" table:style-name="ce1">
            <text:p>Block(256)</text:p>
          </table:table-cell>
          <table:table-cell office:value-type="string" table:style-name="ce1">
            <text:p>Block(512)</text:p>
          </table:table-cell>
          <table:table-cell table:number-columns-repeated="16327" table:style-name="ce1"/>
        </table:table-row>
        <table:table-row table:style-name="ro1">
          <table:table-cell table:number-columns-repeated="52"/>
          <table:table-cell office:value-type="float" office:value="4096" table:style-name="ce1">
            <text:p>4096</text:p>
          </table:table-cell>
          <table:table-cell office:value-type="float" office:value="3359817962.9970665" table:formula="of:= [.BA108] / [.BF106]" table:style-name="ce1">
            <text:p>3359817963</text:p>
          </table:table-cell>
          <table:table-cell office:value-type="float" office:value="4156001012.1862717" table:formula="of:=[.BA108]/[.BG106]" table:style-name="ce1">
            <text:p>4156001012</text:p>
          </table:table-cell>
          <table:table-cell office:value-type="float" office:value="4472080309.9741869" table:formula="of:=[.BA108]/[.BH106]" table:style-name="ce1">
            <text:p>4472080310</text:p>
          </table:table-cell>
          <table:table-cell office:value-type="float" office:value="3976207958.0600986" table:formula="of:=[.BA108]/[.BI106]" table:style-name="ce1">
            <text:p>3976207958</text:p>
          </table:table-cell>
          <table:table-cell table:number-columns-repeated="16327" table:style-name="ce1"/>
        </table:table-row>
        <table:table-row table:style-name="ro1">
          <table:table-cell table:number-columns-repeated="52"/>
          <table:table-cell office:value-type="float" office:value="6144" table:style-name="ce1">
            <text:p>6144</text:p>
          </table:table-cell>
          <table:table-cell office:value-type="float" office:value="3375563747.8095708" table:formula="of:=[.BA111]/[.BF107]" table:style-name="ce1">
            <text:p>3375563748</text:p>
          </table:table-cell>
          <table:table-cell office:value-type="float" office:value="4325553229.4931269" table:formula="of:=[.BA111]/[.BG107]" table:style-name="ce1">
            <text:p>4325553229</text:p>
          </table:table-cell>
          <table:table-cell office:value-type="float" office:value="4963774648.7613478" table:formula="of:=[.BA111]/[.BH107]" table:style-name="ce1">
            <text:p>4963774649</text:p>
          </table:table-cell>
          <table:table-cell office:value-type="float" office:value="4463992801.2106562" table:formula="of:=[.BA111]/[.BI107]" table:style-name="ce1">
            <text:p>4463992801</text:p>
          </table:table-cell>
          <table:table-cell table:number-columns-repeated="16327" table:style-name="ce1"/>
        </table:table-row>
        <table:table-row table:style-name="ro1">
          <table:table-cell table:number-columns-repeated="52"/>
          <table:table-cell office:value-type="float" office:value="8192" table:style-name="ce1">
            <text:p>8192</text:p>
          </table:table-cell>
          <table:table-cell office:value-type="float" office:value="3323996698.0379705" table:formula="of:=[.BA114]/[.BF108]" table:style-name="ce1">
            <text:p>3323996698</text:p>
          </table:table-cell>
          <table:table-cell office:value-type="float" office:value="4151925880.79561" table:formula="of:=[.BA114]/[.BG108]" table:style-name="ce1">
            <text:p>4151925881</text:p>
          </table:table-cell>
          <table:table-cell office:value-type="float" office:value="4761810758.5772324" table:formula="of:=[.BA114]/[.BH108]" table:style-name="ce1">
            <text:p>4761810759</text:p>
          </table:table-cell>
          <table:table-cell office:value-type="float" office:value="4465076235.5561686" table:formula="of:=[.BA114]/[.BI108]" table:style-name="ce1">
            <text:p>4465076236</text:p>
          </table:table-cell>
          <table:table-cell table:number-columns-repeated="16327" table:style-name="ce1"/>
        </table:table-row>
        <table:table-row table:style-name="ro1">
          <table:table-cell table:number-columns-repeated="52"/>
          <table:table-cell office:value-type="float" office:value="10240" table:style-name="ce1">
            <text:p>10240</text:p>
          </table:table-cell>
          <table:table-cell office:value-type="float" office:value="3331374022.687645" table:formula="of:=[.BA117]/[.BF109]" table:style-name="ce1">
            <text:p>3331374023</text:p>
          </table:table-cell>
          <table:table-cell office:value-type="float" office:value="4338657577.8105526" table:formula="of:=[.BA117]/[.BG109]" table:style-name="ce1">
            <text:p>4338657578</text:p>
          </table:table-cell>
          <table:table-cell office:value-type="float" office:value="4988718436.6805429" table:formula="of:=[.BA117]/[.BH109]" table:style-name="ce1">
            <text:p>4988718437</text:p>
          </table:table-cell>
          <table:table-cell office:value-type="float" office:value="4913306979.3536577" table:formula="of:=[.BA117]/[.BI109]" table:style-name="ce1">
            <text:p>4913306979</text:p>
          </table:table-cell>
          <table:table-cell table:number-columns-repeated="16327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2"/>
          <table:table-cell table:number-columns-repeated="5" table:style-name="ce1"/>
          <table:table-cell office:value-type="string" table:style-name="ce1">
            <text:p>Line</text:p>
          </table:table-cell>
          <table:table-cell office:value-type="string" table:style-name="ce1">
            <text:p>Block(128)</text:p>
          </table:table-cell>
          <table:table-cell office:value-type="string" table:style-name="ce1">
            <text:p>Block(256)</text:p>
          </table:table-cell>
          <table:table-cell office:value-type="string" table:style-name="ce1">
            <text:p>Block(512)</text:p>
          </table:table-cell>
          <table:table-cell table:number-columns-repeated="16323"/>
        </table:table-row>
        <table:table-row table:style-name="ro1">
          <table:table-cell table:number-columns-repeated="52"/>
          <table:table-cell table:number-columns-repeated="5" table:style-name="ce1"/>
          <table:table-cell office:value-type="float" office:value="40.906666666666666" table:style-name="ce1">
            <text:p>40,90666667</text:p>
          </table:table-cell>
          <table:table-cell office:value-type="float" office:value="33.07" table:style-name="ce1">
            <text:p>33,07</text:p>
          </table:table-cell>
          <table:table-cell office:value-type="float" office:value="30.732666666666663" table:style-name="ce1">
            <text:p>30,73266667</text:p>
          </table:table-cell>
          <table:table-cell office:value-type="float" office:value="34.565333333333335" table:style-name="ce1">
            <text:p>34,56533333</text:p>
          </table:table-cell>
          <table:table-cell table:number-columns-repeated="16323"/>
        </table:table-row>
        <table:table-row table:style-name="ro1">
          <table:table-cell table:number-columns-repeated="52"/>
          <table:table-cell office:value-type="string" table:style-name="ce1">
            <text:p>Flop</text:p>
          </table:table-cell>
          <table:table-cell table:number-columns-repeated="4" table:style-name="ce1"/>
          <table:table-cell office:value-type="float" office:value="137.416" table:style-name="ce1">
            <text:p>137,416</text:p>
          </table:table-cell>
          <table:table-cell office:value-type="float" office:value="107.23633333333299" table:style-name="ce1">
            <text:p>107,2363333</text:p>
          </table:table-cell>
          <table:table-cell office:value-type="float" office:value="93.448333333333338" table:style-name="ce1">
            <text:p>93,44833333</text:p>
          </table:table-cell>
          <table:table-cell office:value-type="float" office:value="103.91066666666666" table:style-name="ce1">
            <text:p>103,9106667</text:p>
          </table:table-cell>
          <table:table-cell table:number-columns-repeated="16323"/>
        </table:table-row>
        <table:table-row table:style-name="ro1">
          <table:table-cell table:number-columns-repeated="52"/>
          <table:table-cell office:value-type="float" office:value="137438953473" table:style-name="ce1">
            <text:p>1,37439E+11</text:p>
          </table:table-cell>
          <table:table-cell table:number-columns-repeated="4" table:style-name="ce1"/>
          <table:table-cell office:value-type="float" office:value="330.78000000000003" table:style-name="ce1">
            <text:p>330,78</text:p>
          </table:table-cell>
          <table:table-cell office:value-type="float" office:value="264.81966666666671" table:style-name="ce1">
            <text:p>264,8196667</text:p>
          </table:table-cell>
          <table:table-cell office:value-type="float" office:value="230.90199999999999" table:style-name="ce1">
            <text:p>230,902</text:p>
          </table:table-cell>
          <table:table-cell office:value-type="float" office:value="246.24700000000001" table:style-name="ce1">
            <text:p>246,247</text:p>
          </table:table-cell>
          <table:table-cell table:number-columns-repeated="16323"/>
        </table:table-row>
        <table:table-row table:style-name="ro1">
          <table:table-cell table:number-columns-repeated="52"/>
          <table:table-cell table:number-columns-repeated="5" table:style-name="ce1"/>
          <table:table-cell office:value-type="float" office:value="644.62399999999991" table:style-name="ce1">
            <text:p>644,624</text:p>
          </table:table-cell>
          <table:table-cell office:value-type="float" office:value="494.96499999999997" table:style-name="ce1">
            <text:p>494,965</text:p>
          </table:table-cell>
          <table:table-cell office:value-type="float" office:value="430.46800000000002" table:style-name="ce1">
            <text:p>430,468</text:p>
          </table:table-cell>
          <table:table-cell office:value-type="float" office:value="437.07499999999999" table:style-name="ce1">
            <text:p>437,075</text:p>
          </table:table-cell>
          <table:table-cell table:number-columns-repeated="1632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2"/>
          <table:table-cell office:value-type="float" office:value="463856467969" table:style-name="ce1">
            <text:p>4,63856E+11</text:p>
          </table:table-cell>
          <table:table-cell table:number-columns-repeated="16331" table:style-name="ce1"/>
        </table:table-row>
        <table:table-row table:style-name="ro1">
          <table:table-cell table:number-columns-repeated="52"/>
          <table:table-cell table:number-columns-repeated="6" table:style-name="ce1"/>
          <table:table-cell table:style-name="ce1">
            <draw:frame draw:z-index="6" draw:id="id5" draw:style-name="a5" draw:name="Gráfico 7" svg:x="0.17647in" svg:y="0.01471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2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2"/>
          <table:table-cell office:value-type="float" office:value="1099511627777" table:style-name="ce1">
            <text:p>1,09951E+12</text:p>
          </table:table-cell>
          <table:table-cell table:number-columns-repeated="1633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2"/>
          <table:table-cell office:value-type="float" office:value="2147483648001" table:style-name="ce1">
            <text:p>2,14748E+12</text:p>
          </table:table-cell>
          <table:table-cell table:number-columns-repeated="16331"/>
        </table:table-row>
        <table:table-row table:number-rows-repeated="10484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João Lourenço</dc:creator>
    <meta:creation-date>2024-02-24T16:20:41Z</meta:creation-date>
    <dc:date>2024-03-16T21:54:23Z</dc:date>
    <meta:editing-cycles>16</meta:editing-cycles>
    <meta:editing-duration>PT963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7.1800787401575pt" svg:width="359.8523622047244pt" chart:style-name="Crt0">
        <chart:title chart:style-name="CT00">
          <text:p text:style-name="a0" text:class-names="" text:cond-style-name="">Time Compariso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trixes Size</text:p>
            </chart:title>
            <chart:categories table:cell-range-address="Sheet1.$AW$4:.$AW$10"/>
          </chart:axis>
          <chart:series chart:label-cell-address="Sheet1.$AX$3" chart:values-cell-range-address="Sheet1.$AX$4:.$AX$10" chart:class="chart:line" chart:attached-axis="primary-y" chart:style-name="G0S0">
            <chart:data-point chart:repeated="7"/>
          </chart:series>
          <chart:series chart:label-cell-address="Sheet1.$AY$3" chart:values-cell-range-address="Sheet1.$AY$4:.$AY$10" chart:class="chart:line" chart:attached-axis="primary-y" chart:style-name="G0S1">
            <chart:data-point chart:repeated="7"/>
          </chart:series>
          <chart:series chart:label-cell-address="Sheet1.$AZ$3" chart:values-cell-range-address="Sheet1.$AZ$4:.$AZ$10" chart:class="chart:line" chart:attached-axis="primary-y" chart:style-name="G0S2">
            <chart:data-point chart:repeated="7"/>
          </chart:series>
          <chart:series chart:label-cell-address="Sheet1.$BA$3" chart:values-cell-range-address="Sheet1.$BA$4:.$BA$10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ache Misses Compariso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ache Miss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trixes <text:s text:c="1"/>Size</text:p>
            </chart:title>
            <chart:grid chart:class="major" chart:style-name="GMa1"/>
          </chart:axis>
          <chart:series chart:label-cell-address="Sheet1.$AX$14" chart:values-cell-range-address="Sheet1.$AX$15:.$AX$21" chart:class="chart:scatter" chart:attached-axis="primary-y" chart:style-name="G0S0">
            <chart:domain table:cell-range-address="Sheet1.$AW$15:.$AW$21"/>
            <chart:data-point chart:repeated="7"/>
          </chart:series>
          <chart:series chart:label-cell-address="Sheet1.$AY$14" chart:values-cell-range-address="Sheet1.$AY$15:.$AY$21" chart:class="chart:scatter" chart:attached-axis="primary-y" chart:style-name="G0S1">
            <chart:domain table:cell-range-address="Sheet1.$AW$15:.$AW$21"/>
            <chart:data-point chart:repeated="7"/>
          </chart:series>
          <chart:series chart:label-cell-address="Sheet1.$AZ$14" chart:values-cell-range-address="Sheet1.$AZ$15:.$AZ$21" chart:class="chart:scatter" chart:attached-axis="primary-y" chart:style-name="G0S2">
            <chart:domain table:cell-range-address="Sheet1.$AW$15:.$AW$21"/>
            <chart:data-point chart:repeated="7"/>
          </chart:series>
          <chart:series chart:label-cell-address="Sheet1.$BA$14" chart:values-cell-range-address="Sheet1.$BA$15:.$BA$21" chart:class="chart:scatter" chart:attached-axis="primary-y" chart:style-name="G0S3">
            <chart:domain table:cell-range-address="Sheet1.$AW$15:.$AW$21"/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4.4570078740157pt" svg:width="361.2002362204724pt" chart:style-name="Crt0">
        <chart:title chart:style-name="CT00">
          <text:p text:style-name="a0" text:class-names="" text:cond-style-name="">FLOPS Compariso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L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trixes Size</text:p>
            </chart:title>
            <chart:categories table:cell-range-address="Sheet1.$AW$27:.$AW$33"/>
          </chart:axis>
          <chart:series chart:label-cell-address="Sheet1.$AY$26" chart:values-cell-range-address="Sheet1.$AY$27:.$AY$33" chart:class="chart:line" chart:attached-axis="primary-y" chart:style-name="G0S0">
            <chart:data-point chart:repeated="7"/>
          </chart:series>
          <chart:series chart:label-cell-address="Sheet1.$BA$26" chart:values-cell-range-address="Sheet1.$BA$27:.$BA$33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25.4285826771654pt" svg:width="400.2352755905512pt" chart:style-name="Crt0">
        <chart:title chart:style-name="CT00">
          <text:p text:style-name="a0" text:class-names="" text:cond-style-name="">L1 Cache Misses Comparis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atrixes Size</text:p>
            </chart:title>
            <chart:categories table:cell-range-address="Sheet1.$AZ$68:.$AZ$71"/>
          </chart:axis>
          <chart:axis chart:dimension="y" chart:name="primary-y" chart:style-name="Axs1">
            <chart:title chart:style-name="AT01">
              <text:p text:style-name="a2" text:class-names="" text:cond-style-name="">Cache Misses</text:p>
            </chart:title>
            <chart:grid chart:class="major" chart:style-name="GMa1"/>
          </chart:axis>
          <chart:series chart:label-cell-address="Sheet1.$BA$66" chart:values-cell-range-address="Sheet1.$BA$68:.$BA$71" chart:class="chart:line" chart:attached-axis="primary-y" chart:style-name="G0S0">
            <chart:data-point chart:repeated="4"/>
          </chart:series>
          <chart:series chart:label-cell-address="Sheet1.$BB$66" chart:values-cell-range-address="Sheet1.$BB$68:.$BB$71" chart:class="chart:line" chart:attached-axis="primary-y" chart:style-name="G0S1">
            <chart:data-point chart:repeated="4"/>
          </chart:series>
          <chart:series chart:label-cell-address="Sheet1.$BC$66" chart:values-cell-range-address="Sheet1.$BC$68:.$BC$71" chart:class="chart:line" chart:attached-axis="primary-y" chart:style-name="G0S2">
            <chart:data-point chart:repeated="4"/>
          </chart:series>
          <chart:series chart:label-cell-address="Sheet1.$BD$66" chart:values-cell-range-address="Sheet1.$BD$68:.$BD$71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25.4285826771654pt" svg:width="400.2352755905512pt" chart:style-name="Crt0">
        <chart:title chart:style-name="CT00">
          <text:p text:style-name="a0" text:class-names="" text:cond-style-name="">L2 Cache Misses Comparis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atrixes Size</text:p>
            </chart:title>
            <chart:categories table:cell-range-address="Sheet1.$AZ$82:.$AZ$85"/>
          </chart:axis>
          <chart:axis chart:dimension="y" chart:name="primary-y" chart:style-name="Axs1">
            <chart:title chart:style-name="AT01">
              <text:p text:style-name="a2" text:class-names="" text:cond-style-name="">Cache Misses</text:p>
            </chart:title>
            <chart:grid chart:class="major" chart:style-name="GMa1"/>
          </chart:axis>
          <chart:series chart:label-cell-address="Sheet1.$BA$81" chart:values-cell-range-address="Sheet1.$BA$82:.$BA$85" chart:class="chart:line" chart:attached-axis="primary-y" chart:style-name="G0S0">
            <chart:data-point chart:repeated="4"/>
          </chart:series>
          <chart:series chart:label-cell-address="Sheet1.$BB$81" chart:values-cell-range-address="Sheet1.$BB$82:.$BB$85" chart:class="chart:line" chart:attached-axis="primary-y" chart:style-name="G0S1">
            <chart:data-point chart:repeated="4"/>
          </chart:series>
          <chart:series chart:label-cell-address="Sheet1.$BC$81" chart:values-cell-range-address="Sheet1.$BC$82:.$BC$85" chart:class="chart:line" chart:attached-axis="primary-y" chart:style-name="G0S2">
            <chart:data-point chart:repeated="4"/>
          </chart:series>
          <chart:series chart:label-cell-address="Sheet1.$BD$81" chart:values-cell-range-address="Sheet1.$BD$82:.$BD$8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LOPS Comparis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atrixes Size</text:p>
            </chart:title>
            <chart:categories table:cell-range-address="Sheet1.$BA$98:.$BA$101"/>
          </chart:axis>
          <chart:axis chart:dimension="y" chart:name="primary-y" chart:style-name="Axs1">
            <chart:title chart:style-name="AT01">
              <text:p text:style-name="a2" text:class-names="" text:cond-style-name="">FLOPS</text:p>
            </chart:title>
            <chart:grid chart:class="major" chart:style-name="GMa1"/>
          </chart:axis>
          <chart:series chart:label-cell-address="Sheet1.$BB$97" chart:values-cell-range-address="Sheet1.$BB$98:.$BB$101" chart:class="chart:line" chart:attached-axis="primary-y" chart:style-name="G0S0">
            <chart:data-point chart:repeated="4"/>
          </chart:series>
          <chart:series chart:label-cell-address="Sheet1.$BC$97" chart:values-cell-range-address="Sheet1.$BC$98:.$BC$101" chart:class="chart:line" chart:attached-axis="primary-y" chart:style-name="G0S1">
            <chart:data-point chart:repeated="4"/>
          </chart:series>
          <chart:series chart:label-cell-address="Sheet1.$BD$97" chart:values-cell-range-address="Sheet1.$BD$98:.$BD$101" chart:class="chart:line" chart:attached-axis="primary-y" chart:style-name="G0S2">
            <chart:data-point chart:repeated="4"/>
          </chart:series>
          <chart:series chart:label-cell-address="Sheet1.$BE$97" chart:values-cell-range-address="Sheet1.$BE$98:.$BE$101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